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8.54mm"/>
    </style:style>
    <style:style style:name="co3" style:family="table-column">
      <style:table-column-properties fo:break-before="auto" style:column-width="36.02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32.49mm"/>
    </style:style>
    <style:style style:name="co6" style:family="table-column">
      <style:table-column-properties fo:break-before="auto" style:column-width="28.13mm"/>
    </style:style>
    <style:style style:name="co7" style:family="table-column">
      <style:table-column-properties fo:break-before="auto" style:column-width="10.07mm"/>
    </style:style>
    <style:style style:name="co8" style:family="table-column">
      <style:table-column-properties fo:break-before="auto" style:column-width="15.06mm"/>
    </style:style>
    <style:style style:name="co9" style:family="table-column">
      <style:table-column-properties fo:break-before="auto" style:column-width="10.34mm"/>
    </style:style>
    <style:style style:name="co10" style:family="table-column">
      <style:table-column-properties fo:break-before="auto" style:column-width="26.41mm"/>
    </style:style>
    <style:style style:name="co11" style:family="table-column">
      <style:table-column-properties fo:break-before="auto" style:column-width="30.5mm"/>
    </style:style>
    <style:style style:name="co12" style:family="table-column">
      <style:table-column-properties fo:break-before="auto" style:column-width="27.5mm"/>
    </style:style>
    <style:style style:name="co13" style:family="table-column">
      <style:table-column-properties fo:break-before="auto" style:column-width="17.52mm"/>
    </style:style>
    <style:style style:name="co14" style:family="table-column">
      <style:table-column-properties fo:break-before="auto" style:column-width="37.69mm"/>
    </style:style>
    <style:style style:name="co15" style:family="table-column">
      <style:table-column-properties fo:break-before="auto" style:column-width="24.68mm"/>
    </style:style>
    <style:style style:name="co16" style:family="table-column">
      <style:table-column-properties fo:break-before="auto" style:column-width="32.54mm"/>
    </style:style>
    <style:style style:name="co17" style:family="table-column">
      <style:table-column-properties fo:break-before="auto" style:column-width="28.01mm"/>
    </style:style>
    <style:style style:name="co18" style:family="table-column">
      <style:table-column-properties fo:break-before="auto" style:column-width="3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111111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7" style:family="table-cell" style:parent-style-name="Default" style:data-style-name="N109">
      <style:text-properties style:text-underline-style="none" fo:font-weight="normal" style:font-weight-asian="normal" style:font-weight-complex="normal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transparent"/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 style:data-style-name="N109">
      <style:text-properties style:text-underline-style="none" fo:font-weight="bold" style:font-weight-asian="bold" style:font-weight-complex="bold"/>
    </style:style>
    <style:style style:name="ce11" style:family="table-cell" style:parent-style-name="Default" style:data-style-name="N109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 style:data-style-name="N109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fo:background-color="transparent"/>
      <style:text-properties style:use-window-font-color="true" style:text-underline-style="none"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style:use-window-font-color="true" style:text-underline-style="none" fo:font-weight="normal" style:font-weight-asian="normal" style:font-weight-complex="normal"/>
    </style:style>
    <style:style style:name="ce16" style:family="table-cell" style:parent-style-name="Default">
      <style:text-properties style:text-underline-style="none" fo:font-weight="normal" style:font-weight-asian="normal" style:font-weight-complex="normal"/>
    </style:style>
    <style:style style:name="ce17" style:family="table-cell" style:parent-style-name="Default">
      <style:text-properties style:text-underline-style="none" fo:font-weight="bold" style:font-weight-asian="bold" style:font-weight-complex="bold"/>
    </style:style>
    <style:style style:name="ce18" style:family="table-cell" style:parent-style-name="Default" style:data-style-name="N109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transparent"/>
      <style:text-properties fo:color="#666666"/>
    </style:style>
    <style:style style:name="ce20" style:family="table-cell" style:parent-style-name="Default" style:data-style-name="N109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 style:data-style-name="N110">
      <style:text-properties fo:font-weight="bold" style:font-weight-asian="bold" style:font-weight-complex="bold"/>
    </style:style>
    <style:style style:name="ce23" style:family="table-cell" style:parent-style-name="Default" style:data-style-name="N110"/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mod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3br</text:p>
          </table:table-cell>
          <table:table-cell office:value-type="string" calcext:value-type="string">
            <text:p>* Conv1D (64) → * MaxPool → ReLU →LSTM (300) (regularizada) → ReLU → Dense (1) (regularizada) </text:p>
          </table:table-cell>
        </table:table-row>
        <table:table-row table:style-name="ro1">
          <table:table-cell office:value-type="string" calcext:value-type="string">
            <text:p>m3brl</text:p>
          </table:table-cell>
          <table:table-cell office:value-type="string" calcext:value-type="string">
            <text:p>* Conv1D (64) → * MaxPool →LSTM (300) (regularizada) → Dense (1) (regularizada) </text:p>
          </table:table-cell>
        </table:table-row>
        <table:table-row table:style-name="ro1">
          <table:table-cell/>
          <table:table-cell table:style-name="ce1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Camada congelável</text:p>
          </table:table-cell>
        </table:table-row>
      </table:table>
      <table:table table:name="auc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default-cell-style-name="Default"/>
        <table:table-column table:style-name="co11" table:default-cell-style-name="Default"/>
        <table:table-column table:style-name="co6" table:default-cell-style-name="Default"/>
        <table:table-column table:style-name="co8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number-columns-repeated="992" table:default-cell-style-name="Default"/>
        <table:table-row table:style-name="ro1">
          <table:table-cell table:style-name="ce2" office:value-type="string" calcext:value-type="string">
            <text:p>Model</text:p>
          </table:table-cell>
          <table:table-cell office:value-type="string" calcext:value-type="string">
            <text:p>m3br</text:p>
          </table:table-cell>
          <table:table-cell table:number-columns-repeated="3"/>
          <table:table-cell office:value-type="string" calcext:value-type="string">
            <text:p>m3brl</text:p>
          </table:table-cell>
          <table:table-cell table:number-columns-repeated="3"/>
          <table:table-cell office:value-type="string" calcext:value-type="string">
            <text:p>M3brl – val</text:p>
          </table:table-cell>
          <table:table-cell table:number-columns-repeated="3"/>
          <table:table-cell office:value-type="string" calcext:value-type="string">
            <text:p>M3br</text:p>
          </table:table-cell>
          <table:table-cell table:number-columns-repeated="3"/>
          <table:table-cell office:value-type="string" calcext:value-type="string">
            <text:p>M3br</text:p>
          </table:table-cell>
          <table:table-cell table:number-columns-repeated="3"/>
          <table:table-cell office:value-type="string" calcext:value-type="string">
            <text:p>m3brl2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5 minutes</text:p>
          </table:table-cell>
          <table:table-cell table:style-name="ce2" office:value-type="string" calcext:value-type="string">
            <text:p>Fine Tunning</text:p>
          </table:table-cell>
          <table:table-cell table:style-name="ce2" office:value-type="string" calcext:value-type="string">
            <text:p>Focused Training</text:p>
          </table:table-cell>
          <table:table-cell table:style-name="ce2" office:value-type="string" calcext:value-type="string">
            <text:p>Mixed Training</text:p>
          </table:table-cell>
          <table:table-cell/>
          <table:table-cell table:style-name="ce2" office:value-type="string" calcext:value-type="string">
            <text:p>Fine Tunning</text:p>
          </table:table-cell>
          <table:table-cell table:style-name="ce2" office:value-type="string" calcext:value-type="string">
            <text:p>Focused Training</text:p>
          </table:table-cell>
          <table:table-cell table:style-name="ce2" office:value-type="string" calcext:value-type="string">
            <text:p>Mixed Training</text:p>
          </table:table-cell>
          <table:table-cell/>
          <table:table-cell table:style-name="ce2" office:value-type="string" calcext:value-type="string">
            <text:p>Fine Tunning</text:p>
          </table:table-cell>
          <table:table-cell table:style-name="ce2" office:value-type="string" calcext:value-type="string">
            <text:p>Focused Training</text:p>
          </table:table-cell>
          <table:table-cell table:style-name="ce2" office:value-type="string" calcext:value-type="string">
            <text:p>Mixed Training</text:p>
          </table:table-cell>
          <table:table-cell/>
          <table:table-cell table:style-name="ce2" office:value-type="string" calcext:value-type="string">
            <text:p>Fine Tunning</text:p>
          </table:table-cell>
          <table:table-cell table:style-name="ce2" office:value-type="string" calcext:value-type="string">
            <text:p>Focused Training</text:p>
          </table:table-cell>
          <table:table-cell table:style-name="ce2" office:value-type="string" calcext:value-type="string">
            <text:p>Mixed Training</text:p>
          </table:table-cell>
          <table:table-cell/>
          <table:table-cell table:style-name="ce2" office:value-type="string" calcext:value-type="string">
            <text:p>Fine Tunning</text:p>
          </table:table-cell>
          <table:table-cell table:style-name="ce2" office:value-type="string" calcext:value-type="string">
            <text:p>Focused Training</text:p>
          </table:table-cell>
          <table:table-cell table:style-name="ce2" office:value-type="string" calcext:value-type="string">
            <text:p>Mixed Training</text:p>
          </table:table-cell>
          <table:table-cell/>
          <table:table-cell table:style-name="ce2" office:value-type="string" calcext:value-type="string">
            <text:p>Fine Tunning</text:p>
          </table:table-cell>
          <table:table-cell table:style-name="ce2" office:value-type="string" calcext:value-type="string">
            <text:p>Focused Training</text:p>
          </table:table-cell>
          <table:table-cell table:style-name="ce2" office:value-type="string" calcext:value-type="string">
            <text:p>Mixed Training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ronary</text:p>
          </table:table-cell>
          <table:table-cell office:value-type="float" office:value="0.783274" calcext:value-type="float">
            <text:p>0,783274</text:p>
          </table:table-cell>
          <table:table-cell office:value-type="float" office:value="0.767291" calcext:value-type="float">
            <text:p>0,767291</text:p>
          </table:table-cell>
          <table:table-cell office:value-type="float" office:value="0.801767" calcext:value-type="float">
            <text:p>0,801767</text:p>
          </table:table-cell>
          <table:table-cell/>
          <table:table-cell office:value-type="float" office:value="0.847882" calcext:value-type="float">
            <text:p>0,847882</text:p>
          </table:table-cell>
          <table:table-cell office:value-type="float" office:value="0.77298" calcext:value-type="float">
            <text:p>0,77298</text:p>
          </table:table-cell>
          <table:table-cell office:value-type="float" office:value="0.804397" calcext:value-type="float">
            <text:p>0,804397</text:p>
          </table:table-cell>
          <table:table-cell/>
          <table:table-cell office:value-type="float" office:value="0.809398" calcext:value-type="float">
            <text:p>0,809398</text:p>
          </table:table-cell>
          <table:table-cell office:value-type="float" office:value="0.766657" calcext:value-type="float">
            <text:p>0,766657</text:p>
          </table:table-cell>
          <table:table-cell office:value-type="float" office:value="0.783942" calcext:value-type="float">
            <text:p>0,783942</text:p>
          </table:table-cell>
          <table:table-cell/>
          <table:table-cell office:value-type="float" office:value="0.789316" calcext:value-type="float">
            <text:p>0,789316</text:p>
          </table:table-cell>
          <table:table-cell office:value-type="float" office:value="0.740122" calcext:value-type="float">
            <text:p>0,740122</text:p>
          </table:table-cell>
          <table:table-cell office:value-type="float" office:value="0.782361" calcext:value-type="float">
            <text:p>0,782361</text:p>
          </table:table-cell>
          <table:table-cell/>
          <table:table-cell office:value-type="float" office:value="0.829214" calcext:value-type="float">
            <text:p>0,829214</text:p>
          </table:table-cell>
          <table:table-cell office:value-type="float" office:value="0.760118" calcext:value-type="float">
            <text:p>0,760118</text:p>
          </table:table-cell>
          <table:table-cell office:value-type="float" office:value="0.788473" calcext:value-type="float">
            <text:p>0,788473</text:p>
          </table:table-cell>
          <table:table-cell/>
          <table:table-cell office:value-type="float" office:value="0.853156" calcext:value-type="float">
            <text:p>0,853156</text:p>
          </table:table-cell>
          <table:table-cell office:value-type="float" office:value="0.781051" calcext:value-type="float">
            <text:p>0,781051</text:p>
          </table:table-cell>
          <table:table-cell office:value-type="float" office:value="0.802035" calcext:value-type="float">
            <text:p>0,80203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ardiac</text:p>
          </table:table-cell>
          <table:table-cell office:value-type="float" office:value="0.813176" calcext:value-type="float">
            <text:p>0,813176</text:p>
          </table:table-cell>
          <table:table-cell office:value-type="float" office:value="0.845339" calcext:value-type="float">
            <text:p>0,845339</text:p>
          </table:table-cell>
          <table:table-cell office:value-type="float" office:value="0.853079" calcext:value-type="float">
            <text:p>0,853079</text:p>
          </table:table-cell>
          <table:table-cell/>
          <table:table-cell office:value-type="float" office:value="0.854015" calcext:value-type="float">
            <text:p>0,854015</text:p>
          </table:table-cell>
          <table:table-cell office:value-type="float" office:value="0.80389" calcext:value-type="float">
            <text:p>0,80389</text:p>
          </table:table-cell>
          <table:table-cell office:value-type="float" office:value="0.846033" calcext:value-type="float">
            <text:p>0,846033</text:p>
          </table:table-cell>
          <table:table-cell/>
          <table:table-cell office:value-type="float" office:value="0.788718" calcext:value-type="float">
            <text:p>0,788718</text:p>
          </table:table-cell>
          <table:table-cell office:value-type="float" office:value="0.701174" calcext:value-type="float">
            <text:p>0,701174</text:p>
          </table:table-cell>
          <table:table-cell office:value-type="float" office:value="0.844598" calcext:value-type="float">
            <text:p>0,844598</text:p>
          </table:table-cell>
          <table:table-cell/>
          <table:table-cell office:value-type="float" office:value="0.78982" calcext:value-type="float">
            <text:p>0,78982</text:p>
          </table:table-cell>
          <table:table-cell office:value-type="float" office:value="0.743296" calcext:value-type="float">
            <text:p>0,743296</text:p>
          </table:table-cell>
          <table:table-cell office:value-type="float" office:value="0.810603" calcext:value-type="float">
            <text:p>0,810603</text:p>
          </table:table-cell>
          <table:table-cell/>
          <table:table-cell office:value-type="float" office:value="0.822111" calcext:value-type="float">
            <text:p>0,822111</text:p>
          </table:table-cell>
          <table:table-cell office:value-type="float" office:value="0.790037" calcext:value-type="float">
            <text:p>0,790037</text:p>
          </table:table-cell>
          <table:table-cell office:value-type="float" office:value="0.847871" calcext:value-type="float">
            <text:p>0,847871</text:p>
          </table:table-cell>
          <table:table-cell/>
          <table:table-cell office:value-type="float" office:value="0.878093" calcext:value-type="float">
            <text:p>0,878093</text:p>
          </table:table-cell>
          <table:table-cell office:value-type="float" office:value="0.782497" calcext:value-type="float">
            <text:p>0,782497</text:p>
          </table:table-cell>
          <table:table-cell office:value-type="float" office:value="0.829972" calcext:value-type="float">
            <text:p>0,8299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dical</text:p>
          </table:table-cell>
          <table:table-cell office:value-type="float" office:value="0.722141" calcext:value-type="float">
            <text:p>0,722141</text:p>
          </table:table-cell>
          <table:table-cell office:value-type="float" office:value="0.743928" calcext:value-type="float">
            <text:p>0,743928</text:p>
          </table:table-cell>
          <table:table-cell office:value-type="float" office:value="0.772287" calcext:value-type="float">
            <text:p>0,772287</text:p>
          </table:table-cell>
          <table:table-cell/>
          <table:table-cell office:value-type="float" office:value="0.746965" calcext:value-type="float">
            <text:p>0,746965</text:p>
          </table:table-cell>
          <table:table-cell office:value-type="float" office:value="0.728207" calcext:value-type="float">
            <text:p>0,728207</text:p>
          </table:table-cell>
          <table:table-cell office:value-type="float" office:value="0.73665" calcext:value-type="float">
            <text:p>0,73665</text:p>
          </table:table-cell>
          <table:table-cell/>
          <table:table-cell office:value-type="float" office:value="0.707036" calcext:value-type="float">
            <text:p>0,707036</text:p>
          </table:table-cell>
          <table:table-cell office:value-type="float" office:value="0.721234" calcext:value-type="float">
            <text:p>0,721234</text:p>
          </table:table-cell>
          <table:table-cell office:value-type="float" office:value="0.74389" calcext:value-type="float">
            <text:p>0,74389</text:p>
          </table:table-cell>
          <table:table-cell/>
          <table:table-cell office:value-type="float" office:value="0.739942" calcext:value-type="float">
            <text:p>0,739942</text:p>
          </table:table-cell>
          <table:table-cell office:value-type="float" office:value="0.720182" calcext:value-type="float">
            <text:p>0,720182</text:p>
          </table:table-cell>
          <table:table-cell office:value-type="float" office:value="0.734956" calcext:value-type="float">
            <text:p>0,734956</text:p>
          </table:table-cell>
          <table:table-cell/>
          <table:table-cell office:value-type="float" office:value="0.747778" calcext:value-type="float">
            <text:p>0,747778</text:p>
          </table:table-cell>
          <table:table-cell office:value-type="float" office:value="0.733578" calcext:value-type="float">
            <text:p>0,733578</text:p>
          </table:table-cell>
          <table:table-cell office:value-type="float" office:value="0.743598" calcext:value-type="float">
            <text:p>0,743598</text:p>
          </table:table-cell>
          <table:table-cell/>
          <table:table-cell office:value-type="float" office:value="0.752247" calcext:value-type="float">
            <text:p>0,752247</text:p>
          </table:table-cell>
          <table:table-cell office:value-type="float" office:value="0.732614" calcext:value-type="float">
            <text:p>0,732614</text:p>
          </table:table-cell>
          <table:table-cell office:value-type="float" office:value="0.748498" calcext:value-type="float">
            <text:p>0,7484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urgical</text:p>
          </table:table-cell>
          <table:table-cell office:value-type="float" office:value="0.78006" calcext:value-type="float">
            <text:p>0,78006</text:p>
          </table:table-cell>
          <table:table-cell office:value-type="float" office:value="0.765604" calcext:value-type="float">
            <text:p>0,765604</text:p>
          </table:table-cell>
          <table:table-cell office:value-type="float" office:value="0.792111" calcext:value-type="float">
            <text:p>0,792111</text:p>
          </table:table-cell>
          <table:table-cell/>
          <table:table-cell office:value-type="float" office:value="0.779824" calcext:value-type="float">
            <text:p>0,779824</text:p>
          </table:table-cell>
          <table:table-cell office:value-type="float" office:value="0.777013" calcext:value-type="float">
            <text:p>0,777013</text:p>
          </table:table-cell>
          <table:table-cell office:value-type="float" office:value="0.77774" calcext:value-type="float">
            <text:p>0,77774</text:p>
          </table:table-cell>
          <table:table-cell/>
          <table:table-cell office:value-type="float" office:value="0.755386" calcext:value-type="float">
            <text:p>0,755386</text:p>
          </table:table-cell>
          <table:table-cell office:value-type="float" office:value="0.7539" calcext:value-type="float">
            <text:p>0,7539</text:p>
          </table:table-cell>
          <table:table-cell office:value-type="float" office:value="0.771281" calcext:value-type="float">
            <text:p>0,771281</text:p>
          </table:table-cell>
          <table:table-cell/>
          <table:table-cell office:value-type="float" office:value="0.758953" calcext:value-type="float">
            <text:p>0,758953</text:p>
          </table:table-cell>
          <table:table-cell office:value-type="float" office:value="0.758716" calcext:value-type="float">
            <text:p>0,758716</text:p>
          </table:table-cell>
          <table:table-cell office:value-type="float" office:value="0.774881" calcext:value-type="float">
            <text:p>0,774881</text:p>
          </table:table-cell>
          <table:table-cell/>
          <table:table-cell office:value-type="float" office:value="0.749171" calcext:value-type="float">
            <text:p>0,749171</text:p>
          </table:table-cell>
          <table:table-cell office:value-type="float" office:value="0.752776" calcext:value-type="float">
            <text:p>0,752776</text:p>
          </table:table-cell>
          <table:table-cell office:value-type="float" office:value="0.758289" calcext:value-type="float">
            <text:p>0,758289</text:p>
          </table:table-cell>
          <table:table-cell/>
          <table:table-cell office:value-type="float" office:value="0.74475" calcext:value-type="float">
            <text:p>0,74475</text:p>
          </table:table-cell>
          <table:table-cell office:value-type="float" office:value="0.716451" calcext:value-type="float">
            <text:p>0,716451</text:p>
          </table:table-cell>
          <table:table-cell office:value-type="float" office:value="0.747728" calcext:value-type="float">
            <text:p>0,747728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15 minu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ronary</text:p>
          </table:table-cell>
          <table:table-cell office:value-type="float" office:value="0.790247" calcext:value-type="float">
            <text:p>0,790247</text:p>
          </table:table-cell>
          <table:table-cell office:value-type="float" office:value="0.773623" calcext:value-type="float">
            <text:p>0,773623</text:p>
          </table:table-cell>
          <table:table-cell office:value-type="float" office:value="0.773949" calcext:value-type="float">
            <text:p>0,773949</text:p>
          </table:table-cell>
          <table:table-cell/>
          <table:table-cell office:value-type="float" office:value="0.824089" calcext:value-type="float">
            <text:p>0,824089</text:p>
          </table:table-cell>
          <table:table-cell office:value-type="float" office:value="0.780941" calcext:value-type="float">
            <text:p>0,780941</text:p>
          </table:table-cell>
          <table:table-cell office:value-type="float" office:value="0.786748" calcext:value-type="float">
            <text:p>0,786748</text:p>
          </table:table-cell>
          <table:table-cell/>
          <table:table-cell office:value-type="float" office:value="0.805155" calcext:value-type="float">
            <text:p>0,805155</text:p>
          </table:table-cell>
          <table:table-cell office:value-type="float" office:value="0.73041" calcext:value-type="float">
            <text:p>0,73041</text:p>
          </table:table-cell>
          <table:table-cell office:value-type="float" office:value="0.819487" calcext:value-type="float">
            <text:p>0,819487</text:p>
          </table:table-cell>
          <table:table-cell/>
          <table:table-cell office:value-type="float" office:value="0.770734" calcext:value-type="float">
            <text:p>0,770734</text:p>
          </table:table-cell>
          <table:table-cell office:value-type="float" office:value="0.750129" calcext:value-type="float">
            <text:p>0,750129</text:p>
          </table:table-cell>
          <table:table-cell office:value-type="float" office:value="0.796777" calcext:value-type="float">
            <text:p>0,796777</text:p>
          </table:table-cell>
          <table:table-cell/>
          <table:table-cell office:value-type="float" office:value="0.815224" calcext:value-type="float">
            <text:p>0,815224</text:p>
          </table:table-cell>
          <table:table-cell office:value-type="float" office:value="0.758672" calcext:value-type="float">
            <text:p>0,758672</text:p>
          </table:table-cell>
          <table:table-cell office:value-type="float" office:value="0.827389" calcext:value-type="float">
            <text:p>0,827389</text:p>
          </table:table-cell>
          <table:table-cell/>
          <table:table-cell office:value-type="float" office:value="0.857457" calcext:value-type="float">
            <text:p>0,857457</text:p>
          </table:table-cell>
          <table:table-cell office:value-type="float" office:value="0.765077" calcext:value-type="float">
            <text:p>0,765077</text:p>
          </table:table-cell>
          <table:table-cell office:value-type="float" office:value="0.804251" calcext:value-type="float">
            <text:p>0,8042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ardiac</text:p>
          </table:table-cell>
          <table:table-cell office:value-type="float" office:value="0.829747" calcext:value-type="float">
            <text:p>0,829747</text:p>
          </table:table-cell>
          <table:table-cell office:value-type="float" office:value="0.853044" calcext:value-type="float">
            <text:p>0,853044</text:p>
          </table:table-cell>
          <table:table-cell office:value-type="float" office:value="0.844947" calcext:value-type="float">
            <text:p>0,844947</text:p>
          </table:table-cell>
          <table:table-cell/>
          <table:table-cell office:value-type="float" office:value="0.845932" calcext:value-type="float">
            <text:p>0,845932</text:p>
          </table:table-cell>
          <table:table-cell office:value-type="float" office:value="0.86369" calcext:value-type="float">
            <text:p>0,86369</text:p>
          </table:table-cell>
          <table:table-cell office:value-type="float" office:value="0.868227" calcext:value-type="float">
            <text:p>0,868227</text:p>
          </table:table-cell>
          <table:table-cell/>
          <table:table-cell office:value-type="float" office:value="0.818912" calcext:value-type="float">
            <text:p>0,818912</text:p>
          </table:table-cell>
          <table:table-cell office:value-type="float" office:value="0.805096" calcext:value-type="float">
            <text:p>0,805096</text:p>
          </table:table-cell>
          <table:table-cell office:value-type="float" office:value="0.852731" calcext:value-type="float">
            <text:p>0,852731</text:p>
          </table:table-cell>
          <table:table-cell/>
          <table:table-cell office:value-type="float" office:value="0.738117" calcext:value-type="float">
            <text:p>0,738117</text:p>
          </table:table-cell>
          <table:table-cell office:value-type="float" office:value="0.797047" calcext:value-type="float">
            <text:p>0,797047</text:p>
          </table:table-cell>
          <table:table-cell office:value-type="float" office:value="0.839651" calcext:value-type="float">
            <text:p>0,839651</text:p>
          </table:table-cell>
          <table:table-cell/>
          <table:table-cell office:value-type="float" office:value="0.812114" calcext:value-type="float">
            <text:p>0,812114</text:p>
          </table:table-cell>
          <table:table-cell office:value-type="float" office:value="0.806367" calcext:value-type="float">
            <text:p>0,806367</text:p>
          </table:table-cell>
          <table:table-cell office:value-type="float" office:value="0.85875" calcext:value-type="float">
            <text:p>0,85875</text:p>
          </table:table-cell>
          <table:table-cell/>
          <table:table-cell office:value-type="float" office:value="0.816574" calcext:value-type="float">
            <text:p>0,816574</text:p>
          </table:table-cell>
          <table:table-cell office:value-type="float" office:value="0.799785" calcext:value-type="float">
            <text:p>0,799785</text:p>
          </table:table-cell>
          <table:table-cell office:value-type="float" office:value="0.814297" calcext:value-type="float">
            <text:p>0,81429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dical</text:p>
          </table:table-cell>
          <table:table-cell office:value-type="float" office:value="0.725064" calcext:value-type="float">
            <text:p>0,725064</text:p>
          </table:table-cell>
          <table:table-cell office:value-type="float" office:value="0.753819" calcext:value-type="float">
            <text:p>0,753819</text:p>
          </table:table-cell>
          <table:table-cell office:value-type="float" office:value="0.763803" calcext:value-type="float">
            <text:p>0,763803</text:p>
          </table:table-cell>
          <table:table-cell/>
          <table:table-cell office:value-type="float" office:value="0.74764" calcext:value-type="float">
            <text:p>0,74764</text:p>
          </table:table-cell>
          <table:table-cell office:value-type="float" office:value="0.743099" calcext:value-type="float">
            <text:p>0,743099</text:p>
          </table:table-cell>
          <table:table-cell office:value-type="float" office:value="0.749305" calcext:value-type="float">
            <text:p>0,749305</text:p>
          </table:table-cell>
          <table:table-cell/>
          <table:table-cell office:value-type="float" office:value="0.710307" calcext:value-type="float">
            <text:p>0,710307</text:p>
          </table:table-cell>
          <table:table-cell office:value-type="float" office:value="0.715273" calcext:value-type="float">
            <text:p>0,715273</text:p>
          </table:table-cell>
          <table:table-cell office:value-type="float" office:value="0.748485" calcext:value-type="float">
            <text:p>0,748485</text:p>
          </table:table-cell>
          <table:table-cell/>
          <table:table-cell office:value-type="float" office:value="0.691554" calcext:value-type="float">
            <text:p>0,691554</text:p>
          </table:table-cell>
          <table:table-cell office:value-type="float" office:value="0.718544" calcext:value-type="float">
            <text:p>0,718544</text:p>
          </table:table-cell>
          <table:table-cell office:value-type="float" office:value="0.743867" calcext:value-type="float">
            <text:p>0,743867</text:p>
          </table:table-cell>
          <table:table-cell/>
          <table:table-cell office:value-type="float" office:value="0.717007" calcext:value-type="float">
            <text:p>0,717007</text:p>
          </table:table-cell>
          <table:table-cell office:value-type="float" office:value="0.740191" calcext:value-type="float">
            <text:p>0,740191</text:p>
          </table:table-cell>
          <table:table-cell office:value-type="float" office:value="0.766083" calcext:value-type="float">
            <text:p>0,766083</text:p>
          </table:table-cell>
          <table:table-cell/>
          <table:table-cell office:value-type="float" office:value="0.745333" calcext:value-type="float">
            <text:p>0,745333</text:p>
          </table:table-cell>
          <table:table-cell office:value-type="float" office:value="0.73816" calcext:value-type="float">
            <text:p>0,73816</text:p>
          </table:table-cell>
          <table:table-cell office:value-type="float" office:value="0.74825" calcext:value-type="float">
            <text:p>0,748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urgical</text:p>
          </table:table-cell>
          <table:table-cell office:value-type="float" office:value="0.781894" calcext:value-type="float">
            <text:p>0,781894</text:p>
          </table:table-cell>
          <table:table-cell office:value-type="float" office:value="0.765739" calcext:value-type="float">
            <text:p>0,765739</text:p>
          </table:table-cell>
          <table:table-cell office:value-type="float" office:value="0.772272" calcext:value-type="float">
            <text:p>0,772272</text:p>
          </table:table-cell>
          <table:table-cell/>
          <table:table-cell office:value-type="float" office:value="0.779385" calcext:value-type="float">
            <text:p>0,779385</text:p>
          </table:table-cell>
          <table:table-cell office:value-type="float" office:value="0.772847" calcext:value-type="float">
            <text:p>0,772847</text:p>
          </table:table-cell>
          <table:table-cell office:value-type="float" office:value="0.770476" calcext:value-type="float">
            <text:p>0,770476</text:p>
          </table:table-cell>
          <table:table-cell/>
          <table:table-cell office:value-type="float" office:value="0.788048" calcext:value-type="float">
            <text:p>0,788048</text:p>
          </table:table-cell>
          <table:table-cell office:value-type="float" office:value="0.760793" calcext:value-type="float">
            <text:p>0,760793</text:p>
          </table:table-cell>
          <table:table-cell office:value-type="float" office:value="0.783284" calcext:value-type="float">
            <text:p>0,783284</text:p>
          </table:table-cell>
          <table:table-cell/>
          <table:table-cell office:value-type="float" office:value="0.777731" calcext:value-type="float">
            <text:p>0,777731</text:p>
          </table:table-cell>
          <table:table-cell office:value-type="float" office:value="0.757973" calcext:value-type="float">
            <text:p>0,757973</text:p>
          </table:table-cell>
          <table:table-cell office:value-type="float" office:value="0.782921" calcext:value-type="float">
            <text:p>0,782921</text:p>
          </table:table-cell>
          <table:table-cell/>
          <table:table-cell office:value-type="float" office:value="0.753848" calcext:value-type="float">
            <text:p>0,753848</text:p>
          </table:table-cell>
          <table:table-cell office:value-type="float" office:value="0.740033" calcext:value-type="float">
            <text:p>0,740033</text:p>
          </table:table-cell>
          <table:table-cell office:value-type="float" office:value="0.795787" calcext:value-type="float">
            <text:p>0,795787</text:p>
          </table:table-cell>
          <table:table-cell/>
          <table:table-cell office:value-type="float" office:value="0.769022" calcext:value-type="float">
            <text:p>0,769022</text:p>
          </table:table-cell>
          <table:table-cell office:value-type="float" office:value="0.73839" calcext:value-type="float">
            <text:p>0,73839</text:p>
          </table:table-cell>
          <table:table-cell office:value-type="float" office:value="0.757683" calcext:value-type="float">
            <text:p>0,757683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30 minu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ronary</text:p>
          </table:table-cell>
          <table:table-cell office:value-type="float" office:value="0.781838" calcext:value-type="float">
            <text:p>0,781838</text:p>
          </table:table-cell>
          <table:table-cell office:value-type="float" office:value="0.767109" calcext:value-type="float">
            <text:p>0,767109</text:p>
          </table:table-cell>
          <table:table-cell office:value-type="float" office:value="0.811384" calcext:value-type="float">
            <text:p>0,811384</text:p>
          </table:table-cell>
          <table:table-cell/>
          <table:table-cell office:value-type="float" office:value="0.823658" calcext:value-type="float">
            <text:p>0,823658</text:p>
          </table:table-cell>
          <table:table-cell office:value-type="float" office:value="0.751044" calcext:value-type="float">
            <text:p>0,751044</text:p>
          </table:table-cell>
          <table:table-cell office:value-type="float" office:value="0.794786" calcext:value-type="float">
            <text:p>0,794786</text:p>
          </table:table-cell>
          <table:table-cell/>
          <table:table-cell office:value-type="float" office:value="0.828543" calcext:value-type="float">
            <text:p>0,828543</text:p>
          </table:table-cell>
          <table:table-cell office:value-type="float" office:value="0.741737" calcext:value-type="float">
            <text:p>0,741737</text:p>
          </table:table-cell>
          <table:table-cell office:value-type="float" office:value="0.815332" calcext:value-type="float">
            <text:p>0,815332</text:p>
          </table:table-cell>
          <table:table-cell/>
          <table:table-cell office:value-type="float" office:value="0.715631" calcext:value-type="float">
            <text:p>0,715631</text:p>
          </table:table-cell>
          <table:table-cell office:value-type="float" office:value="0.735414" calcext:value-type="float">
            <text:p>0,735414</text:p>
          </table:table-cell>
          <table:table-cell office:value-type="float" office:value="0.777758" calcext:value-type="float">
            <text:p>0,777758</text:p>
          </table:table-cell>
          <table:table-cell/>
          <table:table-cell office:value-type="float" office:value="0.818404" calcext:value-type="float">
            <text:p>0,818404</text:p>
          </table:table-cell>
          <table:table-cell office:value-type="float" office:value="0.753965" calcext:value-type="float">
            <text:p>0,753965</text:p>
          </table:table-cell>
          <table:table-cell office:value-type="float" office:value="0.799846" calcext:value-type="float">
            <text:p>0,799846</text:p>
          </table:table-cell>
          <table:table-cell/>
          <table:table-cell office:value-type="float" office:value="0.87132" calcext:value-type="float">
            <text:p>0,87132</text:p>
          </table:table-cell>
          <table:table-cell office:value-type="float" office:value="0.730376" calcext:value-type="float">
            <text:p>0,730376</text:p>
          </table:table-cell>
          <table:table-cell office:value-type="float" office:value="0.818069" calcext:value-type="float">
            <text:p>0,8180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ardiac</text:p>
          </table:table-cell>
          <table:table-cell office:value-type="float" office:value="0.868741" calcext:value-type="float">
            <text:p>0,868741</text:p>
          </table:table-cell>
          <table:table-cell office:value-type="float" office:value="0.828266" calcext:value-type="float">
            <text:p>0,828266</text:p>
          </table:table-cell>
          <table:table-cell office:value-type="float" office:value="0.848608" calcext:value-type="float">
            <text:p>0,848608</text:p>
          </table:table-cell>
          <table:table-cell/>
          <table:table-cell office:value-type="float" office:value="0.85661" calcext:value-type="float">
            <text:p>0,85661</text:p>
          </table:table-cell>
          <table:table-cell office:value-type="float" office:value="0.857487" calcext:value-type="float">
            <text:p>0,857487</text:p>
          </table:table-cell>
          <table:table-cell office:value-type="float" office:value="0.823952" calcext:value-type="float">
            <text:p>0,823952</text:p>
          </table:table-cell>
          <table:table-cell/>
          <table:table-cell office:value-type="float" office:value="0.842929" calcext:value-type="float">
            <text:p>0,842929</text:p>
          </table:table-cell>
          <table:table-cell office:value-type="float" office:value="0.82267" calcext:value-type="float">
            <text:p>0,82267</text:p>
          </table:table-cell>
          <table:table-cell office:value-type="float" office:value="0.870479" calcext:value-type="float">
            <text:p>0,870479</text:p>
          </table:table-cell>
          <table:table-cell/>
          <table:table-cell office:value-type="float" office:value="0.772738" calcext:value-type="float">
            <text:p>0,772738</text:p>
          </table:table-cell>
          <table:table-cell office:value-type="float" office:value="0.801812" calcext:value-type="float">
            <text:p>0,801812</text:p>
          </table:table-cell>
          <table:table-cell office:value-type="float" office:value="0.859876" calcext:value-type="float">
            <text:p>0,859876</text:p>
          </table:table-cell>
          <table:table-cell/>
          <table:table-cell office:value-type="float" office:value="0.829142" calcext:value-type="float">
            <text:p>0,829142</text:p>
          </table:table-cell>
          <table:table-cell office:value-type="float" office:value="0.792114" calcext:value-type="float">
            <text:p>0,792114</text:p>
          </table:table-cell>
          <table:table-cell office:value-type="float" office:value="0.832196" calcext:value-type="float">
            <text:p>0,832196</text:p>
          </table:table-cell>
          <table:table-cell/>
          <table:table-cell office:value-type="float" office:value="0.871582" calcext:value-type="float">
            <text:p>0,871582</text:p>
          </table:table-cell>
          <table:table-cell office:value-type="float" office:value="0.783512" calcext:value-type="float">
            <text:p>0,783512</text:p>
          </table:table-cell>
          <table:table-cell office:value-type="float" office:value="0.838679" calcext:value-type="float">
            <text:p>0,83867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dical</text:p>
          </table:table-cell>
          <table:table-cell office:value-type="float" office:value="0.705105" calcext:value-type="float">
            <text:p>0,705105</text:p>
          </table:table-cell>
          <table:table-cell office:value-type="float" office:value="0.737151" calcext:value-type="float">
            <text:p>0,737151</text:p>
          </table:table-cell>
          <table:table-cell office:value-type="float" office:value="0.753186" calcext:value-type="float">
            <text:p>0,753186</text:p>
          </table:table-cell>
          <table:table-cell/>
          <table:table-cell office:value-type="float" office:value="0.761283" calcext:value-type="float">
            <text:p>0,761283</text:p>
          </table:table-cell>
          <table:table-cell office:value-type="float" office:value="0.756773" calcext:value-type="float">
            <text:p>0,756773</text:p>
          </table:table-cell>
          <table:table-cell office:value-type="float" office:value="0.740188" calcext:value-type="float">
            <text:p>0,740188</text:p>
          </table:table-cell>
          <table:table-cell/>
          <table:table-cell office:value-type="float" office:value="0.725248" calcext:value-type="float">
            <text:p>0,725248</text:p>
          </table:table-cell>
          <table:table-cell office:value-type="float" office:value="0.727853" calcext:value-type="float">
            <text:p>0,727853</text:p>
          </table:table-cell>
          <table:table-cell office:value-type="float" office:value="0.751381" calcext:value-type="float">
            <text:p>0,751381</text:p>
          </table:table-cell>
          <table:table-cell/>
          <table:table-cell office:value-type="float" office:value="0.669142" calcext:value-type="float">
            <text:p>0,669142</text:p>
          </table:table-cell>
          <table:table-cell office:value-type="float" office:value="0.742727" calcext:value-type="float">
            <text:p>0,742727</text:p>
          </table:table-cell>
          <table:table-cell office:value-type="float" office:value="0.740463" calcext:value-type="float">
            <text:p>0,740463</text:p>
          </table:table-cell>
          <table:table-cell/>
          <table:table-cell office:value-type="float" office:value="0.725616" calcext:value-type="float">
            <text:p>0,725616</text:p>
          </table:table-cell>
          <table:table-cell office:value-type="float" office:value="0.735994" calcext:value-type="float">
            <text:p>0,735994</text:p>
          </table:table-cell>
          <table:table-cell office:value-type="float" office:value="0.752907" calcext:value-type="float">
            <text:p>0,752907</text:p>
          </table:table-cell>
          <table:table-cell/>
          <table:table-cell office:value-type="float" office:value="0.756039" calcext:value-type="float">
            <text:p>0,756039</text:p>
          </table:table-cell>
          <table:table-cell office:value-type="float" office:value="0.721143" calcext:value-type="float">
            <text:p>0,721143</text:p>
          </table:table-cell>
          <table:table-cell office:value-type="float" office:value="0.744555" calcext:value-type="float">
            <text:p>0,7445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urgical</text:p>
          </table:table-cell>
          <table:table-cell office:value-type="float" office:value="0.766919" calcext:value-type="float">
            <text:p>0,766919</text:p>
          </table:table-cell>
          <table:table-cell office:value-type="float" office:value="0.777895" calcext:value-type="float">
            <text:p>0,777895</text:p>
          </table:table-cell>
          <table:table-cell office:value-type="float" office:value="0.797015" calcext:value-type="float">
            <text:p>0,797015</text:p>
          </table:table-cell>
          <table:table-cell/>
          <table:table-cell office:value-type="float" office:value="0.804668" calcext:value-type="float">
            <text:p>0,804668</text:p>
          </table:table-cell>
          <table:table-cell office:value-type="float" office:value="0.769548" calcext:value-type="float">
            <text:p>0,769548</text:p>
          </table:table-cell>
          <table:table-cell office:value-type="float" office:value="0.766097" calcext:value-type="float">
            <text:p>0,766097</text:p>
          </table:table-cell>
          <table:table-cell/>
          <table:table-cell office:value-type="float" office:value="0.778057" calcext:value-type="float">
            <text:p>0,778057</text:p>
          </table:table-cell>
          <table:table-cell office:value-type="float" office:value="0.759235" calcext:value-type="float">
            <text:p>0,759235</text:p>
          </table:table-cell>
          <table:table-cell office:value-type="float" office:value="0.791437" calcext:value-type="float">
            <text:p>0,791437</text:p>
          </table:table-cell>
          <table:table-cell/>
          <table:table-cell office:value-type="float" office:value="0.769598" calcext:value-type="float">
            <text:p>0,769598</text:p>
          </table:table-cell>
          <table:table-cell office:value-type="float" office:value="0.759796" calcext:value-type="float">
            <text:p>0,759796</text:p>
          </table:table-cell>
          <table:table-cell office:value-type="float" office:value="0.778841" calcext:value-type="float">
            <text:p>0,778841</text:p>
          </table:table-cell>
          <table:table-cell/>
          <table:table-cell office:value-type="float" office:value="0.752251" calcext:value-type="float">
            <text:p>0,752251</text:p>
          </table:table-cell>
          <table:table-cell office:value-type="float" office:value="0.730947" calcext:value-type="float">
            <text:p>0,730947</text:p>
          </table:table-cell>
          <table:table-cell office:value-type="float" office:value="0.759439" calcext:value-type="float">
            <text:p>0,759439</text:p>
          </table:table-cell>
          <table:table-cell/>
          <table:table-cell office:value-type="float" office:value="0.776536" calcext:value-type="float">
            <text:p>0,776536</text:p>
          </table:table-cell>
          <table:table-cell office:value-type="float" office:value="0.734909" calcext:value-type="float">
            <text:p>0,734909</text:p>
          </table:table-cell>
          <table:table-cell office:value-type="float" office:value="0.764715" calcext:value-type="float">
            <text:p>0,764715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60 minu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ronary</text:p>
          </table:table-cell>
          <table:table-cell office:value-type="float" office:value="0.801301" calcext:value-type="float">
            <text:p>0,801301</text:p>
          </table:table-cell>
          <table:table-cell office:value-type="float" office:value="0.77977" calcext:value-type="float">
            <text:p>0,77977</text:p>
          </table:table-cell>
          <table:table-cell office:value-type="float" office:value="0.78607" calcext:value-type="float">
            <text:p>0,78607</text:p>
          </table:table-cell>
          <table:table-cell/>
          <table:table-cell office:value-type="float" office:value="0.828856" calcext:value-type="float">
            <text:p>0,828856</text:p>
          </table:table-cell>
          <table:table-cell office:value-type="float" office:value="0.790143" calcext:value-type="float">
            <text:p>0,790143</text:p>
          </table:table-cell>
          <table:table-cell office:value-type="float" office:value="0.824332" calcext:value-type="float">
            <text:p>0,824332</text:p>
          </table:table-cell>
          <table:table-cell/>
          <table:table-cell office:value-type="float" office:value="0.808069" calcext:value-type="float">
            <text:p>0,808069</text:p>
          </table:table-cell>
          <table:table-cell office:value-type="float" office:value="0.736345" calcext:value-type="float">
            <text:p>0,736345</text:p>
          </table:table-cell>
          <table:table-cell office:value-type="float" office:value="0.800965" calcext:value-type="float">
            <text:p>0,800965</text:p>
          </table:table-cell>
          <table:table-cell/>
          <table:table-cell office:value-type="float" office:value="0.806185" calcext:value-type="float">
            <text:p>0,806185</text:p>
          </table:table-cell>
          <table:table-cell office:value-type="float" office:value="0.715895" calcext:value-type="float">
            <text:p>0,715895</text:p>
          </table:table-cell>
          <table:table-cell office:value-type="float" office:value="0.74447" calcext:value-type="float">
            <text:p>0,74447</text:p>
          </table:table-cell>
          <table:table-cell/>
          <table:table-cell office:value-type="float" office:value="0.808857" calcext:value-type="float">
            <text:p>0,808857</text:p>
          </table:table-cell>
          <table:table-cell office:value-type="float" office:value="0.774408" calcext:value-type="float">
            <text:p>0,774408</text:p>
          </table:table-cell>
          <table:table-cell office:value-type="float" office:value="0.808381" calcext:value-type="float">
            <text:p>0,808381</text:p>
          </table:table-cell>
          <table:table-cell/>
          <table:table-cell office:value-type="float" office:value="0.889782" calcext:value-type="float">
            <text:p>0,889782</text:p>
          </table:table-cell>
          <table:table-cell office:value-type="float" office:value="0.745796" calcext:value-type="float">
            <text:p>0,745796</text:p>
          </table:table-cell>
          <table:table-cell office:value-type="float" office:value="0.828333" calcext:value-type="float">
            <text:p>0,8283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ardiac</text:p>
          </table:table-cell>
          <table:table-cell office:value-type="float" office:value="0.816863" calcext:value-type="float">
            <text:p>0,816863</text:p>
          </table:table-cell>
          <table:table-cell office:value-type="float" office:value="0.845356" calcext:value-type="float">
            <text:p>0,845356</text:p>
          </table:table-cell>
          <table:table-cell office:value-type="float" office:value="0.854006" calcext:value-type="float">
            <text:p>0,854006</text:p>
          </table:table-cell>
          <table:table-cell/>
          <table:table-cell office:value-type="float" office:value="0.882665" calcext:value-type="float">
            <text:p>0,882665</text:p>
          </table:table-cell>
          <table:table-cell office:value-type="float" office:value="0.889864" calcext:value-type="float">
            <text:p>0,889864</text:p>
          </table:table-cell>
          <table:table-cell office:value-type="float" office:value="0.845504" calcext:value-type="float">
            <text:p>0,845504</text:p>
          </table:table-cell>
          <table:table-cell/>
          <table:table-cell office:value-type="float" office:value="0.801296" calcext:value-type="float">
            <text:p>0,801296</text:p>
          </table:table-cell>
          <table:table-cell office:value-type="float" office:value="0.813774" calcext:value-type="float">
            <text:p>0,813774</text:p>
          </table:table-cell>
          <table:table-cell office:value-type="float" office:value="0.84032" calcext:value-type="float">
            <text:p>0,84032</text:p>
          </table:table-cell>
          <table:table-cell/>
          <table:table-cell office:value-type="float" office:value="0.762223" calcext:value-type="float">
            <text:p>0,762223</text:p>
          </table:table-cell>
          <table:table-cell office:value-type="float" office:value="0.823417" calcext:value-type="float">
            <text:p>0,823417</text:p>
          </table:table-cell>
          <table:table-cell office:value-type="float" office:value="0.876018" calcext:value-type="float">
            <text:p>0,876018</text:p>
          </table:table-cell>
          <table:table-cell/>
          <table:table-cell office:value-type="float" office:value="0.821284" calcext:value-type="float">
            <text:p>0,821284</text:p>
          </table:table-cell>
          <table:table-cell office:value-type="float" office:value="0.771768" calcext:value-type="float">
            <text:p>0,771768</text:p>
          </table:table-cell>
          <table:table-cell office:value-type="float" office:value="0.836275" calcext:value-type="float">
            <text:p>0,836275</text:p>
          </table:table-cell>
          <table:table-cell/>
          <table:table-cell office:value-type="float" office:value="0.871335" calcext:value-type="float">
            <text:p>0,871335</text:p>
          </table:table-cell>
          <table:table-cell office:value-type="float" office:value="0.820457" calcext:value-type="float">
            <text:p>0,820457</text:p>
          </table:table-cell>
          <table:table-cell office:value-type="float" office:value="0.824945" calcext:value-type="float">
            <text:p>0,8249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dical</text:p>
          </table:table-cell>
          <table:table-cell office:value-type="float" office:value="0.731068" calcext:value-type="float">
            <text:p>0,731068</text:p>
          </table:table-cell>
          <table:table-cell office:value-type="float" office:value="0.746127" calcext:value-type="float">
            <text:p>0,746127</text:p>
          </table:table-cell>
          <table:table-cell office:value-type="float" office:value="0.762182" calcext:value-type="float">
            <text:p>0,762182</text:p>
          </table:table-cell>
          <table:table-cell/>
          <table:table-cell office:value-type="float" office:value="0.715211" calcext:value-type="float">
            <text:p>0,715211</text:p>
          </table:table-cell>
          <table:table-cell office:value-type="float" office:value="0.749573" calcext:value-type="float">
            <text:p>0,749573</text:p>
          </table:table-cell>
          <table:table-cell office:value-type="float" office:value="0.74629" calcext:value-type="float">
            <text:p>0,74629</text:p>
          </table:table-cell>
          <table:table-cell/>
          <table:table-cell office:value-type="float" office:value="0.702864" calcext:value-type="float">
            <text:p>0,702864</text:p>
          </table:table-cell>
          <table:table-cell office:value-type="float" office:value="0.736479" calcext:value-type="float">
            <text:p>0,736479</text:p>
          </table:table-cell>
          <table:table-cell office:value-type="float" office:value="0.746799" calcext:value-type="float">
            <text:p>0,746799</text:p>
          </table:table-cell>
          <table:table-cell/>
          <table:table-cell office:value-type="float" office:value="0.724984" calcext:value-type="float">
            <text:p>0,724984</text:p>
          </table:table-cell>
          <table:table-cell office:value-type="float" office:value="0.714965" calcext:value-type="float">
            <text:p>0,714965</text:p>
          </table:table-cell>
          <table:table-cell office:value-type="float" office:value="0.740985" calcext:value-type="float">
            <text:p>0,740985</text:p>
          </table:table-cell>
          <table:table-cell/>
          <table:table-cell office:value-type="float" office:value="0.720212" calcext:value-type="float">
            <text:p>0,720212</text:p>
          </table:table-cell>
          <table:table-cell office:value-type="float" office:value="0.753595" calcext:value-type="float">
            <text:p>0,753595</text:p>
          </table:table-cell>
          <table:table-cell office:value-type="float" office:value="0.754861" calcext:value-type="float">
            <text:p>0,754861</text:p>
          </table:table-cell>
          <table:table-cell/>
          <table:table-cell office:value-type="float" office:value="0.757388" calcext:value-type="float">
            <text:p>0,757388</text:p>
          </table:table-cell>
          <table:table-cell office:value-type="float" office:value="0.744898" calcext:value-type="float">
            <text:p>0,744898</text:p>
          </table:table-cell>
          <table:table-cell office:value-type="float" office:value="0.740458" calcext:value-type="float">
            <text:p>0,7404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urgical</text:p>
          </table:table-cell>
          <table:table-cell office:value-type="float" office:value="0.754129" calcext:value-type="float">
            <text:p>0,754129</text:p>
          </table:table-cell>
          <table:table-cell office:value-type="float" office:value="0.768457" calcext:value-type="float">
            <text:p>0,768457</text:p>
          </table:table-cell>
          <table:table-cell office:value-type="float" office:value="0.785455" calcext:value-type="float">
            <text:p>0,785455</text:p>
          </table:table-cell>
          <table:table-cell/>
          <table:table-cell office:value-type="float" office:value="0.783024" calcext:value-type="float">
            <text:p>0,783024</text:p>
          </table:table-cell>
          <table:table-cell office:value-type="float" office:value="0.768293" calcext:value-type="float">
            <text:p>0,768293</text:p>
          </table:table-cell>
          <table:table-cell office:value-type="float" office:value="0.789122" calcext:value-type="float">
            <text:p>0,789122</text:p>
          </table:table-cell>
          <table:table-cell/>
          <table:table-cell office:value-type="float" office:value="0.74204" calcext:value-type="float">
            <text:p>0,74204</text:p>
          </table:table-cell>
          <table:table-cell office:value-type="float" office:value="0.755178" calcext:value-type="float">
            <text:p>0,755178</text:p>
          </table:table-cell>
          <table:table-cell office:value-type="float" office:value="0.769877" calcext:value-type="float">
            <text:p>0,769877</text:p>
          </table:table-cell>
          <table:table-cell/>
          <table:table-cell office:value-type="float" office:value="0.753041" calcext:value-type="float">
            <text:p>0,753041</text:p>
          </table:table-cell>
          <table:table-cell office:value-type="float" office:value="0.770619" calcext:value-type="float">
            <text:p>0,770619</text:p>
          </table:table-cell>
          <table:table-cell office:value-type="float" office:value="0.755856" calcext:value-type="float">
            <text:p>0,755856</text:p>
          </table:table-cell>
          <table:table-cell/>
          <table:table-cell office:value-type="float" office:value="0.758578" calcext:value-type="float">
            <text:p>0,758578</text:p>
          </table:table-cell>
          <table:table-cell office:value-type="float" office:value="0.733298" calcext:value-type="float">
            <text:p>0,733298</text:p>
          </table:table-cell>
          <table:table-cell office:value-type="float" office:value="0.759914" calcext:value-type="float">
            <text:p>0,759914</text:p>
          </table:table-cell>
          <table:table-cell/>
          <table:table-cell office:value-type="float" office:value="0.757174" calcext:value-type="float">
            <text:p>0,757174</text:p>
          </table:table-cell>
          <table:table-cell office:value-type="float" office:value="0.74011" calcext:value-type="float">
            <text:p>0,74011</text:p>
          </table:table-cell>
          <table:table-cell office:value-type="float" office:value="0.746267" calcext:value-type="float">
            <text:p>0,746267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No Aggreg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ronary</text:p>
          </table:table-cell>
          <table:table-cell office:value-type="float" office:value="0.809927" calcext:value-type="float">
            <text:p>0,809927</text:p>
          </table:table-cell>
          <table:table-cell office:value-type="float" office:value="0.780561" calcext:value-type="float">
            <text:p>0,780561</text:p>
          </table:table-cell>
          <table:table-cell office:value-type="float" office:value="0.821232" calcext:value-type="float">
            <text:p>0,821232</text:p>
          </table:table-cell>
          <table:table-cell/>
          <table:table-cell office:value-type="float" office:value="0.823213" calcext:value-type="float">
            <text:p>0,823213</text:p>
          </table:table-cell>
          <table:table-cell office:value-type="float" office:value="0.774554" calcext:value-type="float">
            <text:p>0,774554</text:p>
          </table:table-cell>
          <table:table-cell office:value-type="float" office:value="0.836085" calcext:value-type="float">
            <text:p>0,836085</text:p>
          </table:table-cell>
          <table:table-cell/>
          <table:table-cell office:value-type="float" office:value="0.812796" calcext:value-type="float">
            <text:p>0,812796</text:p>
          </table:table-cell>
          <table:table-cell office:value-type="float" office:value="0.741427" calcext:value-type="float">
            <text:p>0,741427</text:p>
          </table:table-cell>
          <table:table-cell office:value-type="float" office:value="0.836196" calcext:value-type="float">
            <text:p>0,836196</text:p>
          </table:table-cell>
          <table:table-cell/>
          <table:table-cell office:value-type="float" office:value="0.761093" calcext:value-type="float">
            <text:p>0,761093</text:p>
          </table:table-cell>
          <table:table-cell office:value-type="float" office:value="0.741314" calcext:value-type="float">
            <text:p>0,741314</text:p>
          </table:table-cell>
          <table:table-cell office:value-type="float" office:value="0.796522" calcext:value-type="float">
            <text:p>0,796522</text:p>
          </table:table-cell>
          <table:table-cell/>
          <table:table-cell office:value-type="float" office:value="0.804808" calcext:value-type="float">
            <text:p>0,804808</text:p>
          </table:table-cell>
          <table:table-cell office:value-type="float" office:value="0.743747" calcext:value-type="float">
            <text:p>0,743747</text:p>
          </table:table-cell>
          <table:table-cell office:value-type="float" office:value="0.817165" calcext:value-type="float">
            <text:p>0,817165</text:p>
          </table:table-cell>
          <table:table-cell/>
          <table:table-cell office:value-type="float" office:value="0.896618" calcext:value-type="float">
            <text:p>0,896618</text:p>
          </table:table-cell>
          <table:table-cell office:value-type="float" office:value="0.759799" calcext:value-type="float">
            <text:p>0,759799</text:p>
          </table:table-cell>
          <table:table-cell office:value-type="float" office:value="0.824462" calcext:value-type="float">
            <text:p>0,8244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ardiac</text:p>
          </table:table-cell>
          <table:table-cell office:value-type="float" office:value="0.831508" calcext:value-type="float">
            <text:p>0,831508</text:p>
          </table:table-cell>
          <table:table-cell office:value-type="float" office:value="0.86592" calcext:value-type="float">
            <text:p>0,86592</text:p>
          </table:table-cell>
          <table:table-cell office:value-type="float" office:value="0.855365" calcext:value-type="float">
            <text:p>0,855365</text:p>
          </table:table-cell>
          <table:table-cell/>
          <table:table-cell office:value-type="float" office:value="0.879127" calcext:value-type="float">
            <text:p>0,879127</text:p>
          </table:table-cell>
          <table:table-cell office:value-type="float" office:value="0.848215" calcext:value-type="float">
            <text:p>0,848215</text:p>
          </table:table-cell>
          <table:table-cell office:value-type="float" office:value="0.839358" calcext:value-type="float">
            <text:p>0,839358</text:p>
          </table:table-cell>
          <table:table-cell/>
          <table:table-cell office:value-type="float" office:value="0.873836" calcext:value-type="float">
            <text:p>0,873836</text:p>
          </table:table-cell>
          <table:table-cell office:value-type="float" office:value="0.785588" calcext:value-type="float">
            <text:p>0,785588</text:p>
          </table:table-cell>
          <table:table-cell office:value-type="float" office:value="0.844025" calcext:value-type="float">
            <text:p>0,844025</text:p>
          </table:table-cell>
          <table:table-cell/>
          <table:table-cell office:value-type="float" office:value="0.799788" calcext:value-type="float">
            <text:p>0,799788</text:p>
          </table:table-cell>
          <table:table-cell office:value-type="float" office:value="0.809188" calcext:value-type="float">
            <text:p>0,809188</text:p>
          </table:table-cell>
          <table:table-cell office:value-type="float" office:value="0.828954" calcext:value-type="float">
            <text:p>0,828954</text:p>
          </table:table-cell>
          <table:table-cell/>
          <table:table-cell office:value-type="float" office:value="0.876388" calcext:value-type="float">
            <text:p>0,876388</text:p>
          </table:table-cell>
          <table:table-cell office:value-type="float" office:value="0.810473" calcext:value-type="float">
            <text:p>0,810473</text:p>
          </table:table-cell>
          <table:table-cell office:value-type="float" office:value="0.828551" calcext:value-type="float">
            <text:p>0,828551</text:p>
          </table:table-cell>
          <table:table-cell/>
          <table:table-cell office:value-type="float" office:value="0.845342" calcext:value-type="float">
            <text:p>0,845342</text:p>
          </table:table-cell>
          <table:table-cell office:value-type="float" office:value="0.828795" calcext:value-type="float">
            <text:p>0,828795</text:p>
          </table:table-cell>
          <table:table-cell office:value-type="float" office:value="0.849739" calcext:value-type="float">
            <text:p>0,84973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dical</text:p>
          </table:table-cell>
          <table:table-cell office:value-type="float" office:value="0.714452" calcext:value-type="float">
            <text:p>0,714452</text:p>
          </table:table-cell>
          <table:table-cell office:value-type="float" office:value="0.75214" calcext:value-type="float">
            <text:p>0,75214</text:p>
          </table:table-cell>
          <table:table-cell office:value-type="float" office:value="0.747242" calcext:value-type="float">
            <text:p>0,747242</text:p>
          </table:table-cell>
          <table:table-cell/>
          <table:table-cell office:value-type="float" office:value="0.713123" calcext:value-type="float">
            <text:p>0,713123</text:p>
          </table:table-cell>
          <table:table-cell office:value-type="float" office:value="0.75107" calcext:value-type="float">
            <text:p>0,75107</text:p>
          </table:table-cell>
          <table:table-cell office:value-type="float" office:value="0.747096" calcext:value-type="float">
            <text:p>0,747096</text:p>
          </table:table-cell>
          <table:table-cell/>
          <table:table-cell office:value-type="float" office:value="0.724004" calcext:value-type="float">
            <text:p>0,724004</text:p>
          </table:table-cell>
          <table:table-cell office:value-type="float" office:value="0.720362" calcext:value-type="float">
            <text:p>0,720362</text:p>
          </table:table-cell>
          <table:table-cell office:value-type="float" office:value="0.759821" calcext:value-type="float">
            <text:p>0,759821</text:p>
          </table:table-cell>
          <table:table-cell/>
          <table:table-cell office:value-type="float" office:value="0.725329" calcext:value-type="float">
            <text:p>0,725329</text:p>
          </table:table-cell>
          <table:table-cell office:value-type="float" office:value="0.725688" calcext:value-type="float">
            <text:p>0,725688</text:p>
          </table:table-cell>
          <table:table-cell office:value-type="float" office:value="0.734538" calcext:value-type="float">
            <text:p>0,734538</text:p>
          </table:table-cell>
          <table:table-cell/>
          <table:table-cell office:value-type="float" office:value="0.764095" calcext:value-type="float">
            <text:p>0,764095</text:p>
          </table:table-cell>
          <table:table-cell office:value-type="float" office:value="0.731505" calcext:value-type="float">
            <text:p>0,731505</text:p>
          </table:table-cell>
          <table:table-cell office:value-type="float" office:value="0.761205" calcext:value-type="float">
            <text:p>0,761205</text:p>
          </table:table-cell>
          <table:table-cell/>
          <table:table-cell office:value-type="float" office:value="0.746409" calcext:value-type="float">
            <text:p>0,746409</text:p>
          </table:table-cell>
          <table:table-cell office:value-type="float" office:value="0.754352" calcext:value-type="float">
            <text:p>0,754352</text:p>
          </table:table-cell>
          <table:table-cell office:value-type="float" office:value="0.745667" calcext:value-type="float">
            <text:p>0,7456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urgical</text:p>
          </table:table-cell>
          <table:table-cell office:value-type="float" office:value="0.773138" calcext:value-type="float">
            <text:p>0,773138</text:p>
          </table:table-cell>
          <table:table-cell office:value-type="float" office:value="0.766083" calcext:value-type="float">
            <text:p>0,766083</text:p>
          </table:table-cell>
          <table:table-cell office:value-type="float" office:value="0.790633" calcext:value-type="float">
            <text:p>0,790633</text:p>
          </table:table-cell>
          <table:table-cell/>
          <table:table-cell office:value-type="float" office:value="0.790083" calcext:value-type="float">
            <text:p>0,790083</text:p>
          </table:table-cell>
          <table:table-cell office:value-type="float" office:value="0.773164" calcext:value-type="float">
            <text:p>0,773164</text:p>
          </table:table-cell>
          <table:table-cell office:value-type="float" office:value="0.787251" calcext:value-type="float">
            <text:p>0,787251</text:p>
          </table:table-cell>
          <table:table-cell/>
          <table:table-cell office:value-type="float" office:value="0.747924" calcext:value-type="float">
            <text:p>0,747924</text:p>
          </table:table-cell>
          <table:table-cell office:value-type="float" office:value="0.749743" calcext:value-type="float">
            <text:p>0,749743</text:p>
          </table:table-cell>
          <table:table-cell office:value-type="float" office:value="0.790203" calcext:value-type="float">
            <text:p>0,790203</text:p>
          </table:table-cell>
          <table:table-cell/>
          <table:table-cell office:value-type="float" office:value="0.743265" calcext:value-type="float">
            <text:p>0,743265</text:p>
          </table:table-cell>
          <table:table-cell office:value-type="float" office:value="0.763706" calcext:value-type="float">
            <text:p>0,763706</text:p>
          </table:table-cell>
          <table:table-cell office:value-type="float" office:value="0.768664" calcext:value-type="float">
            <text:p>0,768664</text:p>
          </table:table-cell>
          <table:table-cell/>
          <table:table-cell office:value-type="float" office:value="0.717493" calcext:value-type="float">
            <text:p>0,717493</text:p>
          </table:table-cell>
          <table:table-cell office:value-type="float" office:value="0.745926" calcext:value-type="float">
            <text:p>0,745926</text:p>
          </table:table-cell>
          <table:table-cell office:value-type="float" office:value="0.781668" calcext:value-type="float">
            <text:p>0,781668</text:p>
          </table:table-cell>
          <table:table-cell/>
          <table:table-cell office:value-type="float" office:value="0.763429" calcext:value-type="float">
            <text:p>0,763429</text:p>
          </table:table-cell>
          <table:table-cell office:value-type="float" office:value="0.731255" calcext:value-type="float">
            <text:p>0,731255</text:p>
          </table:table-cell>
          <table:table-cell office:value-type="float" office:value="0.766152" calcext:value-type="float">
            <text:p>0,766152</text:p>
          </table:table-cell>
          <table:table-cell table:number-columns-repeated="100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2" office:value-type="string" calcext:value-type="string">
            <text:p>Best</text:p>
          </table:table-cell>
          <table:table-cell table:number-columns-repeated="16"/>
          <table:table-cell table:style-name="ce2" office:value-type="string" calcext:value-type="string">
            <text:p>Fine Tunning</text:p>
          </table:table-cell>
          <table:table-cell table:style-name="ce2" office:value-type="string" calcext:value-type="string">
            <text:p>Focused Training</text:p>
          </table:table-cell>
          <table:table-cell table:style-name="ce2" office:value-type="string" calcext:value-type="string">
            <text:p>Mixed Training</text:p>
          </table:table-cell>
          <table:table-cell/>
          <table:table-cell table:style-name="ce2" office:value-type="string" calcext:value-type="string">
            <text:p>Fine Tunning</text:p>
          </table:table-cell>
          <table:table-cell table:style-name="ce2" office:value-type="string" calcext:value-type="string">
            <text:p>Focused Training</text:p>
          </table:table-cell>
          <table:table-cell table:style-name="ce2" office:value-type="string" calcext:value-type="string">
            <text:p>Mixed Training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oronary</text:p>
          </table:table-cell>
          <table:table-cell table:style-name="ce5" table:formula="of:=MAX([auc.B3];[auc.B8];[auc.B13];[auc.B18];[auc.B23])" office:value-type="float" office:value="0.809927" calcext:value-type="float">
            <text:p>0,809927</text:p>
          </table:table-cell>
          <table:table-cell table:style-name="ce5" table:formula="of:=MAX([auc.C3];[auc.C8];[auc.C13];[auc.C18];[auc.C23])" office:value-type="float" office:value="0.780561" calcext:value-type="float">
            <text:p>0,780561</text:p>
          </table:table-cell>
          <table:table-cell table:style-name="ce6" table:formula="of:=MAX([auc.D3];[auc.D8];[auc.D13];[auc.D18];[auc.D23])" office:value-type="float" office:value="0.821232" calcext:value-type="float">
            <text:p>0,821232</text:p>
          </table:table-cell>
          <table:table-cell table:style-name="ce5"/>
          <table:table-cell table:style-name="ce9" table:formula="of:=MAX([auc.F3];[auc.F8];[auc.F13];[auc.F18];[auc.F23])" office:value-type="float" office:value="0.847882" calcext:value-type="float">
            <text:p>0,847882</text:p>
          </table:table-cell>
          <table:table-cell table:style-name="ce5" table:formula="of:=MAX([auc.G3];[auc.G8];[auc.G13];[auc.G18];[auc.G23])" office:value-type="float" office:value="0.790143" calcext:value-type="float">
            <text:p>0,790143</text:p>
          </table:table-cell>
          <table:table-cell table:style-name="ce5" table:formula="of:=MAX([auc.H3];[auc.H8];[auc.H13];[auc.H18];[auc.H23])" office:value-type="float" office:value="0.836085" calcext:value-type="float">
            <text:p>0,836085</text:p>
          </table:table-cell>
          <table:table-cell table:style-name="ce9"/>
          <table:table-cell table:style-name="ce5" table:formula="of:=MAX([auc.J3];[auc.J8];[auc.J13];[auc.J18];[auc.J23])" office:value-type="float" office:value="0.828543" calcext:value-type="float">
            <text:p>0,828543</text:p>
          </table:table-cell>
          <table:table-cell table:style-name="ce5" table:formula="of:=MAX([auc.K3];[auc.K8];[auc.K13];[auc.K18];[auc.K23])" office:value-type="float" office:value="0.766657" calcext:value-type="float">
            <text:p>0,766657</text:p>
          </table:table-cell>
          <table:table-cell table:style-name="ce14" table:formula="of:=MAX([auc.L3];[auc.L8];[auc.L13];[auc.L18];[auc.L23])" office:value-type="float" office:value="0.836196" calcext:value-type="float">
            <text:p>0,836196</text:p>
          </table:table-cell>
          <table:table-cell table:style-name="ce19"/>
          <table:table-cell table:style-name="ce6" table:formula="of:=MAX([auc.N3];[auc.N8];[auc.N13];[auc.N18];[auc.N23])" office:value-type="float" office:value="0.806185" calcext:value-type="float">
            <text:p>0,806185</text:p>
          </table:table-cell>
          <table:table-cell table:style-name="ce5" table:formula="of:=MAX([auc.O3];[auc.O8];[auc.O13];[auc.O18];[auc.O23])" office:value-type="float" office:value="0.750129" calcext:value-type="float">
            <text:p>0,750129</text:p>
          </table:table-cell>
          <table:table-cell table:style-name="ce15" table:formula="of:=MAX([auc.P3];[auc.P8];[auc.P13];[auc.P18];[auc.P23])" office:value-type="float" office:value="0.796777" calcext:value-type="float">
            <text:p>0,796777</text:p>
          </table:table-cell>
          <table:table-cell table:style-name="ce19"/>
          <table:table-cell table:style-name="ce6" table:formula="of:=MAX([auc.R3];[auc.R8];[auc.R13];[auc.R18];[auc.R23])" office:value-type="float" office:value="0.829214" calcext:value-type="float">
            <text:p>0,829214</text:p>
          </table:table-cell>
          <table:table-cell table:style-name="ce5" table:formula="of:=MAX([auc.S3];[auc.S8];[auc.S13];[auc.S18];[auc.S23])" office:value-type="float" office:value="0.774408" calcext:value-type="float">
            <text:p>0,774408</text:p>
          </table:table-cell>
          <table:table-cell table:style-name="ce15" table:formula="of:=MAX([auc.T3];[auc.T8];[auc.T13];[auc.T18];[auc.T23])" office:value-type="float" office:value="0.827389" calcext:value-type="float">
            <text:p>0,827389</text:p>
          </table:table-cell>
          <table:table-cell table:style-name="ce19"/>
          <table:table-cell table:style-name="ce9" table:formula="of:=MAX([auc.V3];[auc.V8];[auc.V13];[auc.V18];[auc.V23])" office:value-type="float" office:value="0.896618" calcext:value-type="float">
            <text:p>0,896618</text:p>
          </table:table-cell>
          <table:table-cell table:style-name="ce5" table:formula="of:=MAX([auc.W3];[auc.W8];[auc.W13];[auc.W18];[auc.W23])" office:value-type="float" office:value="0.781051" calcext:value-type="float">
            <text:p>0,781051</text:p>
          </table:table-cell>
          <table:table-cell table:style-name="ce15" table:formula="of:=MAX([auc.X3];[auc.X8];[auc.X13];[auc.X18];[auc.X23])" office:value-type="float" office:value="0.828333" calcext:value-type="float">
            <text:p>0,828333</text:p>
          </table:table-cell>
          <table:table-cell table:style-name="ce19" table:number-columns-repeated="6"/>
          <table:table-cell table:style-name="ce21" table:number-columns-repeated="11"/>
          <table:table-cell table:style-name="ce19" table:number-columns-repeated="983"/>
        </table:table-row>
        <table:table-row table:style-name="ro1">
          <table:table-cell office:value-type="string" calcext:value-type="string">
            <text:p>Cardiac</text:p>
          </table:table-cell>
          <table:table-cell table:style-name="ce6" table:formula="of:=MAX([auc.B4];[auc.B9];[auc.B14];[auc.B19];[auc.B24])" office:value-type="float" office:value="0.868741" calcext:value-type="float">
            <text:p>0,868741</text:p>
          </table:table-cell>
          <table:table-cell table:style-name="ce5" table:formula="of:=MAX([auc.C4];[auc.C9];[auc.C14];[auc.C19];[auc.C24])" office:value-type="float" office:value="0.86592" calcext:value-type="float">
            <text:p>0,86592</text:p>
          </table:table-cell>
          <table:table-cell table:style-name="ce5" table:formula="of:=MAX([auc.D4];[auc.D9];[auc.D14];[auc.D19];[auc.D24])" office:value-type="float" office:value="0.855365" calcext:value-type="float">
            <text:p>0,855365</text:p>
          </table:table-cell>
          <table:table-cell table:style-name="ce5"/>
          <table:table-cell table:style-name="ce5" table:formula="of:=MAX([auc.F4];[auc.F9];[auc.F14];[auc.F19];[auc.F24])" office:value-type="float" office:value="0.882665" calcext:value-type="float">
            <text:p>0,882665</text:p>
          </table:table-cell>
          <table:table-cell table:style-name="ce9" table:formula="of:=MAX([auc.G4];[auc.G9];[auc.G14];[auc.G19];[auc.G24])" office:value-type="float" office:value="0.889864" calcext:value-type="float">
            <text:p>0,889864</text:p>
          </table:table-cell>
          <table:table-cell table:style-name="ce5" table:formula="of:=MAX([auc.H4];[auc.H9];[auc.H14];[auc.H19];[auc.H24])" office:value-type="float" office:value="0.868227" calcext:value-type="float">
            <text:p>0,868227</text:p>
          </table:table-cell>
          <table:table-cell table:style-name="ce5"/>
          <table:table-cell table:style-name="ce14" table:formula="of:=MAX([auc.J4];[auc.J9];[auc.J14];[auc.J19];[auc.J24])" office:value-type="float" office:value="0.873836" calcext:value-type="float">
            <text:p>0,873836</text:p>
          </table:table-cell>
          <table:table-cell table:style-name="ce5" table:formula="of:=MAX([auc.K4];[auc.K9];[auc.K14];[auc.K19];[auc.K24])" office:value-type="float" office:value="0.82267" calcext:value-type="float">
            <text:p>0,82267</text:p>
          </table:table-cell>
          <table:table-cell table:style-name="ce15" table:formula="of:=MAX([auc.L4];[auc.L9];[auc.L14];[auc.L19];[auc.L24])" office:value-type="float" office:value="0.870479" calcext:value-type="float">
            <text:p>0,870479</text:p>
          </table:table-cell>
          <table:table-cell/>
          <table:table-cell table:style-name="ce15" table:formula="of:=MAX([auc.N4];[auc.N9];[auc.N14];[auc.N19];[auc.N24])" office:value-type="float" office:value="0.799788" calcext:value-type="float">
            <text:p>0,799788</text:p>
          </table:table-cell>
          <table:table-cell table:style-name="ce5" table:formula="of:=MAX([auc.O4];[auc.O9];[auc.O14];[auc.O19];[auc.O24])" office:value-type="float" office:value="0.823417" calcext:value-type="float">
            <text:p>0,823417</text:p>
          </table:table-cell>
          <table:table-cell table:style-name="ce14" table:formula="of:=MAX([auc.P4];[auc.P9];[auc.P14];[auc.P19];[auc.P24])" office:value-type="float" office:value="0.876018" calcext:value-type="float">
            <text:p>0,876018</text:p>
          </table:table-cell>
          <table:table-cell/>
          <table:table-cell table:style-name="ce14" table:formula="of:=MAX([auc.R4];[auc.R9];[auc.R14];[auc.R19];[auc.R24])" office:value-type="float" office:value="0.876388" calcext:value-type="float">
            <text:p>0,876388</text:p>
          </table:table-cell>
          <table:table-cell table:style-name="ce5" table:formula="of:=MAX([auc.S4];[auc.S9];[auc.S14];[auc.S19];[auc.S24])" office:value-type="float" office:value="0.810473" calcext:value-type="float">
            <text:p>0,810473</text:p>
          </table:table-cell>
          <table:table-cell table:style-name="ce15" table:formula="of:=MAX([auc.T4];[auc.T9];[auc.T14];[auc.T19];[auc.T24])" office:value-type="float" office:value="0.85875" calcext:value-type="float">
            <text:p>0,85875</text:p>
          </table:table-cell>
          <table:table-cell/>
          <table:table-cell table:style-name="ce9" table:formula="of:=MAX([auc.V4];[auc.V9];[auc.V14];[auc.V19];[auc.V24])" office:value-type="float" office:value="0.878093" calcext:value-type="float">
            <text:p>0,878093</text:p>
          </table:table-cell>
          <table:table-cell table:style-name="ce5" table:formula="of:=MAX([auc.W4];[auc.W9];[auc.W14];[auc.W19];[auc.W24])" office:value-type="float" office:value="0.828795" calcext:value-type="float">
            <text:p>0,828795</text:p>
          </table:table-cell>
          <table:table-cell table:style-name="ce15" table:formula="of:=MAX([auc.X4];[auc.X9];[auc.X14];[auc.X19];[auc.X24])" office:value-type="float" office:value="0.849739" calcext:value-type="float">
            <text:p>0,849739</text:p>
          </table:table-cell>
          <table:table-cell table:number-columns-repeated="7"/>
          <table:table-cell table:style-name="ce2"/>
          <table:table-cell table:number-columns-repeated="992"/>
        </table:table-row>
        <table:table-row table:style-name="ro1">
          <table:table-cell office:value-type="string" calcext:value-type="string">
            <text:p>Medical</text:p>
          </table:table-cell>
          <table:table-cell table:style-name="ce5" table:formula="of:=MAX([auc.B5];[auc.B10];[auc.B15];[auc.B20];[auc.B25])" office:value-type="float" office:value="0.731068" calcext:value-type="float">
            <text:p>0,731068</text:p>
          </table:table-cell>
          <table:table-cell table:style-name="ce5" table:formula="of:=MAX([auc.C5];[auc.C10];[auc.C15];[auc.C20];[auc.C25])" office:value-type="float" office:value="0.753819" calcext:value-type="float">
            <text:p>0,753819</text:p>
          </table:table-cell>
          <table:table-cell table:style-name="ce9" table:formula="of:=MAX([auc.D5];[auc.D10];[auc.D15];[auc.D20];[auc.D25])" office:value-type="float" office:value="0.772287" calcext:value-type="float">
            <text:p>0,772287</text:p>
          </table:table-cell>
          <table:table-cell table:style-name="ce5"/>
          <table:table-cell table:style-name="ce6" table:formula="of:=MAX([auc.F5];[auc.F10];[auc.F15];[auc.F20];[auc.F25])" office:value-type="float" office:value="0.761283" calcext:value-type="float">
            <text:p>0,761283</text:p>
          </table:table-cell>
          <table:table-cell table:style-name="ce5" table:formula="of:=MAX([auc.G5];[auc.G10];[auc.G15];[auc.G20];[auc.G25])" office:value-type="float" office:value="0.756773" calcext:value-type="float">
            <text:p>0,756773</text:p>
          </table:table-cell>
          <table:table-cell table:style-name="ce5" table:formula="of:=MAX([auc.H5];[auc.H10];[auc.H15];[auc.H20];[auc.H25])" office:value-type="float" office:value="0.749305" calcext:value-type="float">
            <text:p>0,749305</text:p>
          </table:table-cell>
          <table:table-cell table:style-name="ce6"/>
          <table:table-cell table:style-name="ce5" table:formula="of:=MAX([auc.J5];[auc.J10];[auc.J15];[auc.J20];[auc.J25])" office:value-type="float" office:value="0.725248" calcext:value-type="float">
            <text:p>0,725248</text:p>
          </table:table-cell>
          <table:table-cell table:style-name="ce5" table:formula="of:=MAX([auc.K5];[auc.K10];[auc.K15];[auc.K20];[auc.K25])" office:value-type="float" office:value="0.736479" calcext:value-type="float">
            <text:p>0,736479</text:p>
          </table:table-cell>
          <table:table-cell table:style-name="ce14" table:formula="of:=MAX([auc.L5];[auc.L10];[auc.L15];[auc.L20];[auc.L25])" office:value-type="float" office:value="0.759821" calcext:value-type="float">
            <text:p>0,759821</text:p>
          </table:table-cell>
          <table:table-cell/>
          <table:table-cell table:style-name="ce5" table:formula="of:=MAX([auc.N5];[auc.N10];[auc.N15];[auc.N20];[auc.N25])" office:value-type="float" office:value="0.739942" calcext:value-type="float">
            <text:p>0,739942</text:p>
          </table:table-cell>
          <table:table-cell table:style-name="ce5" table:formula="of:=MAX([auc.O5];[auc.O10];[auc.O15];[auc.O20];[auc.O25])" office:value-type="float" office:value="0.742727" calcext:value-type="float">
            <text:p>0,742727</text:p>
          </table:table-cell>
          <table:table-cell table:style-name="ce14" table:formula="of:=MAX([auc.P5];[auc.P10];[auc.P15];[auc.P20];[auc.P25])" office:value-type="float" office:value="0.743867" calcext:value-type="float">
            <text:p>0,743867</text:p>
          </table:table-cell>
          <table:table-cell/>
          <table:table-cell table:style-name="ce5" table:formula="of:=MAX([auc.R5];[auc.R10];[auc.R15];[auc.R20];[auc.R25])" office:value-type="float" office:value="0.764095" calcext:value-type="float">
            <text:p>0,764095</text:p>
          </table:table-cell>
          <table:table-cell table:style-name="ce5" table:formula="of:=MAX([auc.S5];[auc.S10];[auc.S15];[auc.S20];[auc.S25])" office:value-type="float" office:value="0.753595" calcext:value-type="float">
            <text:p>0,753595</text:p>
          </table:table-cell>
          <table:table-cell table:style-name="ce9" table:formula="of:=MAX([auc.T5];[auc.T10];[auc.T15];[auc.T20];[auc.T25])" office:value-type="float" office:value="0.766083" calcext:value-type="float">
            <text:p>0,766083</text:p>
          </table:table-cell>
          <table:table-cell/>
          <table:table-cell table:style-name="ce6" table:formula="of:=MAX([auc.V5];[auc.V10];[auc.V15];[auc.V20];[auc.V25])" office:value-type="float" office:value="0.757388" calcext:value-type="float">
            <text:p>0,757388</text:p>
          </table:table-cell>
          <table:table-cell table:style-name="ce5" table:formula="of:=MAX([auc.W5];[auc.W10];[auc.W15];[auc.W20];[auc.W25])" office:value-type="float" office:value="0.754352" calcext:value-type="float">
            <text:p>0,754352</text:p>
          </table:table-cell>
          <table:table-cell table:style-name="ce15" table:formula="of:=MAX([auc.X5];[auc.X10];[auc.X15];[auc.X20];[auc.X25])" office:value-type="float" office:value="0.748498" calcext:value-type="float">
            <text:p>0,74849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urgical</text:p>
          </table:table-cell>
          <table:table-cell table:style-name="ce5" table:formula="of:=MAX([auc.B6];[auc.B11];[auc.B16];[auc.B21];[auc.B26])" office:value-type="float" office:value="0.781894" calcext:value-type="float">
            <text:p>0,781894</text:p>
          </table:table-cell>
          <table:table-cell table:style-name="ce5" table:formula="of:=MAX([auc.C6];[auc.C11];[auc.C16];[auc.C21];[auc.C26])" office:value-type="float" office:value="0.777895" calcext:value-type="float">
            <text:p>0,777895</text:p>
          </table:table-cell>
          <table:table-cell table:style-name="ce6" table:formula="of:=MAX([auc.D6];[auc.D11];[auc.D16];[auc.D21];[auc.D26])" office:value-type="float" office:value="0.797015" calcext:value-type="float">
            <text:p>0,797015</text:p>
          </table:table-cell>
          <table:table-cell table:style-name="ce5"/>
          <table:table-cell table:style-name="ce9" table:formula="of:=MAX([auc.F6];[auc.F11];[auc.F16];[auc.F21];[auc.F26])" office:value-type="float" office:value="0.804668" calcext:value-type="float">
            <text:p>0,804668</text:p>
          </table:table-cell>
          <table:table-cell table:style-name="ce5" table:formula="of:=MAX([auc.G6];[auc.G11];[auc.G16];[auc.G21];[auc.G26])" office:value-type="float" office:value="0.777013" calcext:value-type="float">
            <text:p>0,777013</text:p>
          </table:table-cell>
          <table:table-cell table:style-name="ce5" table:formula="of:=MAX([auc.H6];[auc.H11];[auc.H16];[auc.H21];[auc.H26])" office:value-type="float" office:value="0.789122" calcext:value-type="float">
            <text:p>0,789122</text:p>
          </table:table-cell>
          <table:table-cell table:style-name="ce9"/>
          <table:table-cell table:style-name="ce5" table:formula="of:=MAX([auc.J6];[auc.J11];[auc.J16];[auc.J21];[auc.J26])" office:value-type="float" office:value="0.788048" calcext:value-type="float">
            <text:p>0,788048</text:p>
          </table:table-cell>
          <table:table-cell table:style-name="ce5" table:formula="of:=MAX([auc.K6];[auc.K11];[auc.K16];[auc.K21];[auc.K26])" office:value-type="float" office:value="0.760793" calcext:value-type="float">
            <text:p>0,760793</text:p>
          </table:table-cell>
          <table:table-cell table:style-name="ce14" table:formula="of:=MAX([auc.L6];[auc.L11];[auc.L16];[auc.L21];[auc.L26])" office:value-type="float" office:value="0.791437" calcext:value-type="float">
            <text:p>0,791437</text:p>
          </table:table-cell>
          <table:table-cell/>
          <table:table-cell table:style-name="ce5" table:formula="of:=MAX([auc.N6];[auc.N11];[auc.N16];[auc.N21];[auc.N26])" office:value-type="float" office:value="0.777731" calcext:value-type="float">
            <text:p>0,777731</text:p>
          </table:table-cell>
          <table:table-cell table:style-name="ce5" table:formula="of:=MAX([auc.O6];[auc.O11];[auc.O16];[auc.O21];[auc.O26])" office:value-type="float" office:value="0.770619" calcext:value-type="float">
            <text:p>0,770619</text:p>
          </table:table-cell>
          <table:table-cell table:style-name="ce14" table:formula="of:=MAX([auc.P6];[auc.P11];[auc.P16];[auc.P21];[auc.P26])" office:value-type="float" office:value="0.782921" calcext:value-type="float">
            <text:p>0,782921</text:p>
          </table:table-cell>
          <table:table-cell/>
          <table:table-cell table:style-name="ce5" table:formula="of:=MAX([auc.R6];[auc.R11];[auc.R16];[auc.R21];[auc.R26])" office:value-type="float" office:value="0.758578" calcext:value-type="float">
            <text:p>0,758578</text:p>
          </table:table-cell>
          <table:table-cell table:style-name="ce5" table:formula="of:=MAX([auc.S6];[auc.S11];[auc.S16];[auc.S21];[auc.S26])" office:value-type="float" office:value="0.752776" calcext:value-type="float">
            <text:p>0,752776</text:p>
          </table:table-cell>
          <table:table-cell table:style-name="ce9" table:formula="of:=MAX([auc.T6];[auc.T11];[auc.T16];[auc.T21];[auc.T26])" office:value-type="float" office:value="0.795787" calcext:value-type="float">
            <text:p>0,795787</text:p>
          </table:table-cell>
          <table:table-cell table:style-name="ce2"/>
          <table:table-cell table:style-name="ce6" table:formula="of:=MAX([auc.V6];[auc.V11];[auc.V16];[auc.V21];[auc.V26])" office:value-type="float" office:value="0.776536" calcext:value-type="float">
            <text:p>0,776536</text:p>
          </table:table-cell>
          <table:table-cell table:style-name="ce5" table:formula="of:=MAX([auc.W6];[auc.W11];[auc.W16];[auc.W21];[auc.W26])" office:value-type="float" office:value="0.74011" calcext:value-type="float">
            <text:p>0,74011</text:p>
          </table:table-cell>
          <table:table-cell table:style-name="ce15" table:formula="of:=MAX([auc.X6];[auc.X11];[auc.X16];[auc.X21];[auc.X26])" office:value-type="float" office:value="0.766152" calcext:value-type="float">
            <text:p>0,766152</text:p>
          </table:table-cell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994"/>
        </table:table-row>
        <table:table-row table:style-name="ro1">
          <table:table-cell table:number-columns-repeated="11"/>
          <table:table-cell table:style-name="ce16"/>
          <table:table-cell table:number-columns-repeated="3"/>
          <table:table-cell table:style-name="ce16"/>
          <table:table-cell table:style-name="ce2"/>
          <table:table-cell table:number-columns-repeated="2"/>
          <table:table-cell table:style-name="ce16"/>
          <table:table-cell table:number-columns-repeated="3"/>
          <table:table-cell table:style-name="ce16"/>
          <table:table-cell/>
          <table:table-cell table:style-name="ce2"/>
          <table:table-cell table:number-columns-repeated="3"/>
          <table:table-cell table:style-name="ce2"/>
          <table:table-cell table:number-columns-repeated="994"/>
        </table:table-row>
        <table:table-row table:style-name="ro1">
          <table:table-cell table:style-name="ce2" office:value-type="string" calcext:value-type="string">
            <text:p>Average Best</text:p>
          </table:table-cell>
          <table:table-cell table:formula="of:=AVERAGE([auc.B29:.B32])" office:value-type="float" office:value="0.7979075" calcext:value-type="float">
            <text:p>0,7979075</text:p>
          </table:table-cell>
          <table:table-cell table:formula="of:=AVERAGE([auc.C29:.C32])" office:value-type="float" office:value="0.79454875" calcext:value-type="float">
            <text:p>0,79454875</text:p>
          </table:table-cell>
          <table:table-cell table:style-name="ce2" table:formula="of:=AVERAGE([auc.D29:.D32])" office:value-type="float" office:value="0.81147475" calcext:value-type="float">
            <text:p>0,81147475</text:p>
          </table:table-cell>
          <table:table-cell/>
          <table:table-cell table:style-name="ce12" table:formula="of:=AVERAGE([auc.F29:.F32])" office:value-type="float" office:value="0.8241245" calcext:value-type="float">
            <text:p>0,8241245</text:p>
          </table:table-cell>
          <table:table-cell table:formula="of:=AVERAGE([auc.G29:.G32])" office:value-type="float" office:value="0.80344825" calcext:value-type="float">
            <text:p>0,80344825</text:p>
          </table:table-cell>
          <table:table-cell table:formula="of:=AVERAGE([auc.H29:.H32])" office:value-type="float" office:value="0.81068475" calcext:value-type="float">
            <text:p>0,81068475</text:p>
          </table:table-cell>
          <table:table-cell table:style-name="ce12"/>
          <table:table-cell table:formula="of:=AVERAGE([auc.J29:.J32])" office:value-type="float" office:value="0.80391875" calcext:value-type="float">
            <text:p>0,80391875</text:p>
          </table:table-cell>
          <table:table-cell table:formula="of:=AVERAGE([auc.K29:.K32])" office:value-type="float" office:value="0.77164975" calcext:value-type="float">
            <text:p>0,77164975</text:p>
          </table:table-cell>
          <table:table-cell table:style-name="ce17" table:formula="of:=AVERAGE([auc.L29:.L32])" office:value-type="float" office:value="0.81448325" calcext:value-type="float">
            <text:p>0,81448325</text:p>
          </table:table-cell>
          <table:table-cell/>
          <table:table-cell table:formula="of:=AVERAGE([auc.N29:.N32])" office:value-type="float" office:value="0.7809115" calcext:value-type="float">
            <text:p>0,7809115</text:p>
          </table:table-cell>
          <table:table-cell table:formula="of:=AVERAGE([auc.O29:.O32])" office:value-type="float" office:value="0.771723" calcext:value-type="float">
            <text:p>0,771723</text:p>
          </table:table-cell>
          <table:table-cell table:style-name="ce17" table:formula="of:=AVERAGE([auc.P29:.P32])" office:value-type="float" office:value="0.79989575" calcext:value-type="float">
            <text:p>0,79989575</text:p>
          </table:table-cell>
          <table:table-cell/>
          <table:table-cell table:formula="of:=AVERAGE([auc.R29:.R32])" office:value-type="float" office:value="0.80706875" calcext:value-type="float">
            <text:p>0,80706875</text:p>
          </table:table-cell>
          <table:table-cell table:formula="of:=AVERAGE([auc.S29:.S32])" office:value-type="float" office:value="0.772813" calcext:value-type="float">
            <text:p>0,772813</text:p>
          </table:table-cell>
          <table:table-cell table:style-name="ce17" table:formula="of:=AVERAGE([auc.T29:.T32])" office:value-type="float" office:value="0.81200225" calcext:value-type="float">
            <text:p>0,81200225</text:p>
          </table:table-cell>
          <table:table-cell/>
          <table:table-cell table:style-name="ce12" table:formula="of:=AVERAGE([auc.V29:.V32])" office:value-type="float" office:value="0.82715875" calcext:value-type="float">
            <text:p>0,82715875</text:p>
          </table:table-cell>
          <table:table-cell table:formula="of:=AVERAGE([auc.W29:.W32])" office:value-type="float" office:value="0.776077" calcext:value-type="float">
            <text:p>0,776077</text:p>
          </table:table-cell>
          <table:table-cell table:style-name="ce16" table:formula="of:=AVERAGE([auc.X29:.X32])" office:value-type="float" office:value="0.7981805" calcext:value-type="float">
            <text:p>0,7981805</text:p>
          </table:table-cell>
          <table:table-cell/>
          <table:table-cell table:style-name="ce2"/>
          <table:table-cell table:number-columns-repeated="2"/>
          <table:table-cell table:style-name="ce2"/>
          <table:table-cell table:number-columns-repeated="995"/>
        </table:table-row>
        <table:table-row table:style-name="ro1">
          <table:table-cell table:number-columns-repeated="11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style-name="ce2"/>
          <table:table-cell table:number-columns-repeated="2"/>
          <table:table-cell table:style-name="ce16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994"/>
        </table:table-row>
        <table:table-row table:style-name="ro1">
          <table:table-cell table:style-name="ce2" office:value-type="string" calcext:value-type="string">
            <text:p>Average 5 minutes</text:p>
          </table:table-cell>
          <table:table-cell table:style-name="ce7" table:formula="of:=AVERAGE([auc.B3:.B6])" office:value-type="float" office:value="0.77466275" calcext:value-type="float">
            <text:p>0,774663</text:p>
          </table:table-cell>
          <table:table-cell table:style-name="ce7" table:formula="of:=AVERAGE([auc.C3:.C6])" office:value-type="float" office:value="0.7805405" calcext:value-type="float">
            <text:p>0,780541</text:p>
          </table:table-cell>
          <table:table-cell table:style-name="ce10" table:formula="of:=AVERAGE([auc.D3:.D6])" office:value-type="float" office:value="0.804811" calcext:value-type="float">
            <text:p>0,804811</text:p>
          </table:table-cell>
          <table:table-cell table:style-name="ce7"/>
          <table:table-cell table:style-name="ce10" table:formula="of:=AVERAGE([auc.F3:.F6])" office:value-type="float" office:value="0.8071715" calcext:value-type="float">
            <text:p>0,807172</text:p>
          </table:table-cell>
          <table:table-cell table:style-name="ce7" table:formula="of:=AVERAGE([auc.G3:.G6])" office:value-type="float" office:value="0.7705225" calcext:value-type="float">
            <text:p>0,770523</text:p>
          </table:table-cell>
          <table:table-cell table:style-name="ce7" table:formula="of:=AVERAGE([auc.H3:.H6])" office:value-type="float" office:value="0.791205" calcext:value-type="float">
            <text:p>0,791205</text:p>
          </table:table-cell>
          <table:table-cell table:style-name="ce10"/>
          <table:table-cell table:style-name="ce7" table:formula="of:=AVERAGE([auc.J3:.J6])" office:value-type="float" office:value="0.7651345" calcext:value-type="float">
            <text:p>0,765135</text:p>
          </table:table-cell>
          <table:table-cell table:style-name="ce7" table:formula="of:=AVERAGE([auc.K3:.K6])" office:value-type="float" office:value="0.73574125" calcext:value-type="float">
            <text:p>0,735741</text:p>
          </table:table-cell>
          <table:table-cell table:style-name="ce10" table:formula="of:=AVERAGE([auc.L3:.L6])" office:value-type="float" office:value="0.78592775" calcext:value-type="float">
            <text:p>0,785928</text:p>
          </table:table-cell>
          <table:table-cell/>
          <table:table-cell table:style-name="ce7" table:formula="of:=AVERAGE([auc.N3:.N6])" office:value-type="float" office:value="0.76950775" calcext:value-type="float">
            <text:p>0,769508</text:p>
          </table:table-cell>
          <table:table-cell table:style-name="ce7" table:formula="of:=AVERAGE([auc.O3:.O6])" office:value-type="float" office:value="0.740579" calcext:value-type="float">
            <text:p>0,740579</text:p>
          </table:table-cell>
          <table:table-cell table:style-name="ce10" table:formula="of:=AVERAGE([auc.P3:.P6])" office:value-type="float" office:value="0.77570025" calcext:value-type="float">
            <text:p>0,775700</text:p>
          </table:table-cell>
          <table:table-cell/>
          <table:table-cell table:style-name="ce10" table:formula="of:=AVERAGE([auc.R3:.R6])" office:value-type="float" office:value="0.7870685" calcext:value-type="float">
            <text:p>0,787069</text:p>
          </table:table-cell>
          <table:table-cell table:style-name="ce7" table:formula="of:=AVERAGE([auc.S3:.S6])" office:value-type="float" office:value="0.75912725" calcext:value-type="float">
            <text:p>0,759127</text:p>
          </table:table-cell>
          <table:table-cell table:style-name="ce7" table:formula="of:=AVERAGE([auc.T3:.T6])" office:value-type="float" office:value="0.78455775" calcext:value-type="float">
            <text:p>0,784558</text:p>
          </table:table-cell>
          <table:table-cell/>
          <table:table-cell table:style-name="ce10" table:formula="of:=AVERAGE([auc.V3:.V6])" office:value-type="float" office:value="0.8070615" calcext:value-type="float">
            <text:p>0,807062</text:p>
          </table:table-cell>
          <table:table-cell table:style-name="ce7" table:formula="of:=AVERAGE([auc.W3:.W6])" office:value-type="float" office:value="0.75315325" calcext:value-type="float">
            <text:p>0,753153</text:p>
          </table:table-cell>
          <table:table-cell table:style-name="ce7" table:formula="of:=AVERAGE([auc.X3:.X6])" office:value-type="float" office:value="0.78205825" calcext:value-type="float">
            <text:p>0,782058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Average 15 minutes</text:p>
          </table:table-cell>
          <table:table-cell table:style-name="ce7" table:formula="of:=AVERAGE([auc.B8:.B11])" office:value-type="float" office:value="0.781738" calcext:value-type="float">
            <text:p>0,781738</text:p>
          </table:table-cell>
          <table:table-cell table:style-name="ce7" table:formula="of:=AVERAGE([auc.C8:.C11])" office:value-type="float" office:value="0.78655625" calcext:value-type="float">
            <text:p>0,786556</text:p>
          </table:table-cell>
          <table:table-cell table:style-name="ce10" table:formula="of:=AVERAGE([auc.D8:.D11])" office:value-type="float" office:value="0.78874275" calcext:value-type="float">
            <text:p>0,788743</text:p>
          </table:table-cell>
          <table:table-cell table:style-name="ce7"/>
          <table:table-cell table:style-name="ce10" table:formula="of:=AVERAGE([auc.F8:.F11])" office:value-type="float" office:value="0.7992615" calcext:value-type="float">
            <text:p>0,799262</text:p>
          </table:table-cell>
          <table:table-cell table:style-name="ce7" table:formula="of:=AVERAGE([auc.G8:.G11])" office:value-type="float" office:value="0.79014425" calcext:value-type="float">
            <text:p>0,790144</text:p>
          </table:table-cell>
          <table:table-cell table:style-name="ce7" table:formula="of:=AVERAGE([auc.H8:.H11])" office:value-type="float" office:value="0.793689" calcext:value-type="float">
            <text:p>0,793689</text:p>
          </table:table-cell>
          <table:table-cell table:style-name="ce10"/>
          <table:table-cell table:style-name="ce7" table:formula="of:=AVERAGE([auc.J8:.J11])" office:value-type="float" office:value="0.7806055" calcext:value-type="float">
            <text:p>0,780606</text:p>
          </table:table-cell>
          <table:table-cell table:style-name="ce7" table:formula="of:=AVERAGE([auc.K8:.K11])" office:value-type="float" office:value="0.752893" calcext:value-type="float">
            <text:p>0,752893</text:p>
          </table:table-cell>
          <table:table-cell table:style-name="ce10" table:formula="of:=AVERAGE([auc.L8:.L11])" office:value-type="float" office:value="0.80099675" calcext:value-type="float">
            <text:p>0,800997</text:p>
          </table:table-cell>
          <table:table-cell/>
          <table:table-cell table:style-name="ce7" table:formula="of:=AVERAGE([auc.N8:.N11])" office:value-type="float" office:value="0.744534" calcext:value-type="float">
            <text:p>0,744534</text:p>
          </table:table-cell>
          <table:table-cell table:style-name="ce7" table:formula="of:=AVERAGE([auc.O8:.O11])" office:value-type="float" office:value="0.75592325" calcext:value-type="float">
            <text:p>0,755923</text:p>
          </table:table-cell>
          <table:table-cell table:style-name="ce10" table:formula="of:=AVERAGE([auc.P8:.P11])" office:value-type="float" office:value="0.790804" calcext:value-type="float">
            <text:p>0,790804</text:p>
          </table:table-cell>
          <table:table-cell/>
          <table:table-cell table:style-name="ce7" table:formula="of:=AVERAGE([auc.R8:.R11])" office:value-type="float" office:value="0.77454825" calcext:value-type="float">
            <text:p>0,774548</text:p>
          </table:table-cell>
          <table:table-cell table:style-name="ce7" table:formula="of:=AVERAGE([auc.S8:.S11])" office:value-type="float" office:value="0.76131575" calcext:value-type="float">
            <text:p>0,761316</text:p>
          </table:table-cell>
          <table:table-cell table:style-name="ce10" table:formula="of:=AVERAGE([auc.T8:.T11])" office:value-type="float" office:value="0.81200225" calcext:value-type="float">
            <text:p>0,812002</text:p>
          </table:table-cell>
          <table:table-cell/>
          <table:table-cell table:style-name="ce10" table:formula="of:=AVERAGE([auc.V8:.V11])" office:value-type="float" office:value="0.7970965" calcext:value-type="float">
            <text:p>0,797097</text:p>
          </table:table-cell>
          <table:table-cell table:style-name="ce7" table:formula="of:=AVERAGE([auc.W8:.W11])" office:value-type="float" office:value="0.760353" calcext:value-type="float">
            <text:p>0,760353</text:p>
          </table:table-cell>
          <table:table-cell table:style-name="ce7" table:formula="of:=AVERAGE([auc.X8:.X11])" office:value-type="float" office:value="0.78112025" calcext:value-type="float">
            <text:p>0,78112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Average 30 minutes</text:p>
          </table:table-cell>
          <table:table-cell table:style-name="ce7" table:formula="of:=AVERAGE([auc.B13:.B16])" office:value-type="float" office:value="0.78065075" calcext:value-type="float">
            <text:p>0,780651</text:p>
          </table:table-cell>
          <table:table-cell table:style-name="ce7" table:formula="of:=AVERAGE([auc.C13:.C16])" office:value-type="float" office:value="0.77760525" calcext:value-type="float">
            <text:p>0,777605</text:p>
          </table:table-cell>
          <table:table-cell table:style-name="ce10" table:formula="of:=AVERAGE([auc.D13:.D16])" office:value-type="float" office:value="0.80254825" calcext:value-type="float">
            <text:p>0,802548</text:p>
          </table:table-cell>
          <table:table-cell table:style-name="ce7"/>
          <table:table-cell table:style-name="ce13" table:formula="of:=AVERAGE([auc.F13:.F16])" office:value-type="float" office:value="0.81155475" calcext:value-type="float">
            <text:p>0,811555</text:p>
          </table:table-cell>
          <table:table-cell table:style-name="ce7" table:formula="of:=AVERAGE([auc.G13:.G16])" office:value-type="float" office:value="0.783713" calcext:value-type="float">
            <text:p>0,783713</text:p>
          </table:table-cell>
          <table:table-cell table:style-name="ce7" table:formula="of:=AVERAGE([auc.H13:.H16])" office:value-type="float" office:value="0.78125575" calcext:value-type="float">
            <text:p>0,781256</text:p>
          </table:table-cell>
          <table:table-cell table:style-name="ce13"/>
          <table:table-cell table:style-name="ce7" table:formula="of:=AVERAGE([auc.J13:.J16])" office:value-type="float" office:value="0.79369425" calcext:value-type="float">
            <text:p>0,793694</text:p>
          </table:table-cell>
          <table:table-cell table:style-name="ce7" table:formula="of:=AVERAGE([auc.K13:.K16])" office:value-type="float" office:value="0.76287375" calcext:value-type="float">
            <text:p>0,762874</text:p>
          </table:table-cell>
          <table:table-cell table:style-name="ce18" table:formula="of:=AVERAGE([auc.L13:.L16])" office:value-type="float" office:value="0.80715725" calcext:value-type="float">
            <text:p>0,807157</text:p>
          </table:table-cell>
          <table:table-cell/>
          <table:table-cell table:style-name="ce7" table:formula="of:=AVERAGE([auc.N13:.N16])" office:value-type="float" office:value="0.73177725" calcext:value-type="float">
            <text:p>0,731777</text:p>
          </table:table-cell>
          <table:table-cell table:style-name="ce7" table:formula="of:=AVERAGE([auc.O13:.O16])" office:value-type="float" office:value="0.75993725" calcext:value-type="float">
            <text:p>0,759937</text:p>
          </table:table-cell>
          <table:table-cell table:style-name="ce18" table:formula="of:=AVERAGE([auc.P13:.P16])" office:value-type="float" office:value="0.7892345" calcext:value-type="float">
            <text:p>0,789235</text:p>
          </table:table-cell>
          <table:table-cell/>
          <table:table-cell table:style-name="ce7" table:formula="of:=AVERAGE([auc.R13:.R16])" office:value-type="float" office:value="0.78135325" calcext:value-type="float">
            <text:p>0,781353</text:p>
          </table:table-cell>
          <table:table-cell table:style-name="ce7" table:formula="of:=AVERAGE([auc.S13:.S16])" office:value-type="float" office:value="0.753255" calcext:value-type="float">
            <text:p>0,753255</text:p>
          </table:table-cell>
          <table:table-cell table:style-name="ce18" table:formula="of:=AVERAGE([auc.T13:.T16])" office:value-type="float" office:value="0.786097" calcext:value-type="float">
            <text:p>0,786097</text:p>
          </table:table-cell>
          <table:table-cell/>
          <table:table-cell table:style-name="ce10" table:formula="of:=AVERAGE([auc.V13:.V16])" office:value-type="float" office:value="0.81886925" calcext:value-type="float">
            <text:p>0,818869</text:p>
          </table:table-cell>
          <table:table-cell table:style-name="ce7" table:formula="of:=AVERAGE([auc.W13:.W16])" office:value-type="float" office:value="0.742485" calcext:value-type="float">
            <text:p>0,742485</text:p>
          </table:table-cell>
          <table:table-cell table:style-name="ce20" table:formula="of:=AVERAGE([auc.X13:.X16])" office:value-type="float" office:value="0.7915045" calcext:value-type="float">
            <text:p>0,791505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Average 60 minutes</text:p>
          </table:table-cell>
          <table:table-cell table:style-name="ce7" table:formula="of:=AVERAGE([auc.B18:.B21])" office:value-type="float" office:value="0.77584025" calcext:value-type="float">
            <text:p>0,775840</text:p>
          </table:table-cell>
          <table:table-cell table:style-name="ce7" table:formula="of:=AVERAGE([auc.C18:.C21])" office:value-type="float" office:value="0.7849275" calcext:value-type="float">
            <text:p>0,784928</text:p>
          </table:table-cell>
          <table:table-cell table:style-name="ce10" table:formula="of:=AVERAGE([auc.D18:.D21])" office:value-type="float" office:value="0.79692825" calcext:value-type="float">
            <text:p>0,796928</text:p>
          </table:table-cell>
          <table:table-cell table:style-name="ce7"/>
          <table:table-cell table:style-name="ce10" table:formula="of:=AVERAGE([auc.F18:.F21])" office:value-type="float" office:value="0.802439" calcext:value-type="float">
            <text:p>0,802439</text:p>
          </table:table-cell>
          <table:table-cell table:style-name="ce7" table:formula="of:=AVERAGE([auc.G18:.G21])" office:value-type="float" office:value="0.79946825" calcext:value-type="float">
            <text:p>0,799468</text:p>
          </table:table-cell>
          <table:table-cell table:style-name="ce7" table:formula="of:=AVERAGE([auc.H18:.H21])" office:value-type="float" office:value="0.801312" calcext:value-type="float">
            <text:p>0,801312</text:p>
          </table:table-cell>
          <table:table-cell table:style-name="ce10"/>
          <table:table-cell table:style-name="ce7" table:formula="of:=AVERAGE([auc.J18:.J21])" office:value-type="float" office:value="0.76356725" calcext:value-type="float">
            <text:p>0,763567</text:p>
          </table:table-cell>
          <table:table-cell table:style-name="ce7" table:formula="of:=AVERAGE([auc.K18:.K21])" office:value-type="float" office:value="0.760444" calcext:value-type="float">
            <text:p>0,760444</text:p>
          </table:table-cell>
          <table:table-cell table:style-name="ce10" table:formula="of:=AVERAGE([auc.L18:.L21])" office:value-type="float" office:value="0.78949025" calcext:value-type="float">
            <text:p>0,789490</text:p>
          </table:table-cell>
          <table:table-cell/>
          <table:table-cell table:style-name="ce7" table:formula="of:=AVERAGE([auc.N18:.N21])" office:value-type="float" office:value="0.76160825" calcext:value-type="float">
            <text:p>0,761608</text:p>
          </table:table-cell>
          <table:table-cell table:style-name="ce7" table:formula="of:=AVERAGE([auc.O18:.O21])" office:value-type="float" office:value="0.756224" calcext:value-type="float">
            <text:p>0,756224</text:p>
          </table:table-cell>
          <table:table-cell table:style-name="ce10" table:formula="of:=AVERAGE([auc.P18:.P21])" office:value-type="float" office:value="0.77933225" calcext:value-type="float">
            <text:p>0,779332</text:p>
          </table:table-cell>
          <table:table-cell/>
          <table:table-cell table:style-name="ce7" table:formula="of:=AVERAGE([auc.R18:.R21])" office:value-type="float" office:value="0.77723275" calcext:value-type="float">
            <text:p>0,777233</text:p>
          </table:table-cell>
          <table:table-cell table:style-name="ce7" table:formula="of:=AVERAGE([auc.S18:.S21])" office:value-type="float" office:value="0.75826725" calcext:value-type="float">
            <text:p>0,758267</text:p>
          </table:table-cell>
          <table:table-cell table:style-name="ce10" table:formula="of:=AVERAGE([auc.T18:.T21])" office:value-type="float" office:value="0.78985775" calcext:value-type="float">
            <text:p>0,789858</text:p>
          </table:table-cell>
          <table:table-cell/>
          <table:table-cell table:style-name="ce10" table:formula="of:=AVERAGE([auc.V18:.V21])" office:value-type="float" office:value="0.81891975" calcext:value-type="float">
            <text:p>0,818920</text:p>
          </table:table-cell>
          <table:table-cell table:style-name="ce7" table:formula="of:=AVERAGE([auc.W18:.W21])" office:value-type="float" office:value="0.76281525" calcext:value-type="float">
            <text:p>0,762815</text:p>
          </table:table-cell>
          <table:table-cell table:style-name="ce7" table:formula="of:=AVERAGE([auc.X18:.X21])" office:value-type="float" office:value="0.78500075" calcext:value-type="float">
            <text:p>0,785001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Average No Agg</text:p>
          </table:table-cell>
          <table:table-cell table:style-name="ce7" table:formula="of:=AVERAGE([auc.B23:.B26])" office:value-type="float" office:value="0.78225625" calcext:value-type="float">
            <text:p>0,782256</text:p>
          </table:table-cell>
          <table:table-cell table:style-name="ce7" table:formula="of:=AVERAGE([auc.C23:.C26])" office:value-type="float" office:value="0.791176" calcext:value-type="float">
            <text:p>0,791176</text:p>
          </table:table-cell>
          <table:table-cell table:style-name="ce11" table:formula="of:=AVERAGE([auc.D23:.D26])" office:value-type="float" office:value="0.803618" calcext:value-type="float">
            <text:p>0,803618</text:p>
          </table:table-cell>
          <table:table-cell table:style-name="ce7"/>
          <table:table-cell table:style-name="ce7" table:formula="of:=AVERAGE([auc.F23:.F26])" office:value-type="float" office:value="0.8013865" calcext:value-type="float">
            <text:p>0,801387</text:p>
          </table:table-cell>
          <table:table-cell table:style-name="ce7" table:formula="of:=AVERAGE([auc.G23:.G26])" office:value-type="float" office:value="0.78675075" calcext:value-type="float">
            <text:p>0,786751</text:p>
          </table:table-cell>
          <table:table-cell table:style-name="ce10" table:formula="of:=AVERAGE([auc.H23:.H26])" office:value-type="float" office:value="0.8024475" calcext:value-type="float">
            <text:p>0,802448</text:p>
          </table:table-cell>
          <table:table-cell table:style-name="ce7"/>
          <table:table-cell table:style-name="ce7" table:formula="of:=AVERAGE([auc.J23:.J26])" office:value-type="float" office:value="0.78964" calcext:value-type="float">
            <text:p>0,789640</text:p>
          </table:table-cell>
          <table:table-cell table:style-name="ce7" table:formula="of:=AVERAGE([auc.K23:.K26])" office:value-type="float" office:value="0.74928" calcext:value-type="float">
            <text:p>0,749280</text:p>
          </table:table-cell>
          <table:table-cell table:style-name="ce10" table:formula="of:=AVERAGE([auc.L23:.L26])" office:value-type="float" office:value="0.80756125" calcext:value-type="float">
            <text:p>0,807561</text:p>
          </table:table-cell>
          <table:table-cell/>
          <table:table-cell table:style-name="ce7" table:formula="of:=AVERAGE([auc.N23:.N26])" office:value-type="float" office:value="0.75736875" calcext:value-type="float">
            <text:p>0,757369</text:p>
          </table:table-cell>
          <table:table-cell table:style-name="ce7" table:formula="of:=AVERAGE([auc.O23:.O26])" office:value-type="float" office:value="0.759974" calcext:value-type="float">
            <text:p>0,759974</text:p>
          </table:table-cell>
          <table:table-cell table:style-name="ce10" table:formula="of:=AVERAGE([auc.P23:.P26])" office:value-type="float" office:value="0.7821695" calcext:value-type="float">
            <text:p>0,782170</text:p>
          </table:table-cell>
          <table:table-cell/>
          <table:table-cell table:style-name="ce7" table:formula="of:=AVERAGE([auc.R23:.R26])" office:value-type="float" office:value="0.790696" calcext:value-type="float">
            <text:p>0,790696</text:p>
          </table:table-cell>
          <table:table-cell table:style-name="ce7" table:formula="of:=AVERAGE([auc.S23:.S26])" office:value-type="float" office:value="0.75791275" calcext:value-type="float">
            <text:p>0,757913</text:p>
          </table:table-cell>
          <table:table-cell table:style-name="ce10" table:formula="of:=AVERAGE([auc.T23:.T26])" office:value-type="float" office:value="0.79714725" calcext:value-type="float">
            <text:p>0,797147</text:p>
          </table:table-cell>
          <table:table-cell/>
          <table:table-cell table:style-name="ce10" table:formula="of:=AVERAGE([auc.V23:.V26])" office:value-type="float" office:value="0.8129495" calcext:value-type="float">
            <text:p>0,812950</text:p>
          </table:table-cell>
          <table:table-cell table:style-name="ce7" table:formula="of:=AVERAGE([auc.W23:.W26])" office:value-type="float" office:value="0.76855025" calcext:value-type="float">
            <text:p>0,768550</text:p>
          </table:table-cell>
          <table:table-cell table:style-name="ce7" table:formula="of:=AVERAGE([auc.X23:.X26])" office:value-type="float" office:value="0.796505" calcext:value-type="float">
            <text:p>0,796505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genda: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2" office:value-type="string" calcext:value-type="string">
            <text:p>Negrito</text:p>
          </table:table-cell>
          <table:table-cell office:value-type="string" calcext:value-type="string">
            <text:p>Melhor na UTI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ublinhado</text:p>
          </table:table-cell>
          <table:table-cell office:value-type="string" calcext:value-type="string">
            <text:p>Melhor geral</text:p>
          </table:table-cell>
          <table:table-cell table:number-columns-repeated="1022"/>
        </table:table-row>
      </table:table>
      <table:table table:name="Planilha3" table:style-name="ta1">
        <table:table-column table:style-name="co14" table:default-cell-style-name="ce2"/>
        <table:table-column table:style-name="co15" table:default-cell-style-name="ce23"/>
        <table:table-column table:style-name="co16" table:default-cell-style-name="ce23"/>
        <table:table-column table:style-name="co17" table:default-cell-style-name="ce22"/>
        <table:table-column table:style-name="co18" table:default-cell-style-name="Default"/>
        <table:table-row table:style-name="ro1">
          <table:table-cell office:value-type="string" calcext:value-type="string">
            <text:p>Best</text:p>
          </table:table-cell>
          <table:table-cell table:style-name="ce2" office:value-type="string" calcext:value-type="string">
            <text:p>Fine Tunning</text:p>
          </table:table-cell>
          <table:table-cell table:style-name="ce2" office:value-type="string" calcext:value-type="string">
            <text:p>Focused Training</text:p>
          </table:table-cell>
          <table:table-cell table:style-name="ce2" office:value-type="string" calcext:value-type="string">
            <text:p>Mixed Training</text:p>
          </table:table-cell>
          <table:table-cell table:style-name="ce2" office:value-type="string" calcext:value-type="string">
            <text:p>Best Aggregation</text:p>
          </table:table-cell>
        </table:table-row>
        <table:table-row table:style-name="ro1">
          <table:table-cell table:style-name="Default" office:value-type="string" calcext:value-type="string">
            <text:p>Coronary</text:p>
          </table:table-cell>
          <table:table-cell table:style-name="ce22" office:value-type="float" office:value="0.829214" calcext:value-type="float">
            <text:p>0,8292</text:p>
          </table:table-cell>
          <table:table-cell office:value-type="float" office:value="0.774408" calcext:value-type="float">
            <text:p>0,7744</text:p>
          </table:table-cell>
          <table:table-cell table:style-name="ce23" office:value-type="float" office:value="0.827389" calcext:value-type="float">
            <text:p>0,8274</text:p>
          </table:table-cell>
          <table:table-cell table:style-name="ce24" office:value-type="string" calcext:value-type="string">
            <text:p>5</text:p>
          </table:table-cell>
        </table:table-row>
        <table:table-row table:style-name="ro1">
          <table:table-cell table:style-name="Default" office:value-type="string" calcext:value-type="string">
            <text:p>Cardiac</text:p>
          </table:table-cell>
          <table:table-cell table:style-name="ce22" office:value-type="float" office:value="0.876388" calcext:value-type="float">
            <text:p>0,8764</text:p>
          </table:table-cell>
          <table:table-cell office:value-type="float" office:value="0.810473" calcext:value-type="float">
            <text:p>0,8105</text:p>
          </table:table-cell>
          <table:table-cell table:style-name="ce23" office:value-type="float" office:value="0.85875" calcext:value-type="float">
            <text:p>0,8588</text:p>
          </table:table-cell>
          <table:table-cell table:style-name="ce25" office:value-type="string" calcext:value-type="string">
            <text:p>Raw</text:p>
          </table:table-cell>
        </table:table-row>
        <table:table-row table:style-name="ro1">
          <table:table-cell table:style-name="Default" office:value-type="string" calcext:value-type="string">
            <text:p>Medical</text:p>
          </table:table-cell>
          <table:table-cell office:value-type="float" office:value="0.764095" calcext:value-type="float">
            <text:p>0,7641</text:p>
          </table:table-cell>
          <table:table-cell office:value-type="float" office:value="0.753595" calcext:value-type="float">
            <text:p>0,7536</text:p>
          </table:table-cell>
          <table:table-cell office:value-type="float" office:value="0.766083" calcext:value-type="float">
            <text:p>0,7661</text:p>
          </table:table-cell>
          <table:table-cell table:style-name="ce25" office:value-type="string" calcext:value-type="string">
            <text:p>15</text:p>
          </table:table-cell>
        </table:table-row>
        <table:table-row table:style-name="ro1">
          <table:table-cell table:style-name="Default" office:value-type="string" calcext:value-type="string">
            <text:p>Surgical</text:p>
          </table:table-cell>
          <table:table-cell office:value-type="float" office:value="0.758578" calcext:value-type="float">
            <text:p>0,7586</text:p>
          </table:table-cell>
          <table:table-cell office:value-type="float" office:value="0.752776" calcext:value-type="float">
            <text:p>0,7528</text:p>
          </table:table-cell>
          <table:table-cell office:value-type="float" office:value="0.795787" calcext:value-type="float">
            <text:p>0,7958</text:p>
          </table:table-cell>
          <table:table-cell table:style-name="ce25" office:value-type="string" calcext:value-type="string">
            <text:p>1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verage Best</text:p>
          </table:table-cell>
          <table:table-cell office:value-type="float" office:value="0.80706875" calcext:value-type="float">
            <text:p>0,8071</text:p>
          </table:table-cell>
          <table:table-cell office:value-type="float" office:value="0.772813" calcext:value-type="float">
            <text:p>0,7728</text:p>
          </table:table-cell>
          <table:table-cell office:value-type="float" office:value="0.81200225" calcext:value-type="float">
            <text:p>0,8120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verage 5 minutes</text:p>
          </table:table-cell>
          <table:table-cell table:style-name="ce22" office:value-type="float" office:value="0.7870685" calcext:value-type="float">
            <text:p>0,7871</text:p>
          </table:table-cell>
          <table:table-cell office:value-type="float" office:value="0.75912725" calcext:value-type="float">
            <text:p>0,7591</text:p>
          </table:table-cell>
          <table:table-cell table:style-name="ce23" office:value-type="float" office:value="0.78455775" calcext:value-type="float">
            <text:p>0,7846</text:p>
          </table:table-cell>
          <table:table-cell/>
        </table:table-row>
        <table:table-row table:style-name="ro1">
          <table:table-cell office:value-type="string" calcext:value-type="string">
            <text:p>Average 15 minutes</text:p>
          </table:table-cell>
          <table:table-cell office:value-type="float" office:value="0.77454825" calcext:value-type="float">
            <text:p>0,7745</text:p>
          </table:table-cell>
          <table:table-cell office:value-type="float" office:value="0.76131575" calcext:value-type="float">
            <text:p>0,7613</text:p>
          </table:table-cell>
          <table:table-cell office:value-type="float" office:value="0.81200225" calcext:value-type="float">
            <text:p>0,8120</text:p>
          </table:table-cell>
          <table:table-cell/>
        </table:table-row>
        <table:table-row table:style-name="ro1">
          <table:table-cell office:value-type="string" calcext:value-type="string">
            <text:p>Average 30 minutes</text:p>
          </table:table-cell>
          <table:table-cell office:value-type="float" office:value="0.78135325" calcext:value-type="float">
            <text:p>0,7814</text:p>
          </table:table-cell>
          <table:table-cell office:value-type="float" office:value="0.753255" calcext:value-type="float">
            <text:p>0,7533</text:p>
          </table:table-cell>
          <table:table-cell office:value-type="float" office:value="0.786097" calcext:value-type="float">
            <text:p>0,7861</text:p>
          </table:table-cell>
          <table:table-cell/>
        </table:table-row>
        <table:table-row table:style-name="ro1">
          <table:table-cell office:value-type="string" calcext:value-type="string">
            <text:p>Average 60 minutes</text:p>
          </table:table-cell>
          <table:table-cell office:value-type="float" office:value="0.77723275" calcext:value-type="float">
            <text:p>0,7772</text:p>
          </table:table-cell>
          <table:table-cell office:value-type="float" office:value="0.75826725" calcext:value-type="float">
            <text:p>0,7583</text:p>
          </table:table-cell>
          <table:table-cell office:value-type="float" office:value="0.78985775" calcext:value-type="float">
            <text:p>0,7899</text:p>
          </table:table-cell>
          <table:table-cell/>
        </table:table-row>
        <table:table-row table:style-name="ro1">
          <table:table-cell office:value-type="string" calcext:value-type="string">
            <text:p>Average No Agg</text:p>
          </table:table-cell>
          <table:table-cell office:value-type="float" office:value="0.790696" calcext:value-type="float">
            <text:p>0,7907</text:p>
          </table:table-cell>
          <table:table-cell office:value-type="float" office:value="0.75791275" calcext:value-type="float">
            <text:p>0,7579</text:p>
          </table:table-cell>
          <table:table-cell office:value-type="float" office:value="0.79714725" calcext:value-type="float">
            <text:p>0,7971</text:p>
          </table:table-cell>
          <table:table-cell/>
        </table:table-row>
      </table:table>
      <table:table table:name="cont var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 office:value-type="string" calcext:value-type="string">
            <text:p>Model</text:p>
          </table:table-cell>
          <table:table-cell office:value-type="string" calcext:value-type="string">
            <text:p>m3br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5 minutes</text:p>
          </table:table-cell>
          <table:table-cell table:style-name="ce2" office:value-type="string" calcext:value-type="string">
            <text:p>Fine Tunning</text:p>
          </table:table-cell>
          <table:table-cell table:style-name="ce2" office:value-type="string" calcext:value-type="string">
            <text:p>Focused Training</text:p>
          </table:table-cell>
          <table:table-cell table:style-name="ce2" office:value-type="string" calcext:value-type="string">
            <text:p>Mixed Training</text:p>
          </table:table-cell>
        </table:table-row>
        <table:table-row table:style-name="ro1">
          <table:table-cell office:value-type="string" calcext:value-type="string">
            <text:p>Coronary</text:p>
          </table:table-cell>
          <table:table-cell office:value-type="float" office:value="0.645774" calcext:value-type="float">
            <text:p>0,645774</text:p>
          </table:table-cell>
          <table:table-cell office:value-type="float" office:value="0.686766" calcext:value-type="float">
            <text:p>0,686766</text:p>
          </table:table-cell>
          <table:table-cell office:value-type="float" office:value="0.644633" calcext:value-type="float">
            <text:p>0,644633</text:p>
          </table:table-cell>
        </table:table-row>
        <table:table-row table:style-name="ro1">
          <table:table-cell office:value-type="string" calcext:value-type="string">
            <text:p>Cardiac</text:p>
          </table:table-cell>
          <table:table-cell office:value-type="float" office:value="0.481121" calcext:value-type="float">
            <text:p>0,481121</text:p>
          </table:table-cell>
          <table:table-cell office:value-type="float" office:value="0.551731" calcext:value-type="float">
            <text:p>0,551731</text:p>
          </table:table-cell>
          <table:table-cell office:value-type="float" office:value="0.639237" calcext:value-type="float">
            <text:p>0,639237</text:p>
          </table:table-cell>
        </table:table-row>
        <table:table-row table:style-name="ro1">
          <table:table-cell office:value-type="string" calcext:value-type="string">
            <text:p>Medical</text:p>
          </table:table-cell>
          <table:table-cell office:value-type="float" office:value="0.65094" calcext:value-type="float">
            <text:p>0,65094</text:p>
          </table:table-cell>
          <table:table-cell office:value-type="float" office:value="0.648514" calcext:value-type="float">
            <text:p>0,648514</text:p>
          </table:table-cell>
          <table:table-cell office:value-type="float" office:value="0.648956" calcext:value-type="float">
            <text:p>0,648956</text:p>
          </table:table-cell>
        </table:table-row>
        <table:table-row table:style-name="ro1">
          <table:table-cell office:value-type="string" calcext:value-type="string">
            <text:p>Surgical</text:p>
          </table:table-cell>
          <table:table-cell office:value-type="float" office:value="0.682182" calcext:value-type="float">
            <text:p>0,682182</text:p>
          </table:table-cell>
          <table:table-cell office:value-type="float" office:value="0.68481" calcext:value-type="float">
            <text:p>0,68481</text:p>
          </table:table-cell>
          <table:table-cell office:value-type="float" office:value="0.660479" calcext:value-type="float">
            <text:p>0,660479</text:p>
          </table:table-cell>
        </table:table-row>
        <table:table-row table:style-name="ro1">
          <table:table-cell table:style-name="ce2" office:value-type="string" calcext:value-type="string">
            <text:p>15 minu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onary</text:p>
          </table:table-cell>
          <table:table-cell office:value-type="float" office:value="0.669285" calcext:value-type="float">
            <text:p>0,669285</text:p>
          </table:table-cell>
          <table:table-cell office:value-type="float" office:value="0.639706" calcext:value-type="float">
            <text:p>0,639706</text:p>
          </table:table-cell>
          <table:table-cell office:value-type="float" office:value="0.659943" calcext:value-type="float">
            <text:p>0,659943</text:p>
          </table:table-cell>
        </table:table-row>
        <table:table-row table:style-name="ro1">
          <table:table-cell office:value-type="string" calcext:value-type="string">
            <text:p>Cardiac</text:p>
          </table:table-cell>
          <table:table-cell office:value-type="float" office:value="0.586506" calcext:value-type="float">
            <text:p>0,586506</text:p>
          </table:table-cell>
          <table:table-cell office:value-type="float" office:value="0.59501" calcext:value-type="float">
            <text:p>0,59501</text:p>
          </table:table-cell>
          <table:table-cell office:value-type="float" office:value="0.596318" calcext:value-type="float">
            <text:p>0,596318</text:p>
          </table:table-cell>
        </table:table-row>
        <table:table-row table:style-name="ro1">
          <table:table-cell office:value-type="string" calcext:value-type="string">
            <text:p>Medical</text:p>
          </table:table-cell>
          <table:table-cell office:value-type="float" office:value="0.665417" calcext:value-type="float">
            <text:p>0,665417</text:p>
          </table:table-cell>
          <table:table-cell office:value-type="float" office:value="0.664647" calcext:value-type="float">
            <text:p>0,664647</text:p>
          </table:table-cell>
          <table:table-cell office:value-type="float" office:value="0.648961" calcext:value-type="float">
            <text:p>0,648961</text:p>
          </table:table-cell>
        </table:table-row>
        <table:table-row table:style-name="ro1">
          <table:table-cell office:value-type="string" calcext:value-type="string">
            <text:p>Surgical</text:p>
          </table:table-cell>
          <table:table-cell office:value-type="float" office:value="0.695403" calcext:value-type="float">
            <text:p>0,695403</text:p>
          </table:table-cell>
          <table:table-cell office:value-type="float" office:value="0.68823" calcext:value-type="float">
            <text:p>0,68823</text:p>
          </table:table-cell>
          <table:table-cell office:value-type="float" office:value="0.691544" calcext:value-type="float">
            <text:p>0,691544</text:p>
          </table:table-cell>
        </table:table-row>
        <table:table-row table:style-name="ro1">
          <table:table-cell table:style-name="ce2" office:value-type="string" calcext:value-type="string">
            <text:p>30 minu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onary</text:p>
          </table:table-cell>
          <table:table-cell office:value-type="float" office:value="0.670584" calcext:value-type="float">
            <text:p>0,670584</text:p>
          </table:table-cell>
          <table:table-cell office:value-type="float" office:value="0.659666" calcext:value-type="float">
            <text:p>0,659666</text:p>
          </table:table-cell>
          <table:table-cell office:value-type="float" office:value="0.647749" calcext:value-type="float">
            <text:p>0,647749</text:p>
          </table:table-cell>
        </table:table-row>
        <table:table-row table:style-name="ro1">
          <table:table-cell office:value-type="string" calcext:value-type="string">
            <text:p>Cardiac</text:p>
          </table:table-cell>
          <table:table-cell office:value-type="float" office:value="0.63254" calcext:value-type="float">
            <text:p>0,63254</text:p>
          </table:table-cell>
          <table:table-cell office:value-type="float" office:value="0.591115" calcext:value-type="float">
            <text:p>0,591115</text:p>
          </table:table-cell>
          <table:table-cell office:value-type="float" office:value="0.577101" calcext:value-type="float">
            <text:p>0,577101</text:p>
          </table:table-cell>
        </table:table-row>
        <table:table-row table:style-name="ro1">
          <table:table-cell office:value-type="string" calcext:value-type="string">
            <text:p>Medical</text:p>
          </table:table-cell>
          <table:table-cell office:value-type="float" office:value="0.665706" calcext:value-type="float">
            <text:p>0,665706</text:p>
          </table:table-cell>
          <table:table-cell office:value-type="float" office:value="0.655023" calcext:value-type="float">
            <text:p>0,655023</text:p>
          </table:table-cell>
          <table:table-cell office:value-type="float" office:value="0.643839" calcext:value-type="float">
            <text:p>0,643839</text:p>
          </table:table-cell>
        </table:table-row>
        <table:table-row table:style-name="ro1">
          <table:table-cell office:value-type="string" calcext:value-type="string">
            <text:p>Surgical</text:p>
          </table:table-cell>
          <table:table-cell office:value-type="float" office:value="0.727744" calcext:value-type="float">
            <text:p>0,727744</text:p>
          </table:table-cell>
          <table:table-cell office:value-type="float" office:value="0.69437" calcext:value-type="float">
            <text:p>0,69437</text:p>
          </table:table-cell>
          <table:table-cell office:value-type="float" office:value="0.698263" calcext:value-type="float">
            <text:p>0,698263</text:p>
          </table:table-cell>
        </table:table-row>
        <table:table-row table:style-name="ro1">
          <table:table-cell table:style-name="ce2" office:value-type="string" calcext:value-type="string">
            <text:p>60 minu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onary</text:p>
          </table:table-cell>
          <table:table-cell office:value-type="float" office:value="0.701326" calcext:value-type="float">
            <text:p>0,701326</text:p>
          </table:table-cell>
          <table:table-cell office:value-type="float" office:value="0.658914" calcext:value-type="float">
            <text:p>0,658914</text:p>
          </table:table-cell>
          <table:table-cell office:value-type="float" office:value="0.658738" calcext:value-type="float">
            <text:p>0,658738</text:p>
          </table:table-cell>
        </table:table-row>
        <table:table-row table:style-name="ro1">
          <table:table-cell office:value-type="string" calcext:value-type="string">
            <text:p>Cardiac</text:p>
          </table:table-cell>
          <table:table-cell office:value-type="float" office:value="0.581278" calcext:value-type="float">
            <text:p>0,581278</text:p>
          </table:table-cell>
          <table:table-cell office:value-type="float" office:value="0.628174" calcext:value-type="float">
            <text:p>0,628174</text:p>
          </table:table-cell>
          <table:table-cell office:value-type="float" office:value="0.597366" calcext:value-type="float">
            <text:p>0,597366</text:p>
          </table:table-cell>
        </table:table-row>
        <table:table-row table:style-name="ro1">
          <table:table-cell office:value-type="string" calcext:value-type="string">
            <text:p>Medical</text:p>
          </table:table-cell>
          <table:table-cell office:value-type="float" office:value="0.664654" calcext:value-type="float">
            <text:p>0,664654</text:p>
          </table:table-cell>
          <table:table-cell office:value-type="float" office:value="0.681278" calcext:value-type="float">
            <text:p>0,681278</text:p>
          </table:table-cell>
          <table:table-cell office:value-type="float" office:value="0.663534" calcext:value-type="float">
            <text:p>0,663534</text:p>
          </table:table-cell>
        </table:table-row>
        <table:table-row table:style-name="ro1">
          <table:table-cell office:value-type="string" calcext:value-type="string">
            <text:p>Surgical</text:p>
          </table:table-cell>
          <table:table-cell office:value-type="float" office:value="0.732007" calcext:value-type="float">
            <text:p>0,732007</text:p>
          </table:table-cell>
          <table:table-cell office:value-type="float" office:value="0.705655" calcext:value-type="float">
            <text:p>0,705655</text:p>
          </table:table-cell>
          <table:table-cell office:value-type="float" office:value="0.691656" calcext:value-type="float">
            <text:p>0,691656</text:p>
          </table:table-cell>
        </table:table-row>
        <table:table-row table:style-name="ro1">
          <table:table-cell table:style-name="ce2" office:value-type="string" calcext:value-type="string">
            <text:p>No Aggreg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onary</text:p>
          </table:table-cell>
          <table:table-cell office:value-type="float" office:value="0.690212" calcext:value-type="float">
            <text:p>0,690212</text:p>
          </table:table-cell>
          <table:table-cell office:value-type="float" office:value="0.666176" calcext:value-type="float">
            <text:p>0,666176</text:p>
          </table:table-cell>
          <table:table-cell office:value-type="float" office:value="0.657258" calcext:value-type="float">
            <text:p>0,657258</text:p>
          </table:table-cell>
        </table:table-row>
        <table:table-row table:style-name="ro1">
          <table:table-cell office:value-type="string" calcext:value-type="string">
            <text:p>Cardiac</text:p>
          </table:table-cell>
          <table:table-cell office:value-type="float" office:value="0.685053" calcext:value-type="float">
            <text:p>0,685053</text:p>
          </table:table-cell>
          <table:table-cell office:value-type="float" office:value="0.628276" calcext:value-type="float">
            <text:p>0,628276</text:p>
          </table:table-cell>
          <table:table-cell office:value-type="float" office:value="0.608354" calcext:value-type="float">
            <text:p>0,608354</text:p>
          </table:table-cell>
        </table:table-row>
        <table:table-row table:style-name="ro1">
          <table:table-cell office:value-type="string" calcext:value-type="string">
            <text:p>Medical</text:p>
          </table:table-cell>
          <table:table-cell office:value-type="float" office:value="0.677325" calcext:value-type="float">
            <text:p>0,677325</text:p>
          </table:table-cell>
          <table:table-cell office:value-type="float" office:value="0.65339" calcext:value-type="float">
            <text:p>0,65339</text:p>
          </table:table-cell>
          <table:table-cell office:value-type="float" office:value="0.663678" calcext:value-type="float">
            <text:p>0,663678</text:p>
          </table:table-cell>
        </table:table-row>
        <table:table-row table:style-name="ro1">
          <table:table-cell office:value-type="string" calcext:value-type="string">
            <text:p>Surgical</text:p>
          </table:table-cell>
          <table:table-cell office:value-type="float" office:value="0.697457" calcext:value-type="float">
            <text:p>0,697457</text:p>
          </table:table-cell>
          <table:table-cell office:value-type="float" office:value="0.703914" calcext:value-type="float">
            <text:p>0,703914</text:p>
          </table:table-cell>
          <table:table-cell office:value-type="float" office:value="0.703173" calcext:value-type="float">
            <text:p>0,703173</text:p>
          </table:table-cell>
        </table:table-row>
        <table:table-row table:style-name="ro1">
          <table:table-cell table:style-name="ce3" table:number-columns-repeated="4"/>
        </table:table-row>
        <table:table-row table:style-name="ro1">
          <table:table-cell table:style-name="ce2" office:value-type="string" calcext:value-type="string">
            <text:p>B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onary</text:p>
          </table:table-cell>
          <table:table-cell table:style-name="ce6" table:formula="of:=MAX(['cont var'.B3];['cont var'.B8];['cont var'.B13];['cont var'.B18];['cont var'.B23])" office:value-type="float" office:value="0.701326" calcext:value-type="float">
            <text:p>0,701326</text:p>
          </table:table-cell>
          <table:table-cell table:style-name="ce5" table:formula="of:=MAX(['cont var'.C3];['cont var'.C8];['cont var'.C13];['cont var'.C18];['cont var'.C23])" office:value-type="float" office:value="0.686766" calcext:value-type="float">
            <text:p>0,686766</text:p>
          </table:table-cell>
          <table:table-cell table:style-name="ce5" table:formula="of:=MAX(['cont var'.D3];['cont var'.D8];['cont var'.D13];['cont var'.D18];['cont var'.D23])" office:value-type="float" office:value="0.659943" calcext:value-type="float">
            <text:p>0,659943</text:p>
          </table:table-cell>
        </table:table-row>
        <table:table-row table:style-name="ro1">
          <table:table-cell office:value-type="string" calcext:value-type="string">
            <text:p>Cardiac</text:p>
          </table:table-cell>
          <table:table-cell table:style-name="ce6" table:formula="of:=MAX(['cont var'.B4];['cont var'.B9];['cont var'.B14];['cont var'.B19];['cont var'.B24])" office:value-type="float" office:value="0.685053" calcext:value-type="float">
            <text:p>0,685053</text:p>
          </table:table-cell>
          <table:table-cell table:style-name="ce5" table:formula="of:=MAX(['cont var'.C4];['cont var'.C9];['cont var'.C14];['cont var'.C19];['cont var'.C24])" office:value-type="float" office:value="0.628276" calcext:value-type="float">
            <text:p>0,628276</text:p>
          </table:table-cell>
          <table:table-cell table:style-name="ce5" table:formula="of:=MAX(['cont var'.D4];['cont var'.D9];['cont var'.D14];['cont var'.D19];['cont var'.D24])" office:value-type="float" office:value="0.639237" calcext:value-type="float">
            <text:p>0,639237</text:p>
          </table:table-cell>
        </table:table-row>
        <table:table-row table:style-name="ro1">
          <table:table-cell office:value-type="string" calcext:value-type="string">
            <text:p>Medical</text:p>
          </table:table-cell>
          <table:table-cell table:style-name="ce5" table:formula="of:=MAX(['cont var'.B5];['cont var'.B10];['cont var'.B15];['cont var'.B20];['cont var'.B25])" office:value-type="float" office:value="0.677325" calcext:value-type="float">
            <text:p>0,677325</text:p>
          </table:table-cell>
          <table:table-cell table:style-name="ce6" table:formula="of:=MAX(['cont var'.C5];['cont var'.C10];['cont var'.C15];['cont var'.C20];['cont var'.C25])" office:value-type="float" office:value="0.681278" calcext:value-type="float">
            <text:p>0,681278</text:p>
          </table:table-cell>
          <table:table-cell table:style-name="ce15" table:formula="of:=MAX(['cont var'.D5];['cont var'.D10];['cont var'.D15];['cont var'.D20];['cont var'.D25])" office:value-type="float" office:value="0.663678" calcext:value-type="float">
            <text:p>0,663678</text:p>
          </table:table-cell>
        </table:table-row>
        <table:table-row table:style-name="ro1">
          <table:table-cell office:value-type="string" calcext:value-type="string">
            <text:p>Surgical</text:p>
          </table:table-cell>
          <table:table-cell table:style-name="ce6" table:formula="of:=MAX(['cont var'.B6];['cont var'.B11];['cont var'.B16];['cont var'.B21];['cont var'.B26])" office:value-type="float" office:value="0.732007" calcext:value-type="float">
            <text:p>0,732007</text:p>
          </table:table-cell>
          <table:table-cell table:style-name="ce5" table:formula="of:=MAX(['cont var'.C6];['cont var'.C11];['cont var'.C16];['cont var'.C21];['cont var'.C26])" office:value-type="float" office:value="0.705655" calcext:value-type="float">
            <text:p>0,705655</text:p>
          </table:table-cell>
          <table:table-cell table:style-name="ce5" table:formula="of:=MAX(['cont var'.D6];['cont var'.D11];['cont var'.D16];['cont var'.D21];['cont var'.D26])" office:value-type="float" office:value="0.703173" calcext:value-type="float">
            <text:p>0,70317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Average Best</text:p>
          </table:table-cell>
          <table:table-cell table:style-name="ce2" table:formula="of:=AVERAGE(['cont var'.B29:.B32])" office:value-type="float" office:value="0.69892775" calcext:value-type="float">
            <text:p>0,69892775</text:p>
          </table:table-cell>
          <table:table-cell table:formula="of:=AVERAGE(['cont var'.C29:.C32])" office:value-type="float" office:value="0.67549375" calcext:value-type="float">
            <text:p>0,67549375</text:p>
          </table:table-cell>
          <table:table-cell table:style-name="ce1" table:formula="of:=AVERAGE(['cont var'.D29:.D32])" office:value-type="float" office:value="0.66650775" calcext:value-type="float">
            <text:p>0,66650775</text:p>
          </table:table-cell>
        </table:table-row>
        <table:table-row table:style-name="ro1">
          <table:table-cell table:number-columns-repeated="4"/>
        </table:table-row>
        <table:table-row table:style-name="ro1" table:number-rows-repeated="4">
          <table:table-cell table:style-name="ce2"/>
          <table:table-cell table:style-name="ce7" table:number-columns-repeated="2"/>
          <table:table-cell table:style-name="ce10"/>
        </table:table-row>
        <table:table-row table:style-name="ro1">
          <table:table-cell table:style-name="ce2"/>
          <table:table-cell table:style-name="ce7" table:number-columns-repeated="2"/>
          <table:table-cell table:style-name="ce11"/>
        </table:table-row>
      </table:table>
      <table:table table:name="auc_new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 office:value-type="string" calcext:value-type="string">
            <text:p>Model</text:p>
          </table:table-cell>
          <table:table-cell office:value-type="string" calcext:value-type="string">
            <text:p>M2</text:p>
          </table:table-cell>
          <table:table-cell table:number-columns-repeated="3"/>
          <table:table-cell office:value-type="string" calcext:value-type="string">
            <text:p>M3-BRL2</text:p>
          </table:table-cell>
          <table:table-cell table:number-columns-repeated="3"/>
          <table:table-cell office:value-type="string" calcext:value-type="string">
            <text:p>M3-freezeall</text:p>
          </table:table-cell>
          <table:table-cell table:number-columns-repeated="3"/>
          <table:table-cell office:value-type="string" calcext:value-type="string">
            <text:p>m3-nonfreeze</text:p>
          </table:table-cell>
          <table:table-cell table:number-columns-repeated="3"/>
          <table:table-cell office:value-type="string" calcext:value-type="string">
            <text:p>m6</text:p>
          </table:table-cell>
          <table:table-cell table:number-columns-repeated="6"/>
        </table:table-row>
        <table:table-row table:style-name="ro1" table:visibility="collapse">
          <table:table-cell table:style-name="ce2" office:value-type="string" calcext:value-type="string">
            <text:p>5 minutes</text:p>
          </table:table-cell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</table:table-row>
        <table:table-row table:style-name="ro1" table:visibility="collapse">
          <table:table-cell office:value-type="string" calcext:value-type="string">
            <text:p>Coronary</text:p>
          </table:table-cell>
          <table:table-cell table:number-columns-repeated="23"/>
        </table:table-row>
        <table:table-row table:style-name="ro1" table:visibility="collapse">
          <table:table-cell office:value-type="string" calcext:value-type="string">
            <text:p>Cardiac</text:p>
          </table:table-cell>
          <table:table-cell table:number-columns-repeated="23"/>
        </table:table-row>
        <table:table-row table:style-name="ro1" table:visibility="collapse">
          <table:table-cell office:value-type="string" calcext:value-type="string">
            <text:p>Medical</text:p>
          </table:table-cell>
          <table:table-cell table:number-columns-repeated="23"/>
        </table:table-row>
        <table:table-row table:style-name="ro1" table:visibility="collapse">
          <table:table-cell office:value-type="string" calcext:value-type="string">
            <text:p>Surgical</text:p>
          </table:table-cell>
          <table:table-cell table:number-columns-repeated="23"/>
        </table:table-row>
        <table:table-row table:style-name="ro1" table:visibility="collapse">
          <table:table-cell table:style-name="ce2" office:value-type="string" calcext:value-type="string">
            <text:p>15 minutes</text:p>
          </table:table-cell>
          <table:table-cell table:number-columns-repeated="23"/>
        </table:table-row>
        <table:table-row table:style-name="ro1" table:visibility="collapse">
          <table:table-cell office:value-type="string" calcext:value-type="string">
            <text:p>Coronary</text:p>
          </table:table-cell>
          <table:table-cell table:number-columns-repeated="23"/>
        </table:table-row>
        <table:table-row table:style-name="ro1" table:visibility="collapse">
          <table:table-cell office:value-type="string" calcext:value-type="string">
            <text:p>Cardiac</text:p>
          </table:table-cell>
          <table:table-cell table:number-columns-repeated="23"/>
        </table:table-row>
        <table:table-row table:style-name="ro1" table:visibility="collapse">
          <table:table-cell office:value-type="string" calcext:value-type="string">
            <text:p>Medical</text:p>
          </table:table-cell>
          <table:table-cell table:number-columns-repeated="23"/>
        </table:table-row>
        <table:table-row table:style-name="ro1" table:visibility="collapse">
          <table:table-cell office:value-type="string" calcext:value-type="string">
            <text:p>Surgical</text:p>
          </table:table-cell>
          <table:table-cell table:number-columns-repeated="23"/>
        </table:table-row>
        <table:table-row table:style-name="ro1" table:visibility="collapse">
          <table:table-cell table:style-name="ce2" office:value-type="string" calcext:value-type="string">
            <text:p>30 minutes</text:p>
          </table:table-cell>
          <table:table-cell table:number-columns-repeated="23"/>
        </table:table-row>
        <table:table-row table:style-name="ro1" table:visibility="collapse">
          <table:table-cell office:value-type="string" calcext:value-type="string">
            <text:p>Coronary</text:p>
          </table:table-cell>
          <table:table-cell table:number-columns-repeated="23"/>
        </table:table-row>
        <table:table-row table:style-name="ro1" table:visibility="collapse">
          <table:table-cell office:value-type="string" calcext:value-type="string">
            <text:p>Cardiac</text:p>
          </table:table-cell>
          <table:table-cell table:number-columns-repeated="23"/>
        </table:table-row>
        <table:table-row table:style-name="ro1" table:visibility="collapse">
          <table:table-cell office:value-type="string" calcext:value-type="string">
            <text:p>Medical</text:p>
          </table:table-cell>
          <table:table-cell table:number-columns-repeated="23"/>
        </table:table-row>
        <table:table-row table:style-name="ro1" table:visibility="collapse">
          <table:table-cell office:value-type="string" calcext:value-type="string">
            <text:p>Surgical</text:p>
          </table:table-cell>
          <table:table-cell table:number-columns-repeated="23"/>
        </table:table-row>
        <table:table-row table:style-name="ro1">
          <table:table-cell table:style-name="ce2" office:value-type="string" calcext:value-type="string">
            <text:p>60 minutes</text:p>
          </table:table-cell>
          <table:table-cell table:style-name="ce2" office:value-type="string" calcext:value-type="string">
            <text:p>Fine Tunning</text:p>
          </table:table-cell>
          <table:table-cell table:style-name="ce2" office:value-type="string" calcext:value-type="string">
            <text:p>Focused Training</text:p>
          </table:table-cell>
          <table:table-cell table:style-name="ce2" office:value-type="string" calcext:value-type="string">
            <text:p>Mixed Training</text:p>
          </table:table-cell>
          <table:table-cell/>
          <table:table-cell table:style-name="ce2" office:value-type="string" calcext:value-type="string">
            <text:p>Fine Tunning</text:p>
          </table:table-cell>
          <table:table-cell table:style-name="ce2" office:value-type="string" calcext:value-type="string">
            <text:p>Focused Training</text:p>
          </table:table-cell>
          <table:table-cell table:style-name="ce2" office:value-type="string" calcext:value-type="string">
            <text:p>Mixed Training</text:p>
          </table:table-cell>
          <table:table-cell/>
          <table:table-cell table:style-name="ce2" office:value-type="string" calcext:value-type="string">
            <text:p>Fine Tunning</text:p>
          </table:table-cell>
          <table:table-cell table:style-name="ce2" office:value-type="string" calcext:value-type="string">
            <text:p>Focused Training</text:p>
          </table:table-cell>
          <table:table-cell table:style-name="ce2" office:value-type="string" calcext:value-type="string">
            <text:p>Mixed Training</text:p>
          </table:table-cell>
          <table:table-cell/>
          <table:table-cell table:style-name="ce2" office:value-type="string" calcext:value-type="string">
            <text:p>Fine Tunning</text:p>
          </table:table-cell>
          <table:table-cell table:style-name="ce2" office:value-type="string" calcext:value-type="string">
            <text:p>Focused Training</text:p>
          </table:table-cell>
          <table:table-cell table:style-name="ce2" office:value-type="string" calcext:value-type="string">
            <text:p>Mixed Training</text:p>
          </table:table-cell>
          <table:table-cell/>
          <table:table-cell table:style-name="ce2" office:value-type="string" calcext:value-type="string">
            <text:p>Fine Tunning</text:p>
          </table:table-cell>
          <table:table-cell table:style-name="ce2" office:value-type="string" calcext:value-type="string">
            <text:p>Focused Training</text:p>
          </table:table-cell>
          <table:table-cell table:style-name="ce2" office:value-type="string" calcext:value-type="string">
            <text:p>Mixed Trai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onary</text:p>
          </table:table-cell>
          <table:table-cell office:value-type="float" office:value="0.803416" calcext:value-type="float">
            <text:p>0,803416</text:p>
          </table:table-cell>
          <table:table-cell office:value-type="float" office:value="0.726385" calcext:value-type="float">
            <text:p>0,726385</text:p>
          </table:table-cell>
          <table:table-cell office:value-type="float" office:value="0.780783" calcext:value-type="float">
            <text:p>0,780783</text:p>
          </table:table-cell>
          <table:table-cell/>
          <table:table-cell office:value-type="float" office:value="0.812553" calcext:value-type="float">
            <text:p>0,812553</text:p>
          </table:table-cell>
          <table:table-cell office:value-type="float" office:value="0.735279" calcext:value-type="float">
            <text:p>0,735279</text:p>
          </table:table-cell>
          <table:table-cell office:value-type="float" office:value="0.813254" calcext:value-type="float">
            <text:p>0,813254</text:p>
          </table:table-cell>
          <table:table-cell/>
          <table:table-cell office:value-type="float" office:value="0.774814" calcext:value-type="float">
            <text:p>0,774814</text:p>
          </table:table-cell>
          <table:table-cell office:value-type="float" office:value="0.754302" calcext:value-type="float">
            <text:p>0,754302</text:p>
          </table:table-cell>
          <table:table-cell office:value-type="float" office:value="0.796948" calcext:value-type="float">
            <text:p>0,796948</text:p>
          </table:table-cell>
          <table:table-cell/>
          <table:table-cell office:value-type="float" office:value="0.797396" calcext:value-type="float">
            <text:p>0,797396</text:p>
          </table:table-cell>
          <table:table-cell office:value-type="float" office:value="0.753217" calcext:value-type="float">
            <text:p>0,753217</text:p>
          </table:table-cell>
          <table:table-cell office:value-type="float" office:value="0.817611" calcext:value-type="float">
            <text:p>0,817611</text:p>
          </table:table-cell>
          <table:table-cell/>
          <table:table-cell office:value-type="float" office:value="0.777568" calcext:value-type="float">
            <text:p>0,777568</text:p>
          </table:table-cell>
          <table:table-cell office:value-type="float" office:value="0.750495" calcext:value-type="float">
            <text:p>0,750495</text:p>
          </table:table-cell>
          <table:table-cell office:value-type="float" office:value="0.795322" calcext:value-type="float">
            <text:p>0,7953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diac</text:p>
          </table:table-cell>
          <table:table-cell office:value-type="float" office:value="0.84183" calcext:value-type="float">
            <text:p>0,84183</text:p>
          </table:table-cell>
          <table:table-cell office:value-type="float" office:value="0.814749" calcext:value-type="float">
            <text:p>0,814749</text:p>
          </table:table-cell>
          <table:table-cell office:value-type="float" office:value="0.885573" calcext:value-type="float">
            <text:p>0,885573</text:p>
          </table:table-cell>
          <table:table-cell/>
          <table:table-cell office:value-type="float" office:value="0.822507" calcext:value-type="float">
            <text:p>0,822507</text:p>
          </table:table-cell>
          <table:table-cell office:value-type="float" office:value="0.826325" calcext:value-type="float">
            <text:p>0,826325</text:p>
          </table:table-cell>
          <table:table-cell office:value-type="float" office:value="0.812549" calcext:value-type="float">
            <text:p>0,812549</text:p>
          </table:table-cell>
          <table:table-cell/>
          <table:table-cell office:value-type="float" office:value="0.754839" calcext:value-type="float">
            <text:p>0,754839</text:p>
          </table:table-cell>
          <table:table-cell office:value-type="float" office:value="0.785138" calcext:value-type="float">
            <text:p>0,785138</text:p>
          </table:table-cell>
          <table:table-cell office:value-type="float" office:value="0.828436" calcext:value-type="float">
            <text:p>0,828436</text:p>
          </table:table-cell>
          <table:table-cell/>
          <table:table-cell office:value-type="float" office:value="0.784401" calcext:value-type="float">
            <text:p>0,784401</text:p>
          </table:table-cell>
          <table:table-cell office:value-type="float" office:value="0.801481" calcext:value-type="float">
            <text:p>0,801481</text:p>
          </table:table-cell>
          <table:table-cell office:value-type="float" office:value="0.847089" calcext:value-type="float">
            <text:p>0,847089</text:p>
          </table:table-cell>
          <table:table-cell/>
          <table:table-cell office:value-type="float" office:value="0.786795" calcext:value-type="float">
            <text:p>0,786795</text:p>
          </table:table-cell>
          <table:table-cell office:value-type="float" office:value="0.763733" calcext:value-type="float">
            <text:p>0,763733</text:p>
          </table:table-cell>
          <table:table-cell office:value-type="float" office:value="0.793587" calcext:value-type="float">
            <text:p>0,7935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cal</text:p>
          </table:table-cell>
          <table:table-cell office:value-type="float" office:value="0.729789" calcext:value-type="float">
            <text:p>0,729789</text:p>
          </table:table-cell>
          <table:table-cell office:value-type="float" office:value="0.711595" calcext:value-type="float">
            <text:p>0,711595</text:p>
          </table:table-cell>
          <table:table-cell office:value-type="float" office:value="0.75075" calcext:value-type="float">
            <text:p>0,75075</text:p>
          </table:table-cell>
          <table:table-cell/>
          <table:table-cell office:value-type="float" office:value="0.712757" calcext:value-type="float">
            <text:p>0,712757</text:p>
          </table:table-cell>
          <table:table-cell office:value-type="float" office:value="0.728808" calcext:value-type="float">
            <text:p>0,728808</text:p>
          </table:table-cell>
          <table:table-cell office:value-type="float" office:value="0.733712" calcext:value-type="float">
            <text:p>0,733712</text:p>
          </table:table-cell>
          <table:table-cell/>
          <table:table-cell office:value-type="float" office:value="0.726386" calcext:value-type="float">
            <text:p>0,726386</text:p>
          </table:table-cell>
          <table:table-cell office:value-type="float" office:value="0.716367" calcext:value-type="float">
            <text:p>0,716367</text:p>
          </table:table-cell>
          <table:table-cell office:value-type="float" office:value="0.749031" calcext:value-type="float">
            <text:p>0,749031</text:p>
          </table:table-cell>
          <table:table-cell/>
          <table:table-cell office:value-type="float" office:value="0.724921" calcext:value-type="float">
            <text:p>0,724921</text:p>
          </table:table-cell>
          <table:table-cell office:value-type="float" office:value="0.735392" calcext:value-type="float">
            <text:p>0,735392</text:p>
          </table:table-cell>
          <table:table-cell office:value-type="float" office:value="0.756777" calcext:value-type="float">
            <text:p>0,756777</text:p>
          </table:table-cell>
          <table:table-cell/>
          <table:table-cell office:value-type="float" office:value="0.714111" calcext:value-type="float">
            <text:p>0,714111</text:p>
          </table:table-cell>
          <table:table-cell office:value-type="float" office:value="0.736199" calcext:value-type="float">
            <text:p>0,736199</text:p>
          </table:table-cell>
          <table:table-cell office:value-type="float" office:value="0.737538" calcext:value-type="float">
            <text:p>0,7375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gical</text:p>
          </table:table-cell>
          <table:table-cell office:value-type="float" office:value="0.750854" calcext:value-type="float">
            <text:p>0,750854</text:p>
          </table:table-cell>
          <table:table-cell office:value-type="float" office:value="0.718196" calcext:value-type="float">
            <text:p>0,718196</text:p>
          </table:table-cell>
          <table:table-cell office:value-type="float" office:value="0.771867" calcext:value-type="float">
            <text:p>0,771867</text:p>
          </table:table-cell>
          <table:table-cell/>
          <table:table-cell office:value-type="float" office:value="0.749944" calcext:value-type="float">
            <text:p>0,749944</text:p>
          </table:table-cell>
          <table:table-cell office:value-type="float" office:value="0.729037" calcext:value-type="float">
            <text:p>0,729037</text:p>
          </table:table-cell>
          <table:table-cell office:value-type="float" office:value="0.739834" calcext:value-type="float">
            <text:p>0,739834</text:p>
          </table:table-cell>
          <table:table-cell/>
          <table:table-cell office:value-type="float" office:value="0.732896" calcext:value-type="float">
            <text:p>0,732896</text:p>
          </table:table-cell>
          <table:table-cell office:value-type="float" office:value="0.730183" calcext:value-type="float">
            <text:p>0,730183</text:p>
          </table:table-cell>
          <table:table-cell office:value-type="float" office:value="0.748245" calcext:value-type="float">
            <text:p>0,748245</text:p>
          </table:table-cell>
          <table:table-cell/>
          <table:table-cell office:value-type="float" office:value="0.73701" calcext:value-type="float">
            <text:p>0,73701</text:p>
          </table:table-cell>
          <table:table-cell office:value-type="float" office:value="0.741152" calcext:value-type="float">
            <text:p>0,741152</text:p>
          </table:table-cell>
          <table:table-cell office:value-type="float" office:value="0.766614" calcext:value-type="float">
            <text:p>0,766614</text:p>
          </table:table-cell>
          <table:table-cell/>
          <table:table-cell office:value-type="float" office:value="0.714832" calcext:value-type="float">
            <text:p>0,714832</text:p>
          </table:table-cell>
          <table:table-cell office:value-type="float" office:value="0.742028" calcext:value-type="float">
            <text:p>0,742028</text:p>
          </table:table-cell>
          <table:table-cell office:value-type="float" office:value="0.748608" calcext:value-type="float">
            <text:p>0,74860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o Aggregation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ronary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ardiac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edica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urgical</text:p>
          </table:table-cell>
          <table:table-cell table:number-columns-repeated="23"/>
        </table:table-row>
        <table:table-row table:style-name="ro1">
          <table:table-cell table:style-name="ce3" table:number-columns-repeated="24"/>
        </table:table-row>
        <table:table-row table:style-name="ro1">
          <table:table-cell table:style-name="ce2" office:value-type="string" calcext:value-type="string">
            <text:p>Best</text:p>
          </table:table-cell>
          <table:table-cell table:number-columns-repeated="16"/>
          <table:table-cell table:style-name="ce2" office:value-type="string" calcext:value-type="string">
            <text:p>Fine Tunning</text:p>
          </table:table-cell>
          <table:table-cell table:style-name="ce2" office:value-type="string" calcext:value-type="string">
            <text:p>Focused Training</text:p>
          </table:table-cell>
          <table:table-cell table:style-name="ce2" office:value-type="string" calcext:value-type="string">
            <text:p>Mixed Training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Coronary</text:p>
          </table:table-cell>
          <table:table-cell table:style-name="ce6" table:formula="of:=MAX([auc_new.B3];[auc_new.B8];[auc_new.B13];[auc_new.B18];[auc_new.B23])" office:value-type="float" office:value="0.803416" calcext:value-type="float">
            <text:p>0,803416</text:p>
          </table:table-cell>
          <table:table-cell table:style-name="ce5" table:formula="of:=MAX([auc_new.C3];[auc_new.C8];[auc_new.C13];[auc_new.C18];[auc_new.C23])" office:value-type="float" office:value="0.726385" calcext:value-type="float">
            <text:p>0,726385</text:p>
          </table:table-cell>
          <table:table-cell table:style-name="ce5" table:formula="of:=MAX([auc_new.D3];[auc_new.D8];[auc_new.D13];[auc_new.D18];[auc_new.D23])" office:value-type="float" office:value="0.780783" calcext:value-type="float">
            <text:p>0,780783</text:p>
          </table:table-cell>
          <table:table-cell table:style-name="ce5"/>
          <table:table-cell table:style-name="ce15" table:formula="of:=MAX([auc_new.F3];[auc_new.F8];[auc_new.F13];[auc_new.F18];[auc_new.F23])" office:value-type="float" office:value="0.812553" calcext:value-type="float">
            <text:p>0,812553</text:p>
          </table:table-cell>
          <table:table-cell table:style-name="ce5" table:formula="of:=MAX([auc_new.G3];[auc_new.G8];[auc_new.G13];[auc_new.G18];[auc_new.G23])" office:value-type="float" office:value="0.735279" calcext:value-type="float">
            <text:p>0,735279</text:p>
          </table:table-cell>
          <table:table-cell table:style-name="ce6" table:formula="of:=MAX([auc_new.H3];[auc_new.H8];[auc_new.H13];[auc_new.H18];[auc_new.H23])" office:value-type="float" office:value="0.813254" calcext:value-type="float">
            <text:p>0,813254</text:p>
          </table:table-cell>
          <table:table-cell table:style-name="ce9"/>
          <table:table-cell table:style-name="ce5" table:formula="of:=MAX([auc_new.J3];[auc_new.J8];[auc_new.J13];[auc_new.J18];[auc_new.J23])" office:value-type="float" office:value="0.774814" calcext:value-type="float">
            <text:p>0,774814</text:p>
          </table:table-cell>
          <table:table-cell table:style-name="ce5" table:formula="of:=MAX([auc_new.K3];[auc_new.K8];[auc_new.K13];[auc_new.K18];[auc_new.K23])" office:value-type="float" office:value="0.754302" calcext:value-type="float">
            <text:p>0,754302</text:p>
          </table:table-cell>
          <table:table-cell table:style-name="ce14" table:formula="of:=MAX([auc_new.L3];[auc_new.L8];[auc_new.L13];[auc_new.L18];[auc_new.L23])" office:value-type="float" office:value="0.796948" calcext:value-type="float">
            <text:p>0,796948</text:p>
          </table:table-cell>
          <table:table-cell table:style-name="ce19"/>
          <table:table-cell table:style-name="ce6" table:formula="of:=MAX([auc_new.N3];[auc_new.N8];[auc_new.N13];[auc_new.N18];[auc_new.N23])" office:value-type="float" office:value="0.797396" calcext:value-type="float">
            <text:p>0,797396</text:p>
          </table:table-cell>
          <table:table-cell table:style-name="ce5" table:formula="of:=MAX([auc_new.O3];[auc_new.O8];[auc_new.O13];[auc_new.O18];[auc_new.O23])" office:value-type="float" office:value="0.753217" calcext:value-type="float">
            <text:p>0,753217</text:p>
          </table:table-cell>
          <table:table-cell table:style-name="ce15" table:formula="of:=MAX([auc_new.P3];[auc_new.P8];[auc_new.P13];[auc_new.P18];[auc_new.P23])" office:value-type="float" office:value="0.817611" calcext:value-type="float">
            <text:p>0,817611</text:p>
          </table:table-cell>
          <table:table-cell table:style-name="ce19"/>
          <table:table-cell table:style-name="ce6" table:formula="of:=MAX([auc_new.R3];[auc_new.R8];[auc_new.R13];[auc_new.R18];[auc_new.R23])" office:value-type="float" office:value="0.777568" calcext:value-type="float">
            <text:p>0,777568</text:p>
          </table:table-cell>
          <table:table-cell table:style-name="ce5" table:formula="of:=MAX([auc_new.S3];[auc_new.S8];[auc_new.S13];[auc_new.S18];[auc_new.S23])" office:value-type="float" office:value="0.750495" calcext:value-type="float">
            <text:p>0,750495</text:p>
          </table:table-cell>
          <table:table-cell table:style-name="ce15" table:formula="of:=MAX([auc_new.T3];[auc_new.T8];[auc_new.T13];[auc_new.T18];[auc_new.T23])" office:value-type="float" office:value="0.795322" calcext:value-type="float">
            <text:p>0,795322</text:p>
          </table:table-cell>
          <table:table-cell table:style-name="ce19"/>
          <table:table-cell table:style-name="ce9"/>
          <table:table-cell table:style-name="ce5"/>
          <table:table-cell table:style-name="ce15"/>
        </table:table-row>
        <table:table-row table:style-name="ro1">
          <table:table-cell office:value-type="string" calcext:value-type="string">
            <text:p>Cardiac</text:p>
          </table:table-cell>
          <table:table-cell table:style-name="ce5" table:formula="of:=MAX([auc_new.B4];[auc_new.B9];[auc_new.B14];[auc_new.B19];[auc_new.B24])" office:value-type="float" office:value="0.84183" calcext:value-type="float">
            <text:p>0,84183</text:p>
          </table:table-cell>
          <table:table-cell table:style-name="ce5" table:formula="of:=MAX([auc_new.C4];[auc_new.C9];[auc_new.C14];[auc_new.C19];[auc_new.C24])" office:value-type="float" office:value="0.814749" calcext:value-type="float">
            <text:p>0,814749</text:p>
          </table:table-cell>
          <table:table-cell table:style-name="ce6" table:formula="of:=MAX([auc_new.D4];[auc_new.D9];[auc_new.D14];[auc_new.D19];[auc_new.D24])" office:value-type="float" office:value="0.885573" calcext:value-type="float">
            <text:p>0,885573</text:p>
          </table:table-cell>
          <table:table-cell table:style-name="ce5"/>
          <table:table-cell table:style-name="ce5" table:formula="of:=MAX([auc_new.F4];[auc_new.F9];[auc_new.F14];[auc_new.F19];[auc_new.F24])" office:value-type="float" office:value="0.822507" calcext:value-type="float">
            <text:p>0,822507</text:p>
          </table:table-cell>
          <table:table-cell table:style-name="ce14" table:formula="of:=MAX([auc_new.G4];[auc_new.G9];[auc_new.G14];[auc_new.G19];[auc_new.G24])" office:value-type="float" office:value="0.826325" calcext:value-type="float">
            <text:p>0,826325</text:p>
          </table:table-cell>
          <table:table-cell table:style-name="ce5" table:formula="of:=MAX([auc_new.H4];[auc_new.H9];[auc_new.H14];[auc_new.H19];[auc_new.H24])" office:value-type="float" office:value="0.812549" calcext:value-type="float">
            <text:p>0,812549</text:p>
          </table:table-cell>
          <table:table-cell table:style-name="ce5"/>
          <table:table-cell table:style-name="ce14" table:formula="of:=MAX([auc_new.J4];[auc_new.J9];[auc_new.J14];[auc_new.J19];[auc_new.J24])" office:value-type="float" office:value="0.754839" calcext:value-type="float">
            <text:p>0,754839</text:p>
          </table:table-cell>
          <table:table-cell table:style-name="ce5" table:formula="of:=MAX([auc_new.K4];[auc_new.K9];[auc_new.K14];[auc_new.K19];[auc_new.K24])" office:value-type="float" office:value="0.785138" calcext:value-type="float">
            <text:p>0,785138</text:p>
          </table:table-cell>
          <table:table-cell table:style-name="ce15" table:formula="of:=MAX([auc_new.L4];[auc_new.L9];[auc_new.L14];[auc_new.L19];[auc_new.L24])" office:value-type="float" office:value="0.828436" calcext:value-type="float">
            <text:p>0,828436</text:p>
          </table:table-cell>
          <table:table-cell/>
          <table:table-cell table:style-name="ce15" table:formula="of:=MAX([auc_new.N4];[auc_new.N9];[auc_new.N14];[auc_new.N19];[auc_new.N24])" office:value-type="float" office:value="0.784401" calcext:value-type="float">
            <text:p>0,784401</text:p>
          </table:table-cell>
          <table:table-cell table:style-name="ce5" table:formula="of:=MAX([auc_new.O4];[auc_new.O9];[auc_new.O14];[auc_new.O19];[auc_new.O24])" office:value-type="float" office:value="0.801481" calcext:value-type="float">
            <text:p>0,801481</text:p>
          </table:table-cell>
          <table:table-cell table:style-name="ce14" table:formula="of:=MAX([auc_new.P4];[auc_new.P9];[auc_new.P14];[auc_new.P19];[auc_new.P24])" office:value-type="float" office:value="0.847089" calcext:value-type="float">
            <text:p>0,847089</text:p>
          </table:table-cell>
          <table:table-cell/>
          <table:table-cell table:style-name="ce14" table:formula="of:=MAX([auc_new.R4];[auc_new.R9];[auc_new.R14];[auc_new.R19];[auc_new.R24])" office:value-type="float" office:value="0.786795" calcext:value-type="float">
            <text:p>0,786795</text:p>
          </table:table-cell>
          <table:table-cell table:style-name="ce5" table:formula="of:=MAX([auc_new.S4];[auc_new.S9];[auc_new.S14];[auc_new.S19];[auc_new.S24])" office:value-type="float" office:value="0.763733" calcext:value-type="float">
            <text:p>0,763733</text:p>
          </table:table-cell>
          <table:table-cell table:style-name="ce15" table:formula="of:=MAX([auc_new.T4];[auc_new.T9];[auc_new.T14];[auc_new.T19];[auc_new.T24])" office:value-type="float" office:value="0.793587" calcext:value-type="float">
            <text:p>0,793587</text:p>
          </table:table-cell>
          <table:table-cell/>
          <table:table-cell table:style-name="ce9"/>
          <table:table-cell table:style-name="ce5"/>
          <table:table-cell table:style-name="ce15"/>
        </table:table-row>
        <table:table-row table:style-name="ro1">
          <table:table-cell office:value-type="string" calcext:value-type="string">
            <text:p>Medical</text:p>
          </table:table-cell>
          <table:table-cell table:style-name="ce5" table:formula="of:=MAX([auc_new.B5];[auc_new.B10];[auc_new.B15];[auc_new.B20];[auc_new.B25])" office:value-type="float" office:value="0.729789" calcext:value-type="float">
            <text:p>0,729789</text:p>
          </table:table-cell>
          <table:table-cell table:style-name="ce5" table:formula="of:=MAX([auc_new.C5];[auc_new.C10];[auc_new.C15];[auc_new.C20];[auc_new.C25])" office:value-type="float" office:value="0.711595" calcext:value-type="float">
            <text:p>0,711595</text:p>
          </table:table-cell>
          <table:table-cell table:style-name="ce14" table:formula="of:=MAX([auc_new.D5];[auc_new.D10];[auc_new.D15];[auc_new.D20];[auc_new.D25])" office:value-type="float" office:value="0.75075" calcext:value-type="float">
            <text:p>0,75075</text:p>
          </table:table-cell>
          <table:table-cell table:style-name="ce5"/>
          <table:table-cell table:style-name="ce6" table:formula="of:=MAX([auc_new.F5];[auc_new.F10];[auc_new.F15];[auc_new.F20];[auc_new.F25])" office:value-type="float" office:value="0.712757" calcext:value-type="float">
            <text:p>0,712757</text:p>
          </table:table-cell>
          <table:table-cell table:style-name="ce5" table:formula="of:=MAX([auc_new.G5];[auc_new.G10];[auc_new.G15];[auc_new.G20];[auc_new.G25])" office:value-type="float" office:value="0.728808" calcext:value-type="float">
            <text:p>0,728808</text:p>
          </table:table-cell>
          <table:table-cell table:style-name="ce5" table:formula="of:=MAX([auc_new.H5];[auc_new.H10];[auc_new.H15];[auc_new.H20];[auc_new.H25])" office:value-type="float" office:value="0.733712" calcext:value-type="float">
            <text:p>0,733712</text:p>
          </table:table-cell>
          <table:table-cell table:style-name="ce6"/>
          <table:table-cell table:style-name="ce5" table:formula="of:=MAX([auc_new.J5];[auc_new.J10];[auc_new.J15];[auc_new.J20];[auc_new.J25])" office:value-type="float" office:value="0.726386" calcext:value-type="float">
            <text:p>0,726386</text:p>
          </table:table-cell>
          <table:table-cell table:style-name="ce5" table:formula="of:=MAX([auc_new.K5];[auc_new.K10];[auc_new.K15];[auc_new.K20];[auc_new.K25])" office:value-type="float" office:value="0.716367" calcext:value-type="float">
            <text:p>0,716367</text:p>
          </table:table-cell>
          <table:table-cell table:style-name="ce14" table:formula="of:=MAX([auc_new.L5];[auc_new.L10];[auc_new.L15];[auc_new.L20];[auc_new.L25])" office:value-type="float" office:value="0.749031" calcext:value-type="float">
            <text:p>0,749031</text:p>
          </table:table-cell>
          <table:table-cell/>
          <table:table-cell table:style-name="ce5" table:formula="of:=MAX([auc_new.N5];[auc_new.N10];[auc_new.N15];[auc_new.N20];[auc_new.N25])" office:value-type="float" office:value="0.724921" calcext:value-type="float">
            <text:p>0,724921</text:p>
          </table:table-cell>
          <table:table-cell table:style-name="ce5" table:formula="of:=MAX([auc_new.O5];[auc_new.O10];[auc_new.O15];[auc_new.O20];[auc_new.O25])" office:value-type="float" office:value="0.735392" calcext:value-type="float">
            <text:p>0,735392</text:p>
          </table:table-cell>
          <table:table-cell table:style-name="ce14" table:formula="of:=MAX([auc_new.P5];[auc_new.P10];[auc_new.P15];[auc_new.P20];[auc_new.P25])" office:value-type="float" office:value="0.756777" calcext:value-type="float">
            <text:p>0,756777</text:p>
          </table:table-cell>
          <table:table-cell/>
          <table:table-cell table:style-name="ce5" table:formula="of:=MAX([auc_new.R5];[auc_new.R10];[auc_new.R15];[auc_new.R20];[auc_new.R25])" office:value-type="float" office:value="0.714111" calcext:value-type="float">
            <text:p>0,714111</text:p>
          </table:table-cell>
          <table:table-cell table:style-name="ce5" table:formula="of:=MAX([auc_new.S5];[auc_new.S10];[auc_new.S15];[auc_new.S20];[auc_new.S25])" office:value-type="float" office:value="0.736199" calcext:value-type="float">
            <text:p>0,736199</text:p>
          </table:table-cell>
          <table:table-cell table:style-name="ce9" table:formula="of:=MAX([auc_new.T5];[auc_new.T10];[auc_new.T15];[auc_new.T20];[auc_new.T25])" office:value-type="float" office:value="0.737538" calcext:value-type="float">
            <text:p>0,737538</text:p>
          </table:table-cell>
          <table:table-cell/>
          <table:table-cell table:style-name="ce6"/>
          <table:table-cell table:style-name="ce5"/>
          <table:table-cell table:style-name="ce15"/>
        </table:table-row>
        <table:table-row table:style-name="ro1">
          <table:table-cell office:value-type="string" calcext:value-type="string">
            <text:p>Surgical</text:p>
          </table:table-cell>
          <table:table-cell table:style-name="ce5" table:formula="of:=MAX([auc_new.B6];[auc_new.B11];[auc_new.B16];[auc_new.B21];[auc_new.B26])" office:value-type="float" office:value="0.750854" calcext:value-type="float">
            <text:p>0,750854</text:p>
          </table:table-cell>
          <table:table-cell table:style-name="ce5" table:formula="of:=MAX([auc_new.C6];[auc_new.C11];[auc_new.C16];[auc_new.C21];[auc_new.C26])" office:value-type="float" office:value="0.718196" calcext:value-type="float">
            <text:p>0,718196</text:p>
          </table:table-cell>
          <table:table-cell table:style-name="ce6" table:formula="of:=MAX([auc_new.D6];[auc_new.D11];[auc_new.D16];[auc_new.D21];[auc_new.D26])" office:value-type="float" office:value="0.771867" calcext:value-type="float">
            <text:p>0,771867</text:p>
          </table:table-cell>
          <table:table-cell table:style-name="ce5"/>
          <table:table-cell table:style-name="ce15" table:formula="of:=MAX([auc_new.F6];[auc_new.F11];[auc_new.F16];[auc_new.F21];[auc_new.F26])" office:value-type="float" office:value="0.749944" calcext:value-type="float">
            <text:p>0,749944</text:p>
          </table:table-cell>
          <table:table-cell table:style-name="ce5" table:formula="of:=MAX([auc_new.G6];[auc_new.G11];[auc_new.G16];[auc_new.G21];[auc_new.G26])" office:value-type="float" office:value="0.729037" calcext:value-type="float">
            <text:p>0,729037</text:p>
          </table:table-cell>
          <table:table-cell table:style-name="ce5" table:formula="of:=MAX([auc_new.H6];[auc_new.H11];[auc_new.H16];[auc_new.H21];[auc_new.H26])" office:value-type="float" office:value="0.739834" calcext:value-type="float">
            <text:p>0,739834</text:p>
          </table:table-cell>
          <table:table-cell table:style-name="ce9"/>
          <table:table-cell table:style-name="ce5" table:formula="of:=MAX([auc_new.J6];[auc_new.J11];[auc_new.J16];[auc_new.J21];[auc_new.J26])" office:value-type="float" office:value="0.732896" calcext:value-type="float">
            <text:p>0,732896</text:p>
          </table:table-cell>
          <table:table-cell table:style-name="ce5" table:formula="of:=MAX([auc_new.K6];[auc_new.K11];[auc_new.K16];[auc_new.K21];[auc_new.K26])" office:value-type="float" office:value="0.730183" calcext:value-type="float">
            <text:p>0,730183</text:p>
          </table:table-cell>
          <table:table-cell table:style-name="ce14" table:formula="of:=MAX([auc_new.L6];[auc_new.L11];[auc_new.L16];[auc_new.L21];[auc_new.L26])" office:value-type="float" office:value="0.748245" calcext:value-type="float">
            <text:p>0,748245</text:p>
          </table:table-cell>
          <table:table-cell/>
          <table:table-cell table:style-name="ce5" table:formula="of:=MAX([auc_new.N6];[auc_new.N11];[auc_new.N16];[auc_new.N21];[auc_new.N26])" office:value-type="float" office:value="0.73701" calcext:value-type="float">
            <text:p>0,73701</text:p>
          </table:table-cell>
          <table:table-cell table:style-name="ce5" table:formula="of:=MAX([auc_new.O6];[auc_new.O11];[auc_new.O16];[auc_new.O21];[auc_new.O26])" office:value-type="float" office:value="0.741152" calcext:value-type="float">
            <text:p>0,741152</text:p>
          </table:table-cell>
          <table:table-cell table:style-name="ce14" table:formula="of:=MAX([auc_new.P6];[auc_new.P11];[auc_new.P16];[auc_new.P21];[auc_new.P26])" office:value-type="float" office:value="0.766614" calcext:value-type="float">
            <text:p>0,766614</text:p>
          </table:table-cell>
          <table:table-cell/>
          <table:table-cell table:style-name="ce5" table:formula="of:=MAX([auc_new.R6];[auc_new.R11];[auc_new.R16];[auc_new.R21];[auc_new.R26])" office:value-type="float" office:value="0.714832" calcext:value-type="float">
            <text:p>0,714832</text:p>
          </table:table-cell>
          <table:table-cell table:style-name="ce5" table:formula="of:=MAX([auc_new.S6];[auc_new.S11];[auc_new.S16];[auc_new.S21];[auc_new.S26])" office:value-type="float" office:value="0.742028" calcext:value-type="float">
            <text:p>0,742028</text:p>
          </table:table-cell>
          <table:table-cell table:style-name="ce9" table:formula="of:=MAX([auc_new.T6];[auc_new.T11];[auc_new.T16];[auc_new.T21];[auc_new.T26])" office:value-type="float" office:value="0.748608" calcext:value-type="float">
            <text:p>0,748608</text:p>
          </table:table-cell>
          <table:table-cell table:style-name="ce2"/>
          <table:table-cell table:style-name="ce6"/>
          <table:table-cell table:style-name="ce5"/>
          <table:table-cell table:style-name="ce15"/>
        </table:table-row>
        <table:table-row table:style-name="ro1">
          <table:table-cell table:number-columns-repeated="11"/>
          <table:table-cell table:style-name="ce16"/>
          <table:table-cell table:number-columns-repeated="3"/>
          <table:table-cell table:style-name="ce16"/>
          <table:table-cell table:style-name="ce2"/>
          <table:table-cell table:number-columns-repeated="2"/>
          <table:table-cell table:style-name="ce16"/>
          <table:table-cell table:number-columns-repeated="3"/>
          <table:table-cell table:style-name="ce16"/>
        </table:table-row>
        <table:table-row table:style-name="ro1">
          <table:table-cell table:style-name="ce2" office:value-type="string" calcext:value-type="string">
            <text:p>Average Best</text:p>
          </table:table-cell>
          <table:table-cell table:formula="of:=AVERAGE([auc_new.B29:.B32])" office:value-type="float" office:value="0.78147225" calcext:value-type="float">
            <text:p>0,78147225</text:p>
          </table:table-cell>
          <table:table-cell table:formula="of:=AVERAGE([auc_new.C29:.C32])" office:value-type="float" office:value="0.74273125" calcext:value-type="float">
            <text:p>0,74273125</text:p>
          </table:table-cell>
          <table:table-cell table:style-name="ce2" table:formula="of:=AVERAGE([auc_new.D29:.D32])" office:value-type="float" office:value="0.79724325" calcext:value-type="float">
            <text:p>0,79724325</text:p>
          </table:table-cell>
          <table:table-cell/>
          <table:table-cell table:style-name="ce17" table:formula="of:=AVERAGE([auc_new.F29:.F32])" office:value-type="float" office:value="0.77444025" calcext:value-type="float">
            <text:p>0,77444025</text:p>
          </table:table-cell>
          <table:table-cell table:formula="of:=AVERAGE([auc_new.G29:.G32])" office:value-type="float" office:value="0.75486225" calcext:value-type="float">
            <text:p>0,75486225</text:p>
          </table:table-cell>
          <table:table-cell table:formula="of:=AVERAGE([auc_new.H29:.H32])" office:value-type="float" office:value="0.77483725" calcext:value-type="float">
            <text:p>0,77483725</text:p>
          </table:table-cell>
          <table:table-cell table:style-name="ce12"/>
          <table:table-cell table:formula="of:=AVERAGE([auc_new.J29:.J32])" office:value-type="float" office:value="0.74723375" calcext:value-type="float">
            <text:p>0,74723375</text:p>
          </table:table-cell>
          <table:table-cell table:formula="of:=AVERAGE([auc_new.K29:.K32])" office:value-type="float" office:value="0.7464975" calcext:value-type="float">
            <text:p>0,7464975</text:p>
          </table:table-cell>
          <table:table-cell table:style-name="ce17" table:formula="of:=AVERAGE([auc_new.L29:.L32])" office:value-type="float" office:value="0.780665" calcext:value-type="float">
            <text:p>0,780665</text:p>
          </table:table-cell>
          <table:table-cell/>
          <table:table-cell table:formula="of:=AVERAGE([auc_new.N29:.N32])" office:value-type="float" office:value="0.760932" calcext:value-type="float">
            <text:p>0,760932</text:p>
          </table:table-cell>
          <table:table-cell table:formula="of:=AVERAGE([auc_new.O29:.O32])" office:value-type="float" office:value="0.7578105" calcext:value-type="float">
            <text:p>0,7578105</text:p>
          </table:table-cell>
          <table:table-cell table:style-name="ce17" table:formula="of:=AVERAGE([auc_new.P29:.P32])" office:value-type="float" office:value="0.79702275" calcext:value-type="float">
            <text:p>0,79702275</text:p>
          </table:table-cell>
          <table:table-cell/>
          <table:table-cell table:formula="of:=AVERAGE([auc_new.R29:.R32])" office:value-type="float" office:value="0.7483265" calcext:value-type="float">
            <text:p>0,7483265</text:p>
          </table:table-cell>
          <table:table-cell table:formula="of:=AVERAGE([auc_new.S29:.S32])" office:value-type="float" office:value="0.74811375" calcext:value-type="float">
            <text:p>0,74811375</text:p>
          </table:table-cell>
          <table:table-cell table:style-name="ce17" table:formula="of:=AVERAGE([auc_new.T29:.T32])" office:value-type="float" office:value="0.76876375" calcext:value-type="float">
            <text:p>0,76876375</text:p>
          </table:table-cell>
          <table:table-cell/>
          <table:table-cell table:style-name="ce12"/>
          <table:table-cell/>
          <table:table-cell table:style-name="ce16"/>
        </table:table-row>
        <table:table-row table:style-name="ro1">
          <table:table-cell table:number-columns-repeated="11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style-name="ce2"/>
          <table:table-cell table:number-columns-repeated="2"/>
          <table:table-cell table:style-name="ce16"/>
        </table:table-row>
        <table:table-row table:style-name="ro1">
          <table:table-cell table:style-name="ce2" office:value-type="string" calcext:value-type="string">
            <text:p>Average 5 minutes</text:p>
          </table:table-cell>
          <table:table-cell table:style-name="ce7" table:formula="of:=AVERAGE([auc_new.B3:.B6])" office:value-type="string" office:string-value="" calcext:value-type="error">
            <text:p>#DIV/0!</text:p>
          </table:table-cell>
          <table:table-cell table:style-name="ce7" table:formula="of:=AVERAGE([auc_new.C3:.C6])" office:value-type="string" office:string-value="" calcext:value-type="error">
            <text:p>#DIV/0!</text:p>
          </table:table-cell>
          <table:table-cell table:style-name="ce10" table:formula="of:=AVERAGE([auc_new.D3:.D6])" office:value-type="string" office:string-value="" calcext:value-type="error">
            <text:p>#DIV/0!</text:p>
          </table:table-cell>
          <table:table-cell table:style-name="ce7"/>
          <table:table-cell table:style-name="ce10" table:formula="of:=AVERAGE([auc_new.F3:.F6])" office:value-type="string" office:string-value="" calcext:value-type="error">
            <text:p>#DIV/0!</text:p>
          </table:table-cell>
          <table:table-cell table:style-name="ce7" table:formula="of:=AVERAGE([auc_new.G3:.G6])" office:value-type="string" office:string-value="" calcext:value-type="error">
            <text:p>#DIV/0!</text:p>
          </table:table-cell>
          <table:table-cell table:style-name="ce7" table:formula="of:=AVERAGE([auc_new.H3:.H6])" office:value-type="string" office:string-value="" calcext:value-type="error">
            <text:p>#DIV/0!</text:p>
          </table:table-cell>
          <table:table-cell table:style-name="ce10"/>
          <table:table-cell table:style-name="ce7" table:formula="of:=AVERAGE([auc_new.J3:.J6])" office:value-type="string" office:string-value="" calcext:value-type="error">
            <text:p>#DIV/0!</text:p>
          </table:table-cell>
          <table:table-cell table:style-name="ce7" table:formula="of:=AVERAGE([auc_new.K3:.K6])" office:value-type="string" office:string-value="" calcext:value-type="error">
            <text:p>#DIV/0!</text:p>
          </table:table-cell>
          <table:table-cell table:style-name="ce10" table:formula="of:=AVERAGE([auc_new.L3:.L6])" office:value-type="string" office:string-value="" calcext:value-type="error">
            <text:p>#DIV/0!</text:p>
          </table:table-cell>
          <table:table-cell/>
          <table:table-cell table:style-name="ce7" table:formula="of:=AVERAGE([auc_new.N3:.N6])" office:value-type="string" office:string-value="" calcext:value-type="error">
            <text:p>#DIV/0!</text:p>
          </table:table-cell>
          <table:table-cell table:style-name="ce7" table:formula="of:=AVERAGE([auc_new.O3:.O6])" office:value-type="string" office:string-value="" calcext:value-type="error">
            <text:p>#DIV/0!</text:p>
          </table:table-cell>
          <table:table-cell table:style-name="ce10" table:formula="of:=AVERAGE([auc_new.P3:.P6])" office:value-type="string" office:string-value="" calcext:value-type="error">
            <text:p>#DIV/0!</text:p>
          </table:table-cell>
          <table:table-cell/>
          <table:table-cell table:style-name="ce10" table:formula="of:=AVERAGE([auc_new.R3:.R6])" office:value-type="string" office:string-value="" calcext:value-type="error">
            <text:p>#DIV/0!</text:p>
          </table:table-cell>
          <table:table-cell table:style-name="ce7" table:formula="of:=AVERAGE([auc_new.S3:.S6])" office:value-type="string" office:string-value="" calcext:value-type="error">
            <text:p>#DIV/0!</text:p>
          </table:table-cell>
          <table:table-cell table:style-name="ce7" table:formula="of:=AVERAGE([auc_new.T3:.T6])" office:value-type="string" office:string-value="" calcext:value-type="error">
            <text:p>#DIV/0!</text:p>
          </table:table-cell>
          <table:table-cell/>
          <table:table-cell table:style-name="ce10"/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Average 15 minutes</text:p>
          </table:table-cell>
          <table:table-cell table:style-name="ce7" table:formula="of:=AVERAGE([auc_new.B8:.B11])" office:value-type="string" office:string-value="" calcext:value-type="error">
            <text:p>#DIV/0!</text:p>
          </table:table-cell>
          <table:table-cell table:style-name="ce7" table:formula="of:=AVERAGE([auc_new.C8:.C11])" office:value-type="string" office:string-value="" calcext:value-type="error">
            <text:p>#DIV/0!</text:p>
          </table:table-cell>
          <table:table-cell table:style-name="ce10" table:formula="of:=AVERAGE([auc_new.D8:.D11])" office:value-type="string" office:string-value="" calcext:value-type="error">
            <text:p>#DIV/0!</text:p>
          </table:table-cell>
          <table:table-cell table:style-name="ce7"/>
          <table:table-cell table:style-name="ce10" table:formula="of:=AVERAGE([auc_new.F8:.F11])" office:value-type="string" office:string-value="" calcext:value-type="error">
            <text:p>#DIV/0!</text:p>
          </table:table-cell>
          <table:table-cell table:style-name="ce7" table:formula="of:=AVERAGE([auc_new.G8:.G11])" office:value-type="string" office:string-value="" calcext:value-type="error">
            <text:p>#DIV/0!</text:p>
          </table:table-cell>
          <table:table-cell table:style-name="ce7" table:formula="of:=AVERAGE([auc_new.H8:.H11])" office:value-type="string" office:string-value="" calcext:value-type="error">
            <text:p>#DIV/0!</text:p>
          </table:table-cell>
          <table:table-cell table:style-name="ce10"/>
          <table:table-cell table:style-name="ce7" table:formula="of:=AVERAGE([auc_new.J8:.J11])" office:value-type="string" office:string-value="" calcext:value-type="error">
            <text:p>#DIV/0!</text:p>
          </table:table-cell>
          <table:table-cell table:style-name="ce7" table:formula="of:=AVERAGE([auc_new.K8:.K11])" office:value-type="string" office:string-value="" calcext:value-type="error">
            <text:p>#DIV/0!</text:p>
          </table:table-cell>
          <table:table-cell table:style-name="ce10" table:formula="of:=AVERAGE([auc_new.L8:.L11])" office:value-type="string" office:string-value="" calcext:value-type="error">
            <text:p>#DIV/0!</text:p>
          </table:table-cell>
          <table:table-cell/>
          <table:table-cell table:style-name="ce7" table:formula="of:=AVERAGE([auc_new.N8:.N11])" office:value-type="string" office:string-value="" calcext:value-type="error">
            <text:p>#DIV/0!</text:p>
          </table:table-cell>
          <table:table-cell table:style-name="ce7" table:formula="of:=AVERAGE([auc_new.O8:.O11])" office:value-type="string" office:string-value="" calcext:value-type="error">
            <text:p>#DIV/0!</text:p>
          </table:table-cell>
          <table:table-cell table:style-name="ce10" table:formula="of:=AVERAGE([auc_new.P8:.P11])" office:value-type="string" office:string-value="" calcext:value-type="error">
            <text:p>#DIV/0!</text:p>
          </table:table-cell>
          <table:table-cell/>
          <table:table-cell table:style-name="ce7" table:formula="of:=AVERAGE([auc_new.R8:.R11])" office:value-type="string" office:string-value="" calcext:value-type="error">
            <text:p>#DIV/0!</text:p>
          </table:table-cell>
          <table:table-cell table:style-name="ce7" table:formula="of:=AVERAGE([auc_new.S8:.S11])" office:value-type="string" office:string-value="" calcext:value-type="error">
            <text:p>#DIV/0!</text:p>
          </table:table-cell>
          <table:table-cell table:style-name="ce10" table:formula="of:=AVERAGE([auc_new.T8:.T11])" office:value-type="string" office:string-value="" calcext:value-type="error">
            <text:p>#DIV/0!</text:p>
          </table:table-cell>
          <table:table-cell/>
          <table:table-cell table:style-name="ce10"/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Average 30 minutes</text:p>
          </table:table-cell>
          <table:table-cell table:style-name="ce7" table:formula="of:=AVERAGE([auc_new.B13:.B16])" office:value-type="string" office:string-value="" calcext:value-type="error">
            <text:p>#DIV/0!</text:p>
          </table:table-cell>
          <table:table-cell table:style-name="ce7" table:formula="of:=AVERAGE([auc_new.C13:.C16])" office:value-type="string" office:string-value="" calcext:value-type="error">
            <text:p>#DIV/0!</text:p>
          </table:table-cell>
          <table:table-cell table:style-name="ce10" table:formula="of:=AVERAGE([auc_new.D13:.D16])" office:value-type="string" office:string-value="" calcext:value-type="error">
            <text:p>#DIV/0!</text:p>
          </table:table-cell>
          <table:table-cell table:style-name="ce7"/>
          <table:table-cell table:style-name="ce13" table:formula="of:=AVERAGE([auc_new.F13:.F16])" office:value-type="string" office:string-value="" calcext:value-type="error">
            <text:p>#DIV/0!</text:p>
          </table:table-cell>
          <table:table-cell table:style-name="ce7" table:formula="of:=AVERAGE([auc_new.G13:.G16])" office:value-type="string" office:string-value="" calcext:value-type="error">
            <text:p>#DIV/0!</text:p>
          </table:table-cell>
          <table:table-cell table:style-name="ce7" table:formula="of:=AVERAGE([auc_new.H13:.H16])" office:value-type="string" office:string-value="" calcext:value-type="error">
            <text:p>#DIV/0!</text:p>
          </table:table-cell>
          <table:table-cell table:style-name="ce13"/>
          <table:table-cell table:style-name="ce7" table:formula="of:=AVERAGE([auc_new.J13:.J16])" office:value-type="string" office:string-value="" calcext:value-type="error">
            <text:p>#DIV/0!</text:p>
          </table:table-cell>
          <table:table-cell table:style-name="ce7" table:formula="of:=AVERAGE([auc_new.K13:.K16])" office:value-type="string" office:string-value="" calcext:value-type="error">
            <text:p>#DIV/0!</text:p>
          </table:table-cell>
          <table:table-cell table:style-name="ce18" table:formula="of:=AVERAGE([auc_new.L13:.L16])" office:value-type="string" office:string-value="" calcext:value-type="error">
            <text:p>#DIV/0!</text:p>
          </table:table-cell>
          <table:table-cell/>
          <table:table-cell table:style-name="ce7" table:formula="of:=AVERAGE([auc_new.N13:.N16])" office:value-type="string" office:string-value="" calcext:value-type="error">
            <text:p>#DIV/0!</text:p>
          </table:table-cell>
          <table:table-cell table:style-name="ce7" table:formula="of:=AVERAGE([auc_new.O13:.O16])" office:value-type="string" office:string-value="" calcext:value-type="error">
            <text:p>#DIV/0!</text:p>
          </table:table-cell>
          <table:table-cell table:style-name="ce18" table:formula="of:=AVERAGE([auc_new.P13:.P16])" office:value-type="string" office:string-value="" calcext:value-type="error">
            <text:p>#DIV/0!</text:p>
          </table:table-cell>
          <table:table-cell/>
          <table:table-cell table:style-name="ce7" table:formula="of:=AVERAGE([auc_new.R13:.R16])" office:value-type="string" office:string-value="" calcext:value-type="error">
            <text:p>#DIV/0!</text:p>
          </table:table-cell>
          <table:table-cell table:style-name="ce7" table:formula="of:=AVERAGE([auc_new.S13:.S16])" office:value-type="string" office:string-value="" calcext:value-type="error">
            <text:p>#DIV/0!</text:p>
          </table:table-cell>
          <table:table-cell table:style-name="ce18" table:formula="of:=AVERAGE([auc_new.T13:.T16])" office:value-type="string" office:string-value="" calcext:value-type="error">
            <text:p>#DIV/0!</text:p>
          </table:table-cell>
          <table:table-cell/>
          <table:table-cell table:style-name="ce10"/>
          <table:table-cell table:style-name="ce7"/>
          <table:table-cell table:style-name="ce20"/>
        </table:table-row>
        <table:table-row table:style-name="ro1">
          <table:table-cell table:style-name="ce2" office:value-type="string" calcext:value-type="string">
            <text:p>Average 60 minutes</text:p>
          </table:table-cell>
          <table:table-cell table:style-name="ce7" table:formula="of:=AVERAGE([auc_new.B18:.B21])" office:value-type="float" office:value="0.78147225" calcext:value-type="float">
            <text:p>0,781472</text:p>
          </table:table-cell>
          <table:table-cell table:style-name="ce7" table:formula="of:=AVERAGE([auc_new.C18:.C21])" office:value-type="float" office:value="0.74273125" calcext:value-type="float">
            <text:p>0,742731</text:p>
          </table:table-cell>
          <table:table-cell table:style-name="ce10" table:formula="of:=AVERAGE([auc_new.D18:.D21])" office:value-type="float" office:value="0.79724325" calcext:value-type="float">
            <text:p>0,797243</text:p>
          </table:table-cell>
          <table:table-cell table:style-name="ce7"/>
          <table:table-cell table:style-name="ce10" table:formula="of:=AVERAGE([auc_new.F18:.F21])" office:value-type="float" office:value="0.77444025" calcext:value-type="float">
            <text:p>0,774440</text:p>
          </table:table-cell>
          <table:table-cell table:style-name="ce7" table:formula="of:=AVERAGE([auc_new.G18:.G21])" office:value-type="float" office:value="0.75486225" calcext:value-type="float">
            <text:p>0,754862</text:p>
          </table:table-cell>
          <table:table-cell table:style-name="ce7" table:formula="of:=AVERAGE([auc_new.H18:.H21])" office:value-type="float" office:value="0.77483725" calcext:value-type="float">
            <text:p>0,774837</text:p>
          </table:table-cell>
          <table:table-cell table:style-name="ce10"/>
          <table:table-cell table:style-name="ce7" table:formula="of:=AVERAGE([auc_new.J18:.J21])" office:value-type="float" office:value="0.74723375" calcext:value-type="float">
            <text:p>0,747234</text:p>
          </table:table-cell>
          <table:table-cell table:style-name="ce7" table:formula="of:=AVERAGE([auc_new.K18:.K21])" office:value-type="float" office:value="0.7464975" calcext:value-type="float">
            <text:p>0,746498</text:p>
          </table:table-cell>
          <table:table-cell table:style-name="ce10" table:formula="of:=AVERAGE([auc_new.L18:.L21])" office:value-type="float" office:value="0.780665" calcext:value-type="float">
            <text:p>0,780665</text:p>
          </table:table-cell>
          <table:table-cell/>
          <table:table-cell table:style-name="ce7" table:formula="of:=AVERAGE([auc_new.N18:.N21])" office:value-type="float" office:value="0.760932" calcext:value-type="float">
            <text:p>0,760932</text:p>
          </table:table-cell>
          <table:table-cell table:style-name="ce7" table:formula="of:=AVERAGE([auc_new.O18:.O21])" office:value-type="float" office:value="0.7578105" calcext:value-type="float">
            <text:p>0,757811</text:p>
          </table:table-cell>
          <table:table-cell table:style-name="ce10" table:formula="of:=AVERAGE([auc_new.P18:.P21])" office:value-type="float" office:value="0.79702275" calcext:value-type="float">
            <text:p>0,797023</text:p>
          </table:table-cell>
          <table:table-cell/>
          <table:table-cell table:style-name="ce7" table:formula="of:=AVERAGE([auc_new.R18:.R21])" office:value-type="float" office:value="0.7483265" calcext:value-type="float">
            <text:p>0,748327</text:p>
          </table:table-cell>
          <table:table-cell table:style-name="ce7" table:formula="of:=AVERAGE([auc_new.S18:.S21])" office:value-type="float" office:value="0.74811375" calcext:value-type="float">
            <text:p>0,748114</text:p>
          </table:table-cell>
          <table:table-cell table:style-name="ce10" table:formula="of:=AVERAGE([auc_new.T18:.T21])" office:value-type="float" office:value="0.76876375" calcext:value-type="float">
            <text:p>0,768764</text:p>
          </table:table-cell>
          <table:table-cell/>
          <table:table-cell table:style-name="ce10"/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Average No Agg</text:p>
          </table:table-cell>
          <table:table-cell table:style-name="ce7" table:formula="of:=AVERAGE([auc_new.B23:.B26])" office:value-type="string" office:string-value="" calcext:value-type="error">
            <text:p>#DIV/0!</text:p>
          </table:table-cell>
          <table:table-cell table:style-name="ce7" table:formula="of:=AVERAGE([auc_new.C23:.C26])" office:value-type="string" office:string-value="" calcext:value-type="error">
            <text:p>#DIV/0!</text:p>
          </table:table-cell>
          <table:table-cell table:style-name="ce11" table:formula="of:=AVERAGE([auc_new.D23:.D26])" office:value-type="string" office:string-value="" calcext:value-type="error">
            <text:p>#DIV/0!</text:p>
          </table:table-cell>
          <table:table-cell table:style-name="ce7"/>
          <table:table-cell table:style-name="ce7" table:formula="of:=AVERAGE([auc_new.F23:.F26])" office:value-type="string" office:string-value="" calcext:value-type="error">
            <text:p>#DIV/0!</text:p>
          </table:table-cell>
          <table:table-cell table:style-name="ce7" table:formula="of:=AVERAGE([auc_new.G23:.G26])" office:value-type="string" office:string-value="" calcext:value-type="error">
            <text:p>#DIV/0!</text:p>
          </table:table-cell>
          <table:table-cell table:style-name="ce10" table:formula="of:=AVERAGE([auc_new.H23:.H26])" office:value-type="string" office:string-value="" calcext:value-type="error">
            <text:p>#DIV/0!</text:p>
          </table:table-cell>
          <table:table-cell table:style-name="ce7"/>
          <table:table-cell table:style-name="ce7" table:formula="of:=AVERAGE([auc_new.J23:.J26])" office:value-type="string" office:string-value="" calcext:value-type="error">
            <text:p>#DIV/0!</text:p>
          </table:table-cell>
          <table:table-cell table:style-name="ce7" table:formula="of:=AVERAGE([auc_new.K23:.K26])" office:value-type="string" office:string-value="" calcext:value-type="error">
            <text:p>#DIV/0!</text:p>
          </table:table-cell>
          <table:table-cell table:style-name="ce10" table:formula="of:=AVERAGE([auc_new.L23:.L26])" office:value-type="string" office:string-value="" calcext:value-type="error">
            <text:p>#DIV/0!</text:p>
          </table:table-cell>
          <table:table-cell/>
          <table:table-cell table:style-name="ce7" table:formula="of:=AVERAGE([auc_new.N23:.N26])" office:value-type="string" office:string-value="" calcext:value-type="error">
            <text:p>#DIV/0!</text:p>
          </table:table-cell>
          <table:table-cell table:style-name="ce7" table:formula="of:=AVERAGE([auc_new.O23:.O26])" office:value-type="string" office:string-value="" calcext:value-type="error">
            <text:p>#DIV/0!</text:p>
          </table:table-cell>
          <table:table-cell table:style-name="ce10" table:formula="of:=AVERAGE([auc_new.P23:.P26])" office:value-type="string" office:string-value="" calcext:value-type="error">
            <text:p>#DIV/0!</text:p>
          </table:table-cell>
          <table:table-cell/>
          <table:table-cell table:style-name="ce7" table:formula="of:=AVERAGE([auc_new.R23:.R26])" office:value-type="string" office:string-value="" calcext:value-type="error">
            <text:p>#DIV/0!</text:p>
          </table:table-cell>
          <table:table-cell table:style-name="ce7" table:formula="of:=AVERAGE([auc_new.S23:.S26])" office:value-type="string" office:string-value="" calcext:value-type="error">
            <text:p>#DIV/0!</text:p>
          </table:table-cell>
          <table:table-cell table:style-name="ce10" table:formula="of:=AVERAGE([auc_new.T23:.T26])" office:value-type="string" office:string-value="" calcext:value-type="error">
            <text:p>#DIV/0!</text:p>
          </table:table-cell>
          <table:table-cell/>
          <table:table-cell table:style-name="ce10"/>
          <table:table-cell table:style-name="ce7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text>'</number:text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4" loext:min-decimal-places="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/00/0000</text:date>, <text:time style:data-style-name="N2" text:time-value="20:46:25.4331650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1T20:55:57.673639803</dc:date>
    <meta:editing-duration>PT4H37M29S</meta:editing-duration>
    <meta:editing-cycles>160</meta:editing-cycles>
    <meta:generator>LibreOffice/5.1.6.2$Linux_X86_64 LibreOffice_project/10m0$Build-2</meta:generator>
    <meta:document-statistic meta:table-count="5" meta:cell-count="1048" meta:object-count="0"/>
  </office:meta>
</office:document-meta>
</file>